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8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preop_standard_80</text:p>
          </table:table-cell>
          <table:table-cell office:value-type="string" calcext:value-type="string">
            <text:p>preop_highcohesion_80</text:p>
          </table:table-cell>
          <table:table-cell office:value-type="string" calcext:value-type="string">
            <text:p>preop_highcohesion_30</text:p>
          </table:table-cell>
          <table:table-cell office:value-type="string" calcext:value-type="string">
            <text:p>postop_standard_80</text:p>
          </table:table-cell>
          <table:table-cell office:value-type="string" calcext:value-type="string">
            <text:p>postop_highcohesion_80</text:p>
          </table:table-cell>
          <table:table-cell office:value-type="string" calcext:value-type="string">
            <text:p>postop_highcohesion_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.7484000000019" calcext:value-type="float">
            <text:p>75.7484000000019</text:p>
          </table:table-cell>
          <table:table-cell office:value-type="float" office:value="130.0311" calcext:value-type="float">
            <text:p>130.0311</text:p>
          </table:table-cell>
          <table:table-cell office:value-type="float" office:value="48.084099999997" calcext:value-type="float">
            <text:p>48.084099999997</text:p>
          </table:table-cell>
          <table:table-cell office:value-type="float" office:value="63.1626000000054" calcext:value-type="float">
            <text:p>63.1626000000054</text:p>
          </table:table-cell>
          <table:table-cell office:value-type="float" office:value="59.7317000000004" calcext:value-type="float">
            <text:p>59.7317000000004</text:p>
          </table:table-cell>
          <table:table-cell office:value-type="float" office:value="32.2805000000024" calcext:value-type="float">
            <text:p>32.2805000000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.2745000000038" calcext:value-type="float">
            <text:p>76.2745000000038</text:p>
          </table:table-cell>
          <table:table-cell office:value-type="float" office:value="128.745299999999" calcext:value-type="float">
            <text:p>128.745299999999</text:p>
          </table:table-cell>
          <table:table-cell office:value-type="float" office:value="46.5750999999983" calcext:value-type="float">
            <text:p>46.5750999999983</text:p>
          </table:table-cell>
          <table:table-cell office:value-type="float" office:value="47.3795999999993" calcext:value-type="float">
            <text:p>47.3795999999993</text:p>
          </table:table-cell>
          <table:table-cell office:value-type="float" office:value="61.4672000000027" calcext:value-type="float">
            <text:p>61.4672000000027</text:p>
          </table:table-cell>
          <table:table-cell office:value-type="float" office:value="30.1121000000002" calcext:value-type="float">
            <text:p>30.112100000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.6789999999963" calcext:value-type="float">
            <text:p>77.6789999999963</text:p>
          </table:table-cell>
          <table:table-cell office:value-type="float" office:value="119.426000000001" calcext:value-type="float">
            <text:p>119.426000000001</text:p>
          </table:table-cell>
          <table:table-cell office:value-type="float" office:value="48.1073000000052" calcext:value-type="float">
            <text:p>48.1073000000052</text:p>
          </table:table-cell>
          <table:table-cell office:value-type="float" office:value="60.7346999999976" calcext:value-type="float">
            <text:p>60.7346999999976</text:p>
          </table:table-cell>
          <table:table-cell office:value-type="float" office:value="49.5281999999975" calcext:value-type="float">
            <text:p>49.5281999999975</text:p>
          </table:table-cell>
          <table:table-cell office:value-type="float" office:value="32.7812999999999" calcext:value-type="float">
            <text:p>32.7812999999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.3418000000041" calcext:value-type="float">
            <text:p>81.3418000000041</text:p>
          </table:table-cell>
          <table:table-cell office:value-type="float" office:value="131.611899999999" calcext:value-type="float">
            <text:p>131.611899999999</text:p>
          </table:table-cell>
          <table:table-cell office:value-type="float" office:value="48.6153999999956" calcext:value-type="float">
            <text:p>48.6153999999956</text:p>
          </table:table-cell>
          <table:table-cell office:value-type="float" office:value="49.4203000000013" calcext:value-type="float">
            <text:p>49.4203000000013</text:p>
          </table:table-cell>
          <table:table-cell office:value-type="float" office:value="61.0953000000052" calcext:value-type="float">
            <text:p>61.0953000000052</text:p>
          </table:table-cell>
          <table:table-cell office:value-type="float" office:value="29.6576999999978" calcext:value-type="float">
            <text:p>29.65769999999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.9027000000003" calcext:value-type="float">
            <text:p>75.9027000000003</text:p>
          </table:table-cell>
          <table:table-cell office:value-type="float" office:value="127.2056" calcext:value-type="float">
            <text:p>127.2056</text:p>
          </table:table-cell>
          <table:table-cell office:value-type="float" office:value="43.8043999999991" calcext:value-type="float">
            <text:p>43.8043999999991</text:p>
          </table:table-cell>
          <table:table-cell office:value-type="float" office:value="60.3736999999995" calcext:value-type="float">
            <text:p>60.3736999999995</text:p>
          </table:table-cell>
          <table:table-cell office:value-type="float" office:value="61.1993999999996" calcext:value-type="float">
            <text:p>61.1993999999996</text:p>
          </table:table-cell>
          <table:table-cell office:value-type="float" office:value="29.7628000000003" calcext:value-type="float">
            <text:p>29.7628000000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.4183999999945" calcext:value-type="float">
            <text:p>79.4183999999945</text:p>
          </table:table-cell>
          <table:table-cell office:value-type="float" office:value="129.592900000002" calcext:value-type="float">
            <text:p>129.592900000002</text:p>
          </table:table-cell>
          <table:table-cell office:value-type="float" office:value="48.4413000000004" calcext:value-type="float">
            <text:p>48.4413000000004</text:p>
          </table:table-cell>
          <table:table-cell office:value-type="float" office:value="48.8823000000025" calcext:value-type="float">
            <text:p>48.8823000000025</text:p>
          </table:table-cell>
          <table:table-cell office:value-type="float" office:value="50.1219000000006" calcext:value-type="float">
            <text:p>50.1219000000006</text:p>
          </table:table-cell>
          <table:table-cell office:value-type="float" office:value="29.8771000000002" calcext:value-type="float">
            <text:p>29.8771000000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.4339000000049" calcext:value-type="float">
            <text:p>76.4339000000049</text:p>
          </table:table-cell>
          <table:table-cell office:value-type="float" office:value="125.667399999998" calcext:value-type="float">
            <text:p>125.667399999998</text:p>
          </table:table-cell>
          <table:table-cell office:value-type="float" office:value="47.0986999999994" calcext:value-type="float">
            <text:p>47.0986999999994</text:p>
          </table:table-cell>
          <table:table-cell office:value-type="float" office:value="60.3727999999961" calcext:value-type="float">
            <text:p>60.3727999999961</text:p>
          </table:table-cell>
          <table:table-cell office:value-type="float" office:value="63.5486999999984" calcext:value-type="float">
            <text:p>63.5486999999984</text:p>
          </table:table-cell>
          <table:table-cell office:value-type="float" office:value="31.3818000000019" calcext:value-type="float">
            <text:p>31.38180000000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4.933399999998" calcext:value-type="float">
            <text:p>114.933399999998</text:p>
          </table:table-cell>
          <table:table-cell office:value-type="float" office:value="132.346900000002" calcext:value-type="float">
            <text:p>132.346900000002</text:p>
          </table:table-cell>
          <table:table-cell office:value-type="float" office:value="45.2233000000035" calcext:value-type="float">
            <text:p>45.2233000000035</text:p>
          </table:table-cell>
          <table:table-cell office:value-type="float" office:value="62.9593000000028" calcext:value-type="float">
            <text:p>62.9593000000028</text:p>
          </table:table-cell>
          <table:table-cell office:value-type="float" office:value="60.8630999999988" calcext:value-type="float">
            <text:p>60.8630999999988</text:p>
          </table:table-cell>
          <table:table-cell office:value-type="float" office:value="32.1730000000002" calcext:value-type="float">
            <text:p>32.1730000000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.2255000000018" calcext:value-type="float">
            <text:p>72.2255000000018</text:p>
          </table:table-cell>
          <table:table-cell office:value-type="float" office:value="148.479399999999" calcext:value-type="float">
            <text:p>148.479399999999</text:p>
          </table:table-cell>
          <table:table-cell office:value-type="float" office:value="47.0185000000001" calcext:value-type="float">
            <text:p>47.0185000000001</text:p>
          </table:table-cell>
          <table:table-cell office:value-type="float" office:value="51.3677000000001" calcext:value-type="float">
            <text:p>51.3677000000001</text:p>
          </table:table-cell>
          <table:table-cell office:value-type="float" office:value="61.6555000000005" calcext:value-type="float">
            <text:p>61.6555000000005</text:p>
          </table:table-cell>
          <table:table-cell office:value-type="float" office:value="30.1165999999995" calcext:value-type="float">
            <text:p>30.11659999999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.5779999999956" calcext:value-type="float">
            <text:p>80.5779999999956</text:p>
          </table:table-cell>
          <table:table-cell office:value-type="float" office:value="135.4109" calcext:value-type="float">
            <text:p>135.4109</text:p>
          </table:table-cell>
          <table:table-cell office:value-type="float" office:value="46.9685999999996" calcext:value-type="float">
            <text:p>46.9685999999996</text:p>
          </table:table-cell>
          <table:table-cell office:value-type="float" office:value="60.9155000000001" calcext:value-type="float">
            <text:p>60.9155000000001</text:p>
          </table:table-cell>
          <table:table-cell office:value-type="float" office:value="61.5682999999976" calcext:value-type="float">
            <text:p>61.5682999999976</text:p>
          </table:table-cell>
          <table:table-cell office:value-type="float" office:value="31.8104999999989" calcext:value-type="float">
            <text:p>31.81049999999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.275200000005" calcext:value-type="float">
            <text:p>79.275200000005</text:p>
          </table:table-cell>
          <table:table-cell office:value-type="float" office:value="143.7417" calcext:value-type="float">
            <text:p>143.7417</text:p>
          </table:table-cell>
          <table:table-cell office:value-type="float" office:value="44.8592999999988" calcext:value-type="float">
            <text:p>44.8592999999988</text:p>
          </table:table-cell>
          <table:table-cell office:value-type="float" office:value="49.6984999999981" calcext:value-type="float">
            <text:p>49.6984999999981</text:p>
          </table:table-cell>
          <table:table-cell office:value-type="float" office:value="63.829400000003" calcext:value-type="float">
            <text:p>63.829400000003</text:p>
          </table:table-cell>
          <table:table-cell office:value-type="float" office:value="33.8272000000011" calcext:value-type="float">
            <text:p>33.827200000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.2467999999951" calcext:value-type="float">
            <text:p>75.2467999999951</text:p>
          </table:table-cell>
          <table:table-cell office:value-type="float" office:value="140.9181" calcext:value-type="float">
            <text:p>140.9181</text:p>
          </table:table-cell>
          <table:table-cell office:value-type="float" office:value="49.6073999999993" calcext:value-type="float">
            <text:p>49.6073999999993</text:p>
          </table:table-cell>
          <table:table-cell office:value-type="float" office:value="59.1363999999999" calcext:value-type="float">
            <text:p>59.1363999999999</text:p>
          </table:table-cell>
          <table:table-cell office:value-type="float" office:value="47.8729999999956" calcext:value-type="float">
            <text:p>47.8729999999956</text:p>
          </table:table-cell>
          <table:table-cell office:value-type="float" office:value="30.6378999999986" calcext:value-type="float">
            <text:p>30.63789999999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.3313000000021" calcext:value-type="float">
            <text:p>78.3313000000021</text:p>
          </table:table-cell>
          <table:table-cell office:value-type="float" office:value="138.521099999998" calcext:value-type="float">
            <text:p>138.521099999998</text:p>
          </table:table-cell>
          <table:table-cell office:value-type="float" office:value="43.2002000000011" calcext:value-type="float">
            <text:p>43.2002000000011</text:p>
          </table:table-cell>
          <table:table-cell office:value-type="float" office:value="62.1627000000018" calcext:value-type="float">
            <text:p>62.1627000000018</text:p>
          </table:table-cell>
          <table:table-cell office:value-type="float" office:value="63.0794000000066" calcext:value-type="float">
            <text:p>63.0794000000066</text:p>
          </table:table-cell>
          <table:table-cell office:value-type="float" office:value="31.4356999999994" calcext:value-type="float">
            <text:p>31.43569999999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2623999999975" calcext:value-type="float">
            <text:p>79.2623999999975</text:p>
          </table:table-cell>
          <table:table-cell office:value-type="float" office:value="137.089799999998" calcext:value-type="float">
            <text:p>137.089799999998</text:p>
          </table:table-cell>
          <table:table-cell office:value-type="float" office:value="48.2937999999962" calcext:value-type="float">
            <text:p>48.2937999999962</text:p>
          </table:table-cell>
          <table:table-cell office:value-type="float" office:value="48.8621000000009" calcext:value-type="float">
            <text:p>48.8621000000009</text:p>
          </table:table-cell>
          <table:table-cell office:value-type="float" office:value="61.5261999999959" calcext:value-type="float">
            <text:p>61.5261999999959</text:p>
          </table:table-cell>
          <table:table-cell office:value-type="float" office:value="31.6334000000005" calcext:value-type="float">
            <text:p>31.6334000000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.939400000003" calcext:value-type="float">
            <text:p>78.939400000003</text:p>
          </table:table-cell>
          <table:table-cell office:value-type="float" office:value="137.263000000004" calcext:value-type="float">
            <text:p>137.263000000004</text:p>
          </table:table-cell>
          <table:table-cell office:value-type="float" office:value="47.5436000000045" calcext:value-type="float">
            <text:p>47.5436000000045</text:p>
          </table:table-cell>
          <table:table-cell office:value-type="float" office:value="47.4202999999989" calcext:value-type="float">
            <text:p>47.4202999999989</text:p>
          </table:table-cell>
          <table:table-cell office:value-type="float" office:value="60.7834999999994" calcext:value-type="float">
            <text:p>60.7834999999994</text:p>
          </table:table-cell>
          <table:table-cell office:value-type="float" office:value="31.174" calcext:value-type="float">
            <text:p>31.1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9.7641999999996" calcext:value-type="float">
            <text:p>79.7641999999996</text:p>
          </table:table-cell>
          <table:table-cell office:value-type="float" office:value="132.832899999997" calcext:value-type="float">
            <text:p>132.832899999997</text:p>
          </table:table-cell>
          <table:table-cell office:value-type="float" office:value="62.0632999999984" calcext:value-type="float">
            <text:p>62.0632999999984</text:p>
          </table:table-cell>
          <table:table-cell office:value-type="float" office:value="47.9580999999953" calcext:value-type="float">
            <text:p>47.9580999999953</text:p>
          </table:table-cell>
          <table:table-cell office:value-type="float" office:value="50.7515999999981" calcext:value-type="float">
            <text:p>50.7515999999981</text:p>
          </table:table-cell>
          <table:table-cell office:value-type="float" office:value="32.3920000000015" calcext:value-type="float">
            <text:p>32.3920000000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.3266999999979" calcext:value-type="float">
            <text:p>72.3266999999979</text:p>
          </table:table-cell>
          <table:table-cell office:value-type="float" office:value="128.195000000005" calcext:value-type="float">
            <text:p>128.195000000005</text:p>
          </table:table-cell>
          <table:table-cell office:value-type="float" office:value="49.2409000000009" calcext:value-type="float">
            <text:p>49.2409000000009</text:p>
          </table:table-cell>
          <table:table-cell office:value-type="float" office:value="64.3729000000022" calcext:value-type="float">
            <text:p>64.3729000000022</text:p>
          </table:table-cell>
          <table:table-cell office:value-type="float" office:value="58.7292000000019" calcext:value-type="float">
            <text:p>58.7292000000019</text:p>
          </table:table-cell>
          <table:table-cell office:value-type="float" office:value="31.8140999999983" calcext:value-type="float">
            <text:p>31.81409999999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.7754000000027" calcext:value-type="float">
            <text:p>82.7754000000027</text:p>
          </table:table-cell>
          <table:table-cell office:value-type="float" office:value="146.110199999995" calcext:value-type="float">
            <text:p>146.110199999995</text:p>
          </table:table-cell>
          <table:table-cell office:value-type="float" office:value="47.9999000000007" calcext:value-type="float">
            <text:p>47.9999000000007</text:p>
          </table:table-cell>
          <table:table-cell office:value-type="float" office:value="61.6732000000013" calcext:value-type="float">
            <text:p>61.6732000000013</text:p>
          </table:table-cell>
          <table:table-cell office:value-type="float" office:value="48.0615000000029" calcext:value-type="float">
            <text:p>48.0615000000029</text:p>
          </table:table-cell>
          <table:table-cell office:value-type="float" office:value="31.7700000000016" calcext:value-type="float">
            <text:p>31.7700000000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.6868999999986" calcext:value-type="float">
            <text:p>76.6868999999986</text:p>
          </table:table-cell>
          <table:table-cell office:value-type="float" office:value="129.795200000004" calcext:value-type="float">
            <text:p>129.795200000004</text:p>
          </table:table-cell>
          <table:table-cell office:value-type="float" office:value="47.1092000000013" calcext:value-type="float">
            <text:p>47.1092000000013</text:p>
          </table:table-cell>
          <table:table-cell office:value-type="float" office:value="54.2288999999983" calcext:value-type="float">
            <text:p>54.2288999999983</text:p>
          </table:table-cell>
          <table:table-cell office:value-type="float" office:value="61.0108999999994" calcext:value-type="float">
            <text:p>61.0108999999994</text:p>
          </table:table-cell>
          <table:table-cell office:value-type="float" office:value="33.2547999999981" calcext:value-type="float">
            <text:p>33.25479999999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.2943000000032" calcext:value-type="float">
            <text:p>78.2943000000032</text:p>
          </table:table-cell>
          <table:table-cell office:value-type="float" office:value="133.0496" calcext:value-type="float">
            <text:p>133.0496</text:p>
          </table:table-cell>
          <table:table-cell office:value-type="float" office:value="45.8147000000011" calcext:value-type="float">
            <text:p>45.8147000000011</text:p>
          </table:table-cell>
          <table:table-cell office:value-type="float" office:value="55.3146000000027" calcext:value-type="float">
            <text:p>55.3146000000027</text:p>
          </table:table-cell>
          <table:table-cell office:value-type="float" office:value="62.1630999999994" calcext:value-type="float">
            <text:p>62.1630999999994</text:p>
          </table:table-cell>
          <table:table-cell office:value-type="float" office:value="31.3882000000021" calcext:value-type="float">
            <text:p>31.3882000000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.024699999998" calcext:value-type="float">
            <text:p>79.024699999998</text:p>
          </table:table-cell>
          <table:table-cell office:value-type="float" office:value="148.527000000001" calcext:value-type="float">
            <text:p>148.527000000001</text:p>
          </table:table-cell>
          <table:table-cell office:value-type="float" office:value="48.2265999999996" calcext:value-type="float">
            <text:p>48.2265999999996</text:p>
          </table:table-cell>
          <table:table-cell office:value-type="float" office:value="48.4593999999987" calcext:value-type="float">
            <text:p>48.4593999999987</text:p>
          </table:table-cell>
          <table:table-cell office:value-type="float" office:value="63.0017000000009" calcext:value-type="float">
            <text:p>63.0017000000009</text:p>
          </table:table-cell>
          <table:table-cell office:value-type="float" office:value="30.1568999999979" calcext:value-type="float">
            <text:p>30.15689999999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6716999999987" calcext:value-type="float">
            <text:p>79.6716999999987</text:p>
          </table:table-cell>
          <table:table-cell office:value-type="float" office:value="133.157599999997" calcext:value-type="float">
            <text:p>133.157599999997</text:p>
          </table:table-cell>
          <table:table-cell office:value-type="float" office:value="44.4166999999993" calcext:value-type="float">
            <text:p>44.4166999999993</text:p>
          </table:table-cell>
          <table:table-cell office:value-type="float" office:value="62.3199999999997" calcext:value-type="float">
            <text:p>62.3199999999997</text:p>
          </table:table-cell>
          <table:table-cell office:value-type="float" office:value="61.2794999999977" calcext:value-type="float">
            <text:p>61.2794999999977</text:p>
          </table:table-cell>
          <table:table-cell office:value-type="float" office:value="30.4496000000007" calcext:value-type="float">
            <text:p>30.44960000000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0.1322000000013" calcext:value-type="float">
            <text:p>80.1322000000013</text:p>
          </table:table-cell>
          <table:table-cell office:value-type="float" office:value="144.864800000001" calcext:value-type="float">
            <text:p>144.864800000001</text:p>
          </table:table-cell>
          <table:table-cell office:value-type="float" office:value="48.668499999998" calcext:value-type="float">
            <text:p>48.668499999998</text:p>
          </table:table-cell>
          <table:table-cell office:value-type="float" office:value="48.0744999999985" calcext:value-type="float">
            <text:p>48.0744999999985</text:p>
          </table:table-cell>
          <table:table-cell office:value-type="float" office:value="62.8385999999992" calcext:value-type="float">
            <text:p>62.8385999999992</text:p>
          </table:table-cell>
          <table:table-cell office:value-type="float" office:value="29.9201999999994" calcext:value-type="float">
            <text:p>29.92019999999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1.3686999999987" calcext:value-type="float">
            <text:p>81.3686999999987</text:p>
          </table:table-cell>
          <table:table-cell office:value-type="float" office:value="144.412599999995" calcext:value-type="float">
            <text:p>144.412599999995</text:p>
          </table:table-cell>
          <table:table-cell office:value-type="float" office:value="48.160799999998" calcext:value-type="float">
            <text:p>48.160799999998</text:p>
          </table:table-cell>
          <table:table-cell office:value-type="float" office:value="59.6797999999978" calcext:value-type="float">
            <text:p>59.6797999999978</text:p>
          </table:table-cell>
          <table:table-cell office:value-type="float" office:value="63.8542000000015" calcext:value-type="float">
            <text:p>63.8542000000015</text:p>
          </table:table-cell>
          <table:table-cell office:value-type="float" office:value="32.1092000000007" calcext:value-type="float">
            <text:p>32.10920000000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.444100000001" calcext:value-type="float">
            <text:p>77.444100000001</text:p>
          </table:table-cell>
          <table:table-cell office:value-type="float" office:value="137.353000000005" calcext:value-type="float">
            <text:p>137.353000000005</text:p>
          </table:table-cell>
          <table:table-cell office:value-type="float" office:value="44.7909000000024" calcext:value-type="float">
            <text:p>44.7909000000024</text:p>
          </table:table-cell>
          <table:table-cell office:value-type="float" office:value="49.4795000000039" calcext:value-type="float">
            <text:p>49.4795000000039</text:p>
          </table:table-cell>
          <table:table-cell office:value-type="float" office:value="60.8715999999987" calcext:value-type="float">
            <text:p>60.8715999999987</text:p>
          </table:table-cell>
          <table:table-cell office:value-type="float" office:value="31.371" calcext:value-type="float">
            <text:p>31.3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.5512000000022" calcext:value-type="float">
            <text:p>80.5512000000022</text:p>
          </table:table-cell>
          <table:table-cell office:value-type="float" office:value="143.192399999997" calcext:value-type="float">
            <text:p>143.192399999997</text:p>
          </table:table-cell>
          <table:table-cell office:value-type="float" office:value="48.0491000000001" calcext:value-type="float">
            <text:p>48.0491000000001</text:p>
          </table:table-cell>
          <table:table-cell office:value-type="float" office:value="47.3987999999963" calcext:value-type="float">
            <text:p>47.3987999999963</text:p>
          </table:table-cell>
          <table:table-cell office:value-type="float" office:value="61.2065000000044" calcext:value-type="float">
            <text:p>61.2065000000044</text:p>
          </table:table-cell>
          <table:table-cell office:value-type="float" office:value="33.8601000000018" calcext:value-type="float">
            <text:p>33.8601000000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.5444999999971" calcext:value-type="float">
            <text:p>76.5444999999971</text:p>
          </table:table-cell>
          <table:table-cell office:value-type="float" office:value="142.5622" calcext:value-type="float">
            <text:p>142.5622</text:p>
          </table:table-cell>
          <table:table-cell office:value-type="float" office:value="47.0191" calcext:value-type="float">
            <text:p>47.0191</text:p>
          </table:table-cell>
          <table:table-cell office:value-type="float" office:value="61.6583000000048" calcext:value-type="float">
            <text:p>61.6583000000048</text:p>
          </table:table-cell>
          <table:table-cell office:value-type="float" office:value="62.9656999999995" calcext:value-type="float">
            <text:p>62.9656999999995</text:p>
          </table:table-cell>
          <table:table-cell office:value-type="float" office:value="29.1511" calcext:value-type="float">
            <text:p>29.15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9.5968999999985" calcext:value-type="float">
            <text:p>79.5968999999985</text:p>
          </table:table-cell>
          <table:table-cell office:value-type="float" office:value="142.308499999999" calcext:value-type="float">
            <text:p>142.308499999999</text:p>
          </table:table-cell>
          <table:table-cell office:value-type="float" office:value="49.6416000000011" calcext:value-type="float">
            <text:p>49.6416000000011</text:p>
          </table:table-cell>
          <table:table-cell office:value-type="float" office:value="61.2592999999961" calcext:value-type="float">
            <text:p>61.2592999999961</text:p>
          </table:table-cell>
          <table:table-cell office:value-type="float" office:value="48.8888000000003" calcext:value-type="float">
            <text:p>48.8888000000003</text:p>
          </table:table-cell>
          <table:table-cell office:value-type="float" office:value="31.9506999999994" calcext:value-type="float">
            <text:p>31.95069999999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8.2339000000007" calcext:value-type="float">
            <text:p>78.2339000000007</text:p>
          </table:table-cell>
          <table:table-cell office:value-type="float" office:value="142.424800000001" calcext:value-type="float">
            <text:p>142.424800000001</text:p>
          </table:table-cell>
          <table:table-cell office:value-type="float" office:value="43.8511999999989" calcext:value-type="float">
            <text:p>43.8511999999989</text:p>
          </table:table-cell>
          <table:table-cell office:value-type="float" office:value="49.6258000000012" calcext:value-type="float">
            <text:p>49.6258000000012</text:p>
          </table:table-cell>
          <table:table-cell office:value-type="float" office:value="61.9328999999951" calcext:value-type="float">
            <text:p>61.9328999999951</text:p>
          </table:table-cell>
          <table:table-cell office:value-type="float" office:value="31.5191000000006" calcext:value-type="float">
            <text:p>31.51910000000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.1337000000022" calcext:value-type="float">
            <text:p>78.1337000000022</text:p>
          </table:table-cell>
          <table:table-cell office:value-type="float" office:value="144.108600000003" calcext:value-type="float">
            <text:p>144.108600000003</text:p>
          </table:table-cell>
          <table:table-cell office:value-type="float" office:value="46.1871999999985" calcext:value-type="float">
            <text:p>46.1871999999985</text:p>
          </table:table-cell>
          <table:table-cell office:value-type="float" office:value="61.3767000000038" calcext:value-type="float">
            <text:p>61.3767000000038</text:p>
          </table:table-cell>
          <table:table-cell office:value-type="float" office:value="62.0542999999998" calcext:value-type="float">
            <text:p>62.0542999999998</text:p>
          </table:table-cell>
          <table:table-cell office:value-type="float" office:value="31.0154999999988" calcext:value-type="float">
            <text:p>31.01549999999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1.1466999999979" calcext:value-type="float">
            <text:p>81.1466999999979</text:p>
          </table:table-cell>
          <table:table-cell office:value-type="float" office:value="142.583799999997" calcext:value-type="float">
            <text:p>142.583799999997</text:p>
          </table:table-cell>
          <table:table-cell office:value-type="float" office:value="48.1227000000004" calcext:value-type="float">
            <text:p>48.1227000000004</text:p>
          </table:table-cell>
          <table:table-cell office:value-type="float" office:value="63.3946999999964" calcext:value-type="float">
            <text:p>63.3946999999964</text:p>
          </table:table-cell>
          <table:table-cell office:value-type="float" office:value="60.1966000000047" calcext:value-type="float">
            <text:p>60.1966000000047</text:p>
          </table:table-cell>
          <table:table-cell office:value-type="float" office:value="30.4691000000012" calcext:value-type="float">
            <text:p>30.46910000000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.2836000000013" calcext:value-type="float">
            <text:p>80.2836000000013</text:p>
          </table:table-cell>
          <table:table-cell office:value-type="float" office:value="155.354900000006" calcext:value-type="float">
            <text:p>155.354900000006</text:p>
          </table:table-cell>
          <table:table-cell office:value-type="float" office:value="47.2292000000039" calcext:value-type="float">
            <text:p>47.2292000000039</text:p>
          </table:table-cell>
          <table:table-cell office:value-type="float" office:value="60.7182999999978" calcext:value-type="float">
            <text:p>60.7182999999978</text:p>
          </table:table-cell>
          <table:table-cell office:value-type="float" office:value="63.3811000000009" calcext:value-type="float">
            <text:p>63.3811000000009</text:p>
          </table:table-cell>
          <table:table-cell office:value-type="float" office:value="31.2868000000002" calcext:value-type="float">
            <text:p>31.28680000000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8.679600000001" calcext:value-type="float">
            <text:p>78.679600000001</text:p>
          </table:table-cell>
          <table:table-cell office:value-type="float" office:value="146.106799999998" calcext:value-type="float">
            <text:p>146.106799999998</text:p>
          </table:table-cell>
          <table:table-cell office:value-type="float" office:value="46.7154999999977" calcext:value-type="float">
            <text:p>46.7154999999977</text:p>
          </table:table-cell>
          <table:table-cell office:value-type="float" office:value="49.3719000000041" calcext:value-type="float">
            <text:p>49.3719000000041</text:p>
          </table:table-cell>
          <table:table-cell office:value-type="float" office:value="62.6419999999968" calcext:value-type="float">
            <text:p>62.6419999999968</text:p>
          </table:table-cell>
          <table:table-cell office:value-type="float" office:value="31.9683999999967" calcext:value-type="float">
            <text:p>31.96839999999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6.4135999999951" calcext:value-type="float">
            <text:p>76.4135999999951</text:p>
          </table:table-cell>
          <table:table-cell office:value-type="float" office:value="139.472699999999" calcext:value-type="float">
            <text:p>139.472699999999</text:p>
          </table:table-cell>
          <table:table-cell office:value-type="float" office:value="46.2729999999993" calcext:value-type="float">
            <text:p>46.2729999999993</text:p>
          </table:table-cell>
          <table:table-cell office:value-type="float" office:value="59.2248999999967" calcext:value-type="float">
            <text:p>59.2248999999967</text:p>
          </table:table-cell>
          <table:table-cell office:value-type="float" office:value="61.1606000000009" calcext:value-type="float">
            <text:p>61.1606000000009</text:p>
          </table:table-cell>
          <table:table-cell office:value-type="float" office:value="32.1430000000014" calcext:value-type="float">
            <text:p>32.14300000000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.5910000000031" calcext:value-type="float">
            <text:p>81.5910000000031</text:p>
          </table:table-cell>
          <table:table-cell office:value-type="float" office:value="144.521400000002" calcext:value-type="float">
            <text:p>144.521400000002</text:p>
          </table:table-cell>
          <table:table-cell office:value-type="float" office:value="45.6130999999971" calcext:value-type="float">
            <text:p>45.6130999999971</text:p>
          </table:table-cell>
          <table:table-cell office:value-type="float" office:value="53.9598000000012" calcext:value-type="float">
            <text:p>53.9598000000012</text:p>
          </table:table-cell>
          <table:table-cell office:value-type="float" office:value="63.0274999999969" calcext:value-type="float">
            <text:p>63.0274999999969</text:p>
          </table:table-cell>
          <table:table-cell office:value-type="float" office:value="31.366300000002" calcext:value-type="float">
            <text:p>31.3663000000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8.5720000000012" calcext:value-type="float">
            <text:p>78.5720000000012</text:p>
          </table:table-cell>
          <table:table-cell office:value-type="float" office:value="149.330499999998" calcext:value-type="float">
            <text:p>149.330499999998</text:p>
          </table:table-cell>
          <table:table-cell office:value-type="float" office:value="46.8479000000031" calcext:value-type="float">
            <text:p>46.8479000000031</text:p>
          </table:table-cell>
          <table:table-cell office:value-type="float" office:value="57.2242000000003" calcext:value-type="float">
            <text:p>57.2242000000003</text:p>
          </table:table-cell>
          <table:table-cell office:value-type="float" office:value="48.8627000000008" calcext:value-type="float">
            <text:p>48.8627000000008</text:p>
          </table:table-cell>
          <table:table-cell office:value-type="float" office:value="30.4273999999971" calcext:value-type="float">
            <text:p>30.42739999999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0.4667000000023" calcext:value-type="float">
            <text:p>80.4667000000023</text:p>
          </table:table-cell>
          <table:table-cell office:value-type="float" office:value="136.202699999998" calcext:value-type="float">
            <text:p>136.202699999998</text:p>
          </table:table-cell>
          <table:table-cell office:value-type="float" office:value="47.7100000000021" calcext:value-type="float">
            <text:p>47.7100000000021</text:p>
          </table:table-cell>
          <table:table-cell office:value-type="float" office:value="50.1588999999996" calcext:value-type="float">
            <text:p>50.1588999999996</text:p>
          </table:table-cell>
          <table:table-cell office:value-type="float" office:value="59.7610000000017" calcext:value-type="float">
            <text:p>59.7610000000017</text:p>
          </table:table-cell>
          <table:table-cell office:value-type="float" office:value="30.8616000000015" calcext:value-type="float">
            <text:p>30.8616000000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5.8183999999957" calcext:value-type="float">
            <text:p>75.8183999999957</text:p>
          </table:table-cell>
          <table:table-cell office:value-type="float" office:value="145.6625" calcext:value-type="float">
            <text:p>145.6625</text:p>
          </table:table-cell>
          <table:table-cell office:value-type="float" office:value="47.1260999999998" calcext:value-type="float">
            <text:p>47.1260999999998</text:p>
          </table:table-cell>
          <table:table-cell office:value-type="float" office:value="58.159400000001" calcext:value-type="float">
            <text:p>58.159400000001</text:p>
          </table:table-cell>
          <table:table-cell office:value-type="float" office:value="61.9695999999976" calcext:value-type="float">
            <text:p>61.9695999999976</text:p>
          </table:table-cell>
          <table:table-cell office:value-type="float" office:value="30.5569999999982" calcext:value-type="float">
            <text:p>30.55699999999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7.6773999999989" calcext:value-type="float">
            <text:p>77.6773999999989</text:p>
          </table:table-cell>
          <table:table-cell office:value-type="float" office:value="139.709799999999" calcext:value-type="float">
            <text:p>139.709799999999</text:p>
          </table:table-cell>
          <table:table-cell office:value-type="float" office:value="46.588100000001" calcext:value-type="float">
            <text:p>46.588100000001</text:p>
          </table:table-cell>
          <table:table-cell office:value-type="float" office:value="62.6164999999972" calcext:value-type="float">
            <text:p>62.6164999999972</text:p>
          </table:table-cell>
          <table:table-cell office:value-type="float" office:value="50.6286000000031" calcext:value-type="float">
            <text:p>50.6286000000031</text:p>
          </table:table-cell>
          <table:table-cell office:value-type="float" office:value="29.3520000000029" calcext:value-type="float">
            <text:p>29.35200000000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.5769000000016" calcext:value-type="float">
            <text:p>78.5769000000016</text:p>
          </table:table-cell>
          <table:table-cell office:value-type="float" office:value="146.6803" calcext:value-type="float">
            <text:p>146.6803</text:p>
          </table:table-cell>
          <table:table-cell office:value-type="float" office:value="46.8349999999944" calcext:value-type="float">
            <text:p>46.8349999999944</text:p>
          </table:table-cell>
          <table:table-cell office:value-type="float" office:value="49.0607999999995" calcext:value-type="float">
            <text:p>49.0607999999995</text:p>
          </table:table-cell>
          <table:table-cell office:value-type="float" office:value="61.655199999997" calcext:value-type="float">
            <text:p>61.655199999997</text:p>
          </table:table-cell>
          <table:table-cell office:value-type="float" office:value="32.0180999999984" calcext:value-type="float">
            <text:p>32.01809999999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0.5918000000006" calcext:value-type="float">
            <text:p>80.5918000000006</text:p>
          </table:table-cell>
          <table:table-cell office:value-type="float" office:value="133.558100000002" calcext:value-type="float">
            <text:p>133.558100000002</text:p>
          </table:table-cell>
          <table:table-cell office:value-type="float" office:value="45.3899000000035" calcext:value-type="float">
            <text:p>45.3899000000035</text:p>
          </table:table-cell>
          <table:table-cell office:value-type="float" office:value="61.4320000000035" calcext:value-type="float">
            <text:p>61.4320000000035</text:p>
          </table:table-cell>
          <table:table-cell office:value-type="float" office:value="62.852300000003" calcext:value-type="float">
            <text:p>62.852300000003</text:p>
          </table:table-cell>
          <table:table-cell office:value-type="float" office:value="28.5490000000017" calcext:value-type="float">
            <text:p>28.54900000000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0.8608000000035" calcext:value-type="float">
            <text:p>80.8608000000035</text:p>
          </table:table-cell>
          <table:table-cell office:value-type="float" office:value="142.5105" calcext:value-type="float">
            <text:p>142.5105</text:p>
          </table:table-cell>
          <table:table-cell office:value-type="float" office:value="47.7039000000019" calcext:value-type="float">
            <text:p>47.7039000000019</text:p>
          </table:table-cell>
          <table:table-cell office:value-type="float" office:value="60.2637000000001" calcext:value-type="float">
            <text:p>60.2637000000001</text:p>
          </table:table-cell>
          <table:table-cell office:value-type="float" office:value="61.2266999999989" calcext:value-type="float">
            <text:p>61.2266999999989</text:p>
          </table:table-cell>
          <table:table-cell office:value-type="float" office:value="32.7767999999971" calcext:value-type="float">
            <text:p>32.77679999999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7.2977999999966" calcext:value-type="float">
            <text:p>77.2977999999966</text:p>
          </table:table-cell>
          <table:table-cell office:value-type="float" office:value="144.219100000001" calcext:value-type="float">
            <text:p>144.219100000001</text:p>
          </table:table-cell>
          <table:table-cell office:value-type="float" office:value="49.1486999999964" calcext:value-type="float">
            <text:p>49.1486999999964</text:p>
          </table:table-cell>
          <table:table-cell office:value-type="float" office:value="62.3756000000029" calcext:value-type="float">
            <text:p>62.3756000000029</text:p>
          </table:table-cell>
          <table:table-cell office:value-type="float" office:value="61.6531000000009" calcext:value-type="float">
            <text:p>61.6531000000009</text:p>
          </table:table-cell>
          <table:table-cell office:value-type="float" office:value="32.7663999999999" calcext:value-type="float">
            <text:p>32.7663999999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0.1261000000011" calcext:value-type="float">
            <text:p>80.1261000000011</text:p>
          </table:table-cell>
          <table:table-cell office:value-type="float" office:value="146.780499999998" calcext:value-type="float">
            <text:p>146.780499999998</text:p>
          </table:table-cell>
          <table:table-cell office:value-type="float" office:value="47.0851999999979" calcext:value-type="float">
            <text:p>47.0851999999979</text:p>
          </table:table-cell>
          <table:table-cell office:value-type="float" office:value="49.6895999999936" calcext:value-type="float">
            <text:p>49.6895999999936</text:p>
          </table:table-cell>
          <table:table-cell office:value-type="float" office:value="63.3125999999962" calcext:value-type="float">
            <text:p>63.3125999999962</text:p>
          </table:table-cell>
          <table:table-cell office:value-type="float" office:value="29.8385000000003" calcext:value-type="float">
            <text:p>29.83850000000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0.1003999999992" calcext:value-type="float">
            <text:p>80.1003999999992</text:p>
          </table:table-cell>
          <table:table-cell office:value-type="float" office:value="145.5074" calcext:value-type="float">
            <text:p>145.5074</text:p>
          </table:table-cell>
          <table:table-cell office:value-type="float" office:value="47.0083000000017" calcext:value-type="float">
            <text:p>47.0083000000017</text:p>
          </table:table-cell>
          <table:table-cell office:value-type="float" office:value="59.7798000000012" calcext:value-type="float">
            <text:p>59.7798000000012</text:p>
          </table:table-cell>
          <table:table-cell office:value-type="float" office:value="63.0220000000037" calcext:value-type="float">
            <text:p>63.0220000000037</text:p>
          </table:table-cell>
          <table:table-cell office:value-type="float" office:value="30.2618000000017" calcext:value-type="float">
            <text:p>30.26180000000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6.6661999999982" calcext:value-type="float">
            <text:p>76.6661999999982</text:p>
          </table:table-cell>
          <table:table-cell office:value-type="float" office:value="142.999400000001" calcext:value-type="float">
            <text:p>142.999400000001</text:p>
          </table:table-cell>
          <table:table-cell office:value-type="float" office:value="47.6293999999982" calcext:value-type="float">
            <text:p>47.6293999999982</text:p>
          </table:table-cell>
          <table:table-cell office:value-type="float" office:value="49.3592000000049" calcext:value-type="float">
            <text:p>49.3592000000049</text:p>
          </table:table-cell>
          <table:table-cell office:value-type="float" office:value="48.4612999999996" calcext:value-type="float">
            <text:p>48.4612999999996</text:p>
          </table:table-cell>
          <table:table-cell office:value-type="float" office:value="31.5055999999991" calcext:value-type="float">
            <text:p>31.50559999999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.1971000000018" calcext:value-type="float">
            <text:p>79.1971000000018</text:p>
          </table:table-cell>
          <table:table-cell office:value-type="float" office:value="149.2456" calcext:value-type="float">
            <text:p>149.2456</text:p>
          </table:table-cell>
          <table:table-cell office:value-type="float" office:value="47.7918000000059" calcext:value-type="float">
            <text:p>47.7918000000059</text:p>
          </table:table-cell>
          <table:table-cell office:value-type="float" office:value="58.7969999999984" calcext:value-type="float">
            <text:p>58.7969999999984</text:p>
          </table:table-cell>
          <table:table-cell office:value-type="float" office:value="61.6186000000027" calcext:value-type="float">
            <text:p>61.6186000000027</text:p>
          </table:table-cell>
          <table:table-cell office:value-type="float" office:value="31.5565000000007" calcext:value-type="float">
            <text:p>31.55650000000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9.773099999997" calcext:value-type="float">
            <text:p>79.773099999997</text:p>
          </table:table-cell>
          <table:table-cell office:value-type="float" office:value="145.046600000001" calcext:value-type="float">
            <text:p>145.046600000001</text:p>
          </table:table-cell>
          <table:table-cell office:value-type="float" office:value="47.2462999999976" calcext:value-type="float">
            <text:p>47.2462999999976</text:p>
          </table:table-cell>
          <table:table-cell office:value-type="float" office:value="49.5942000000014" calcext:value-type="float">
            <text:p>49.5942000000014</text:p>
          </table:table-cell>
          <table:table-cell office:value-type="float" office:value="61.1654000000002" calcext:value-type="float">
            <text:p>61.1654000000002</text:p>
          </table:table-cell>
          <table:table-cell office:value-type="float" office:value="32.499399999999" calcext:value-type="float">
            <text:p>32.4993999999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.3542000000044" calcext:value-type="float">
            <text:p>76.3542000000044</text:p>
          </table:table-cell>
          <table:table-cell office:value-type="float" office:value="146.174100000003" calcext:value-type="float">
            <text:p>146.174100000003</text:p>
          </table:table-cell>
          <table:table-cell office:value-type="float" office:value="48.1612999999967" calcext:value-type="float">
            <text:p>48.1612999999967</text:p>
          </table:table-cell>
          <table:table-cell office:value-type="float" office:value="62.3945999999975" calcext:value-type="float">
            <text:p>62.3945999999975</text:p>
          </table:table-cell>
          <table:table-cell office:value-type="float" office:value="50.0155999999947" calcext:value-type="float">
            <text:p>50.0155999999947</text:p>
          </table:table-cell>
          <table:table-cell office:value-type="float" office:value="30.6780999999994" calcext:value-type="float">
            <text:p>30.67809999999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6.4362999999975" calcext:value-type="float">
            <text:p>76.4362999999975</text:p>
          </table:table-cell>
          <table:table-cell office:value-type="float" office:value="140.395099999999" calcext:value-type="float">
            <text:p>140.395099999999</text:p>
          </table:table-cell>
          <table:table-cell office:value-type="float" office:value="45.0416000000047" calcext:value-type="float">
            <text:p>45.0416000000047</text:p>
          </table:table-cell>
          <table:table-cell office:value-type="float" office:value="48.4217999999999" calcext:value-type="float">
            <text:p>48.4217999999999</text:p>
          </table:table-cell>
          <table:table-cell office:value-type="float" office:value="59.7775000000027" calcext:value-type="float">
            <text:p>59.7775000000027</text:p>
          </table:table-cell>
          <table:table-cell office:value-type="float" office:value="34.2742000000023" calcext:value-type="float">
            <text:p>34.27420000000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.2727000000042" calcext:value-type="float">
            <text:p>79.2727000000042</text:p>
          </table:table-cell>
          <table:table-cell office:value-type="float" office:value="144.099999999995" calcext:value-type="float">
            <text:p>144.099999999995</text:p>
          </table:table-cell>
          <table:table-cell office:value-type="float" office:value="44.6720999999997" calcext:value-type="float">
            <text:p>44.6720999999997</text:p>
          </table:table-cell>
          <table:table-cell office:value-type="float" office:value="60.2079000000018" calcext:value-type="float">
            <text:p>60.2079000000018</text:p>
          </table:table-cell>
          <table:table-cell office:value-type="float" office:value="61.4241999999976" calcext:value-type="float">
            <text:p>61.4241999999976</text:p>
          </table:table-cell>
          <table:table-cell office:value-type="float" office:value="28.4383999999989" calcext:value-type="float">
            <text:p>28.43839999999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9.6101999999976" calcext:value-type="float">
            <text:p>79.6101999999976</text:p>
          </table:table-cell>
          <table:table-cell office:value-type="float" office:value="154.504100000004" calcext:value-type="float">
            <text:p>154.504100000004</text:p>
          </table:table-cell>
          <table:table-cell office:value-type="float" office:value="47.3512999999954" calcext:value-type="float">
            <text:p>47.3512999999954</text:p>
          </table:table-cell>
          <table:table-cell office:value-type="float" office:value="50.3014999999962" calcext:value-type="float">
            <text:p>50.3014999999962</text:p>
          </table:table-cell>
          <table:table-cell office:value-type="float" office:value="62.6668000000024" calcext:value-type="float">
            <text:p>62.6668000000024</text:p>
          </table:table-cell>
          <table:table-cell office:value-type="float" office:value="31.1513999999988" calcext:value-type="float">
            <text:p>31.15139999999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.3929999999983" calcext:value-type="float">
            <text:p>75.3929999999983</text:p>
          </table:table-cell>
          <table:table-cell office:value-type="float" office:value="148.006500000001" calcext:value-type="float">
            <text:p>148.006500000001</text:p>
          </table:table-cell>
          <table:table-cell office:value-type="float" office:value="46.6100000000012" calcext:value-type="float">
            <text:p>46.6100000000012</text:p>
          </table:table-cell>
          <table:table-cell office:value-type="float" office:value="60.5434000000003" calcext:value-type="float">
            <text:p>60.5434000000003</text:p>
          </table:table-cell>
          <table:table-cell office:value-type="float" office:value="60.8837999999992" calcext:value-type="float">
            <text:p>60.8837999999992</text:p>
          </table:table-cell>
          <table:table-cell office:value-type="float" office:value="29.8602000000017" calcext:value-type="float">
            <text:p>29.86020000000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9.0118999999976" calcext:value-type="float">
            <text:p>79.0118999999976</text:p>
          </table:table-cell>
          <table:table-cell office:value-type="float" office:value="141.906800000001" calcext:value-type="float">
            <text:p>141.906800000001</text:p>
          </table:table-cell>
          <table:table-cell office:value-type="float" office:value="47.2499999999982" calcext:value-type="float">
            <text:p>47.2499999999982</text:p>
          </table:table-cell>
          <table:table-cell office:value-type="float" office:value="61.698100000001" calcext:value-type="float">
            <text:p>61.698100000001</text:p>
          </table:table-cell>
          <table:table-cell office:value-type="float" office:value="61.383499999998" calcext:value-type="float">
            <text:p>61.383499999998</text:p>
          </table:table-cell>
          <table:table-cell office:value-type="float" office:value="31.771899999999" calcext:value-type="float">
            <text:p>31.7718999999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.1658999999997" calcext:value-type="float">
            <text:p>82.1658999999997</text:p>
          </table:table-cell>
          <table:table-cell office:value-type="float" office:value="140.4006" calcext:value-type="float">
            <text:p>140.4006</text:p>
          </table:table-cell>
          <table:table-cell office:value-type="float" office:value="46.8919000000057" calcext:value-type="float">
            <text:p>46.8919000000057</text:p>
          </table:table-cell>
          <table:table-cell office:value-type="float" office:value="62.4486000000033" calcext:value-type="float">
            <text:p>62.4486000000033</text:p>
          </table:table-cell>
          <table:table-cell office:value-type="float" office:value="50.3154000000023" calcext:value-type="float">
            <text:p>50.3154000000023</text:p>
          </table:table-cell>
          <table:table-cell office:value-type="float" office:value="31.3237000000015" calcext:value-type="float">
            <text:p>31.32370000000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7.2079000000048" calcext:value-type="float">
            <text:p>77.2079000000048</text:p>
          </table:table-cell>
          <table:table-cell office:value-type="float" office:value="149.758899999995" calcext:value-type="float">
            <text:p>149.758899999995</text:p>
          </table:table-cell>
          <table:table-cell office:value-type="float" office:value="46.5528999999947" calcext:value-type="float">
            <text:p>46.5528999999947</text:p>
          </table:table-cell>
          <table:table-cell office:value-type="float" office:value="63.4478999999999" calcext:value-type="float">
            <text:p>63.4478999999999</text:p>
          </table:table-cell>
          <table:table-cell office:value-type="float" office:value="59.9464000000012" calcext:value-type="float">
            <text:p>59.9464000000012</text:p>
          </table:table-cell>
          <table:table-cell office:value-type="float" office:value="30.6709999999981" calcext:value-type="float">
            <text:p>30.67099999999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6.1545999999953" calcext:value-type="float">
            <text:p>76.1545999999953</text:p>
          </table:table-cell>
          <table:table-cell office:value-type="float" office:value="154.360400000002" calcext:value-type="float">
            <text:p>154.360400000002</text:p>
          </table:table-cell>
          <table:table-cell office:value-type="float" office:value="46.3847000000044" calcext:value-type="float">
            <text:p>46.3847000000044</text:p>
          </table:table-cell>
          <table:table-cell office:value-type="float" office:value="47.9819999999975" calcext:value-type="float">
            <text:p>47.9819999999975</text:p>
          </table:table-cell>
          <table:table-cell office:value-type="float" office:value="63.7863999999979" calcext:value-type="float">
            <text:p>63.7863999999979</text:p>
          </table:table-cell>
          <table:table-cell office:value-type="float" office:value="33.4800000000008" calcext:value-type="float">
            <text:p>33.48000000000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3.3365000000015" calcext:value-type="float">
            <text:p>83.3365000000015</text:p>
          </table:table-cell>
          <table:table-cell office:value-type="float" office:value="141.641100000001" calcext:value-type="float">
            <text:p>141.641100000001</text:p>
          </table:table-cell>
          <table:table-cell office:value-type="float" office:value="49.3534000000011" calcext:value-type="float">
            <text:p>49.3534000000011</text:p>
          </table:table-cell>
          <table:table-cell office:value-type="float" office:value="62.3852000000014" calcext:value-type="float">
            <text:p>62.3852000000014</text:p>
          </table:table-cell>
          <table:table-cell office:value-type="float" office:value="62.5743000000014" calcext:value-type="float">
            <text:p>62.5743000000014</text:p>
          </table:table-cell>
          <table:table-cell office:value-type="float" office:value="31.3754999999993" calcext:value-type="float">
            <text:p>31.37549999999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8.4345000000002" calcext:value-type="float">
            <text:p>78.4345000000002</text:p>
          </table:table-cell>
          <table:table-cell office:value-type="float" office:value="140.378699999999" calcext:value-type="float">
            <text:p>140.378699999999</text:p>
          </table:table-cell>
          <table:table-cell office:value-type="float" office:value="46.4283999999964" calcext:value-type="float">
            <text:p>46.4283999999964</text:p>
          </table:table-cell>
          <table:table-cell office:value-type="float" office:value="62.1949000000015" calcext:value-type="float">
            <text:p>62.1949000000015</text:p>
          </table:table-cell>
          <table:table-cell office:value-type="float" office:value="62.0367000000002" calcext:value-type="float">
            <text:p>62.0367000000002</text:p>
          </table:table-cell>
          <table:table-cell office:value-type="float" office:value="30.6051000000025" calcext:value-type="float">
            <text:p>30.60510000000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.0313000000038" calcext:value-type="float">
            <text:p>73.0313000000038</text:p>
          </table:table-cell>
          <table:table-cell office:value-type="float" office:value="146.6925" calcext:value-type="float">
            <text:p>146.6925</text:p>
          </table:table-cell>
          <table:table-cell office:value-type="float" office:value="45.1552999999976" calcext:value-type="float">
            <text:p>45.1552999999976</text:p>
          </table:table-cell>
          <table:table-cell office:value-type="float" office:value="48.9855000000006" calcext:value-type="float">
            <text:p>48.9855000000006</text:p>
          </table:table-cell>
          <table:table-cell office:value-type="float" office:value="62.9388999999989" calcext:value-type="float">
            <text:p>62.9388999999989</text:p>
          </table:table-cell>
          <table:table-cell office:value-type="float" office:value="32.0687" calcext:value-type="float">
            <text:p>32.06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8.7562000000008" calcext:value-type="float">
            <text:p>78.7562000000008</text:p>
          </table:table-cell>
          <table:table-cell office:value-type="float" office:value="154.651200000004" calcext:value-type="float">
            <text:p>154.651200000004</text:p>
          </table:table-cell>
          <table:table-cell office:value-type="float" office:value="46.2478000000033" calcext:value-type="float">
            <text:p>46.2478000000033</text:p>
          </table:table-cell>
          <table:table-cell office:value-type="float" office:value="60.9655999999958" calcext:value-type="float">
            <text:p>60.9655999999958</text:p>
          </table:table-cell>
          <table:table-cell office:value-type="float" office:value="48.3825000000024" calcext:value-type="float">
            <text:p>48.3825000000024</text:p>
          </table:table-cell>
          <table:table-cell office:value-type="float" office:value="30.3517999999983" calcext:value-type="float">
            <text:p>30.35179999999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0.0950999999941" calcext:value-type="float">
            <text:p>80.0950999999941</text:p>
          </table:table-cell>
          <table:table-cell office:value-type="float" office:value="146.717299999999" calcext:value-type="float">
            <text:p>146.717299999999</text:p>
          </table:table-cell>
          <table:table-cell office:value-type="float" office:value="46.6622000000001" calcext:value-type="float">
            <text:p>46.6622000000001</text:p>
          </table:table-cell>
          <table:table-cell office:value-type="float" office:value="50.2103000000034" calcext:value-type="float">
            <text:p>50.2103000000034</text:p>
          </table:table-cell>
          <table:table-cell office:value-type="float" office:value="60.0598999999988" calcext:value-type="float">
            <text:p>60.0598999999988</text:p>
          </table:table-cell>
          <table:table-cell office:value-type="float" office:value="30.661000000002" calcext:value-type="float">
            <text:p>30.6610000000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4.5032000000023" calcext:value-type="float">
            <text:p>74.5032000000023</text:p>
          </table:table-cell>
          <table:table-cell office:value-type="float" office:value="155.345099999998" calcext:value-type="float">
            <text:p>155.345099999998</text:p>
          </table:table-cell>
          <table:table-cell office:value-type="float" office:value="47.1964999999983" calcext:value-type="float">
            <text:p>47.1964999999983</text:p>
          </table:table-cell>
          <table:table-cell office:value-type="float" office:value="60.6452999999974" calcext:value-type="float">
            <text:p>60.6452999999974</text:p>
          </table:table-cell>
          <table:table-cell office:value-type="float" office:value="49.2940999999973" calcext:value-type="float">
            <text:p>49.2940999999973</text:p>
          </table:table-cell>
          <table:table-cell office:value-type="float" office:value="31.4269999999972" calcext:value-type="float">
            <text:p>31.4269999999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.4723999999979" calcext:value-type="float">
            <text:p>80.4723999999979</text:p>
          </table:table-cell>
          <table:table-cell office:value-type="float" office:value="144.348999999998" calcext:value-type="float">
            <text:p>144.348999999998</text:p>
          </table:table-cell>
          <table:table-cell office:value-type="float" office:value="47.2007999999988" calcext:value-type="float">
            <text:p>47.2007999999988</text:p>
          </table:table-cell>
          <table:table-cell office:value-type="float" office:value="49.7456000000014" calcext:value-type="float">
            <text:p>49.7456000000014</text:p>
          </table:table-cell>
          <table:table-cell office:value-type="float" office:value="62.0541999999986" calcext:value-type="float">
            <text:p>62.0541999999986</text:p>
          </table:table-cell>
          <table:table-cell office:value-type="float" office:value="31.1886000000001" calcext:value-type="float">
            <text:p>31.18860000000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7.7732000000029" calcext:value-type="float">
            <text:p>77.7732000000029</text:p>
          </table:table-cell>
          <table:table-cell office:value-type="float" office:value="157.620999999999" calcext:value-type="float">
            <text:p>157.620999999999</text:p>
          </table:table-cell>
          <table:table-cell office:value-type="float" office:value="48.0657000000022" calcext:value-type="float">
            <text:p>48.0657000000022</text:p>
          </table:table-cell>
          <table:table-cell office:value-type="float" office:value="59.9761000000001" calcext:value-type="float">
            <text:p>59.9761000000001</text:p>
          </table:table-cell>
          <table:table-cell office:value-type="float" office:value="63.7113000000014" calcext:value-type="float">
            <text:p>63.7113000000014</text:p>
          </table:table-cell>
          <table:table-cell office:value-type="float" office:value="32.9440000000005" calcext:value-type="float">
            <text:p>32.94400000000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7.369400000002" calcext:value-type="float">
            <text:p>77.369400000002</text:p>
          </table:table-cell>
          <table:table-cell office:value-type="float" office:value="154.555999999999" calcext:value-type="float">
            <text:p>154.555999999999</text:p>
          </table:table-cell>
          <table:table-cell office:value-type="float" office:value="45.4882000000012" calcext:value-type="float">
            <text:p>45.4882000000012</text:p>
          </table:table-cell>
          <table:table-cell office:value-type="float" office:value="60.7797999999988" calcext:value-type="float">
            <text:p>60.7797999999988</text:p>
          </table:table-cell>
          <table:table-cell office:value-type="float" office:value="60.4455000000002" calcext:value-type="float">
            <text:p>60.4455000000002</text:p>
          </table:table-cell>
          <table:table-cell office:value-type="float" office:value="30.9014999999988" calcext:value-type="float">
            <text:p>30.901499999998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3.8870999999983" calcext:value-type="float">
            <text:p>83.8870999999983</text:p>
          </table:table-cell>
          <table:table-cell office:value-type="float" office:value="150.598000000002" calcext:value-type="float">
            <text:p>150.598000000002</text:p>
          </table:table-cell>
          <table:table-cell office:value-type="float" office:value="46.2831999999978" calcext:value-type="float">
            <text:p>46.2831999999978</text:p>
          </table:table-cell>
          <table:table-cell office:value-type="float" office:value="50.6457999999981" calcext:value-type="float">
            <text:p>50.6457999999981</text:p>
          </table:table-cell>
          <table:table-cell office:value-type="float" office:value="63.0568999999994" calcext:value-type="float">
            <text:p>63.0568999999994</text:p>
          </table:table-cell>
          <table:table-cell office:value-type="float" office:value="32.6337000000017" calcext:value-type="float">
            <text:p>32.63370000000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.8908999999973" calcext:value-type="float">
            <text:p>72.8908999999973</text:p>
          </table:table-cell>
          <table:table-cell office:value-type="float" office:value="156.789799999999" calcext:value-type="float">
            <text:p>156.789799999999</text:p>
          </table:table-cell>
          <table:table-cell office:value-type="float" office:value="48.237400000005" calcext:value-type="float">
            <text:p>48.237400000005</text:p>
          </table:table-cell>
          <table:table-cell office:value-type="float" office:value="58.7778000000014" calcext:value-type="float">
            <text:p>58.7778000000014</text:p>
          </table:table-cell>
          <table:table-cell office:value-type="float" office:value="61.8736000000055" calcext:value-type="float">
            <text:p>61.8736000000055</text:p>
          </table:table-cell>
          <table:table-cell office:value-type="float" office:value="32.1284000000013" calcext:value-type="float">
            <text:p>32.12840000000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3.7227000000027" calcext:value-type="float">
            <text:p>83.7227000000027</text:p>
          </table:table-cell>
          <table:table-cell office:value-type="float" office:value="154.149400000001" calcext:value-type="float">
            <text:p>154.149400000001</text:p>
          </table:table-cell>
          <table:table-cell office:value-type="float" office:value="46.4354999999941" calcext:value-type="float">
            <text:p>46.4354999999941</text:p>
          </table:table-cell>
          <table:table-cell office:value-type="float" office:value="48.4611999999984" calcext:value-type="float">
            <text:p>48.4611999999984</text:p>
          </table:table-cell>
          <table:table-cell office:value-type="float" office:value="48.3010999999962" calcext:value-type="float">
            <text:p>48.3010999999962</text:p>
          </table:table-cell>
          <table:table-cell office:value-type="float" office:value="29.0429999999979" calcext:value-type="float">
            <text:p>29.04299999999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.7938999999961" calcext:value-type="float">
            <text:p>77.7938999999961</text:p>
          </table:table-cell>
          <table:table-cell office:value-type="float" office:value="157.001899999997" calcext:value-type="float">
            <text:p>157.001899999997</text:p>
          </table:table-cell>
          <table:table-cell office:value-type="float" office:value="47.6573000000045" calcext:value-type="float">
            <text:p>47.6573000000045</text:p>
          </table:table-cell>
          <table:table-cell office:value-type="float" office:value="61.9839000000013" calcext:value-type="float">
            <text:p>61.9839000000013</text:p>
          </table:table-cell>
          <table:table-cell office:value-type="float" office:value="50.0392000000005" calcext:value-type="float">
            <text:p>50.0392000000005</text:p>
          </table:table-cell>
          <table:table-cell office:value-type="float" office:value="31.1888000000025" calcext:value-type="float">
            <text:p>31.18880000000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.8782000000055" calcext:value-type="float">
            <text:p>78.8782000000055</text:p>
          </table:table-cell>
          <table:table-cell office:value-type="float" office:value="157.783200000004" calcext:value-type="float">
            <text:p>157.783200000004</text:p>
          </table:table-cell>
          <table:table-cell office:value-type="float" office:value="45.9930999999969" calcext:value-type="float">
            <text:p>45.9930999999969</text:p>
          </table:table-cell>
          <table:table-cell office:value-type="float" office:value="62.3982000000041" calcext:value-type="float">
            <text:p>62.3982000000041</text:p>
          </table:table-cell>
          <table:table-cell office:value-type="float" office:value="59.9387000000036" calcext:value-type="float">
            <text:p>59.9387000000036</text:p>
          </table:table-cell>
          <table:table-cell office:value-type="float" office:value="31.256299999999" calcext:value-type="float">
            <text:p>31.2562999999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9.3796999999969" calcext:value-type="float">
            <text:p>79.3796999999969</text:p>
          </table:table-cell>
          <table:table-cell office:value-type="float" office:value="157.030900000002" calcext:value-type="float">
            <text:p>157.030900000002</text:p>
          </table:table-cell>
          <table:table-cell office:value-type="float" office:value="46.0080000000005" calcext:value-type="float">
            <text:p>46.0080000000005</text:p>
          </table:table-cell>
          <table:table-cell office:value-type="float" office:value="61.8152999999992" calcext:value-type="float">
            <text:p>61.8152999999992</text:p>
          </table:table-cell>
          <table:table-cell office:value-type="float" office:value="63.9405999999951" calcext:value-type="float">
            <text:p>63.9405999999951</text:p>
          </table:table-cell>
          <table:table-cell office:value-type="float" office:value="32.9104999999998" calcext:value-type="float">
            <text:p>32.91049999999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7.3653999999979" calcext:value-type="float">
            <text:p>77.3653999999979</text:p>
          </table:table-cell>
          <table:table-cell office:value-type="float" office:value="159.955199999999" calcext:value-type="float">
            <text:p>159.955199999999</text:p>
          </table:table-cell>
          <table:table-cell office:value-type="float" office:value="46.0533999999981" calcext:value-type="float">
            <text:p>46.0533999999981</text:p>
          </table:table-cell>
          <table:table-cell office:value-type="float" office:value="60.9505999999982" calcext:value-type="float">
            <text:p>60.9505999999982</text:p>
          </table:table-cell>
          <table:table-cell office:value-type="float" office:value="104.040300000001" calcext:value-type="float">
            <text:p>104.040300000001</text:p>
          </table:table-cell>
          <table:table-cell office:value-type="float" office:value="30.0832" calcext:value-type="float">
            <text:p>30.08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7.1575000000055" calcext:value-type="float">
            <text:p>77.1575000000055</text:p>
          </table:table-cell>
          <table:table-cell office:value-type="float" office:value="160.891299999996" calcext:value-type="float">
            <text:p>160.891299999996</text:p>
          </table:table-cell>
          <table:table-cell office:value-type="float" office:value="48.4767000000019" calcext:value-type="float">
            <text:p>48.4767000000019</text:p>
          </table:table-cell>
          <table:table-cell office:value-type="float" office:value="49.3829999999988" calcext:value-type="float">
            <text:p>49.3829999999988</text:p>
          </table:table-cell>
          <table:table-cell office:value-type="float" office:value="61.112399999999" calcext:value-type="float">
            <text:p>61.112399999999</text:p>
          </table:table-cell>
          <table:table-cell office:value-type="float" office:value="30.8306999999992" calcext:value-type="float">
            <text:p>30.83069999999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8.1385999999955" calcext:value-type="float">
            <text:p>78.1385999999955</text:p>
          </table:table-cell>
          <table:table-cell office:value-type="float" office:value="155.041100000005" calcext:value-type="float">
            <text:p>155.041100000005</text:p>
          </table:table-cell>
          <table:table-cell office:value-type="float" office:value="47.6750999999993" calcext:value-type="float">
            <text:p>47.6750999999993</text:p>
          </table:table-cell>
          <table:table-cell office:value-type="float" office:value="61.8235000000027" calcext:value-type="float">
            <text:p>61.8235000000027</text:p>
          </table:table-cell>
          <table:table-cell office:value-type="float" office:value="58.6294000000009" calcext:value-type="float">
            <text:p>58.6294000000009</text:p>
          </table:table-cell>
          <table:table-cell office:value-type="float" office:value="33.5898999999991" calcext:value-type="float">
            <text:p>33.58989999999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.4483000000051" calcext:value-type="float">
            <text:p>78.4483000000051</text:p>
          </table:table-cell>
          <table:table-cell office:value-type="float" office:value="161.351799999999" calcext:value-type="float">
            <text:p>161.351799999999</text:p>
          </table:table-cell>
          <table:table-cell office:value-type="float" office:value="50.0862000000026" calcext:value-type="float">
            <text:p>50.0862000000026</text:p>
          </table:table-cell>
          <table:table-cell office:value-type="float" office:value="50.6140999999971" calcext:value-type="float">
            <text:p>50.6140999999971</text:p>
          </table:table-cell>
          <table:table-cell office:value-type="float" office:value="56.5858000000006" calcext:value-type="float">
            <text:p>56.5858000000006</text:p>
          </table:table-cell>
          <table:table-cell office:value-type="float" office:value="29.7192000000024" calcext:value-type="float">
            <text:p>29.71920000000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3.5398999999981" calcext:value-type="float">
            <text:p>83.5398999999981</text:p>
          </table:table-cell>
          <table:table-cell office:value-type="float" office:value="159.2986" calcext:value-type="float">
            <text:p>159.2986</text:p>
          </table:table-cell>
          <table:table-cell office:value-type="float" office:value="47.3362999999978" calcext:value-type="float">
            <text:p>47.3362999999978</text:p>
          </table:table-cell>
          <table:table-cell office:value-type="float" office:value="60.024300000002" calcext:value-type="float">
            <text:p>60.024300000002</text:p>
          </table:table-cell>
          <table:table-cell office:value-type="float" office:value="61.0360000000014" calcext:value-type="float">
            <text:p>61.0360000000014</text:p>
          </table:table-cell>
          <table:table-cell office:value-type="float" office:value="30.9591000000005" calcext:value-type="float">
            <text:p>30.95910000000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.1340999999973" calcext:value-type="float">
            <text:p>76.1340999999973</text:p>
          </table:table-cell>
          <table:table-cell office:value-type="float" office:value="149.653399999998" calcext:value-type="float">
            <text:p>149.653399999998</text:p>
          </table:table-cell>
          <table:table-cell office:value-type="float" office:value="44.0345000000022" calcext:value-type="float">
            <text:p>44.0345000000022</text:p>
          </table:table-cell>
          <table:table-cell office:value-type="float" office:value="62.0867000000018" calcext:value-type="float">
            <text:p>62.0867000000018</text:p>
          </table:table-cell>
          <table:table-cell office:value-type="float" office:value="63.1170999999995" calcext:value-type="float">
            <text:p>63.1170999999995</text:p>
          </table:table-cell>
          <table:table-cell office:value-type="float" office:value="31.5662999999979" calcext:value-type="float">
            <text:p>31.56629999999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.9382000000033" calcext:value-type="float">
            <text:p>81.9382000000033</text:p>
          </table:table-cell>
          <table:table-cell office:value-type="float" office:value="146.565700000004" calcext:value-type="float">
            <text:p>146.565700000004</text:p>
          </table:table-cell>
          <table:table-cell office:value-type="float" office:value="47.8839999999963" calcext:value-type="float">
            <text:p>47.8839999999963</text:p>
          </table:table-cell>
          <table:table-cell office:value-type="float" office:value="49.082999999996" calcext:value-type="float">
            <text:p>49.082999999996</text:p>
          </table:table-cell>
          <table:table-cell office:value-type="float" office:value="60.8594999999994" calcext:value-type="float">
            <text:p>60.8594999999994</text:p>
          </table:table-cell>
          <table:table-cell office:value-type="float" office:value="31.9816000000017" calcext:value-type="float">
            <text:p>31.98160000000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4.9360999999951" calcext:value-type="float">
            <text:p>74.9360999999951</text:p>
          </table:table-cell>
          <table:table-cell office:value-type="float" office:value="158.331199999999" calcext:value-type="float">
            <text:p>158.331199999999</text:p>
          </table:table-cell>
          <table:table-cell office:value-type="float" office:value="47.7096000000046" calcext:value-type="float">
            <text:p>47.7096000000046</text:p>
          </table:table-cell>
          <table:table-cell office:value-type="float" office:value="61.3697000000002" calcext:value-type="float">
            <text:p>61.3697000000002</text:p>
          </table:table-cell>
          <table:table-cell office:value-type="float" office:value="63.7757000000008" calcext:value-type="float">
            <text:p>63.7757000000008</text:p>
          </table:table-cell>
          <table:table-cell office:value-type="float" office:value="31.2179999999991" calcext:value-type="float">
            <text:p>31.21799999999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.7997" calcext:value-type="float">
            <text:p>80.7997</text:p>
          </table:table-cell>
          <table:table-cell office:value-type="float" office:value="160.9616" calcext:value-type="float">
            <text:p>160.9616</text:p>
          </table:table-cell>
          <table:table-cell office:value-type="float" office:value="45.724100000001" calcext:value-type="float">
            <text:p>45.724100000001</text:p>
          </table:table-cell>
          <table:table-cell office:value-type="float" office:value="62.4529999999979" calcext:value-type="float">
            <text:p>62.4529999999979</text:p>
          </table:table-cell>
          <table:table-cell office:value-type="float" office:value="62.0576999999969" calcext:value-type="float">
            <text:p>62.0576999999969</text:p>
          </table:table-cell>
          <table:table-cell office:value-type="float" office:value="28.9943999999984" calcext:value-type="float">
            <text:p>28.99439999999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8.5603000000066" calcext:value-type="float">
            <text:p>78.5603000000066</text:p>
          </table:table-cell>
          <table:table-cell office:value-type="float" office:value="147.622200000001" calcext:value-type="float">
            <text:p>147.622200000001</text:p>
          </table:table-cell>
          <table:table-cell office:value-type="float" office:value="48.0487999999966" calcext:value-type="float">
            <text:p>48.0487999999966</text:p>
          </table:table-cell>
          <table:table-cell office:value-type="float" office:value="60.4494000000031" calcext:value-type="float">
            <text:p>60.4494000000031</text:p>
          </table:table-cell>
          <table:table-cell office:value-type="float" office:value="61.0660000000038" calcext:value-type="float">
            <text:p>61.0660000000038</text:p>
          </table:table-cell>
          <table:table-cell office:value-type="float" office:value="32.5042000000018" calcext:value-type="float">
            <text:p>32.5042000000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.9965999999965" calcext:value-type="float">
            <text:p>81.9965999999965</text:p>
          </table:table-cell>
          <table:table-cell office:value-type="float" office:value="147.878299999995" calcext:value-type="float">
            <text:p>147.878299999995</text:p>
          </table:table-cell>
          <table:table-cell office:value-type="float" office:value="45.5516999999972" calcext:value-type="float">
            <text:p>45.5516999999972</text:p>
          </table:table-cell>
          <table:table-cell office:value-type="float" office:value="50.7755000000003" calcext:value-type="float">
            <text:p>50.7755000000003</text:p>
          </table:table-cell>
          <table:table-cell office:value-type="float" office:value="63.2474999999957" calcext:value-type="float">
            <text:p>63.2474999999957</text:p>
          </table:table-cell>
          <table:table-cell office:value-type="float" office:value="32.2089999999982" calcext:value-type="float">
            <text:p>32.20899999999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.9017000000006" calcext:value-type="float">
            <text:p>79.9017000000006</text:p>
          </table:table-cell>
          <table:table-cell office:value-type="float" office:value="155.489100000004" calcext:value-type="float">
            <text:p>155.489100000004</text:p>
          </table:table-cell>
          <table:table-cell office:value-type="float" office:value="48.1924000000049" calcext:value-type="float">
            <text:p>48.1924000000049</text:p>
          </table:table-cell>
          <table:table-cell office:value-type="float" office:value="59.6133000000023" calcext:value-type="float">
            <text:p>59.6133000000023</text:p>
          </table:table-cell>
          <table:table-cell office:value-type="float" office:value="62.0764000000023" calcext:value-type="float">
            <text:p>62.0764000000023</text:p>
          </table:table-cell>
          <table:table-cell office:value-type="float" office:value="31.6504000000002" calcext:value-type="float">
            <text:p>31.65040000000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.4459000000006" calcext:value-type="float">
            <text:p>74.4459000000006</text:p>
          </table:table-cell>
          <table:table-cell office:value-type="float" office:value="157.758099999995" calcext:value-type="float">
            <text:p>157.758099999995</text:p>
          </table:table-cell>
          <table:table-cell office:value-type="float" office:value="45.5003000000005" calcext:value-type="float">
            <text:p>45.5003000000005</text:p>
          </table:table-cell>
          <table:table-cell office:value-type="float" office:value="49.5054999999951" calcext:value-type="float">
            <text:p>49.5054999999951</text:p>
          </table:table-cell>
          <table:table-cell office:value-type="float" office:value="63.1018999999995" calcext:value-type="float">
            <text:p>63.1018999999995</text:p>
          </table:table-cell>
          <table:table-cell office:value-type="float" office:value="31.2657000000023" calcext:value-type="float">
            <text:p>31.26570000000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1.6839999999957" calcext:value-type="float">
            <text:p>81.6839999999957</text:p>
          </table:table-cell>
          <table:table-cell office:value-type="float" office:value="164.044700000005" calcext:value-type="float">
            <text:p>164.044700000005</text:p>
          </table:table-cell>
          <table:table-cell office:value-type="float" office:value="51.1440000000007" calcext:value-type="float">
            <text:p>51.1440000000007</text:p>
          </table:table-cell>
          <table:table-cell office:value-type="float" office:value="62.4906000000038" calcext:value-type="float">
            <text:p>62.4906000000038</text:p>
          </table:table-cell>
          <table:table-cell office:value-type="float" office:value="64.8002000000005" calcext:value-type="float">
            <text:p>64.8002000000005</text:p>
          </table:table-cell>
          <table:table-cell office:value-type="float" office:value="30.5102999999995" calcext:value-type="float">
            <text:p>30.51029999999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9.4699000000065" calcext:value-type="float">
            <text:p>79.4699000000065</text:p>
          </table:table-cell>
          <table:table-cell office:value-type="float" office:value="157.489200000001" calcext:value-type="float">
            <text:p>157.489200000001</text:p>
          </table:table-cell>
          <table:table-cell office:value-type="float" office:value="44.4783999999956" calcext:value-type="float">
            <text:p>44.4783999999956</text:p>
          </table:table-cell>
          <table:table-cell office:value-type="float" office:value="62.5120999999993" calcext:value-type="float">
            <text:p>62.5120999999993</text:p>
          </table:table-cell>
          <table:table-cell office:value-type="float" office:value="63.9938999999998" calcext:value-type="float">
            <text:p>63.9938999999998</text:p>
          </table:table-cell>
          <table:table-cell office:value-type="float" office:value="31.7006999999983" calcext:value-type="float">
            <text:p>31.70069999999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.7175999999998" calcext:value-type="float">
            <text:p>80.7175999999998</text:p>
          </table:table-cell>
          <table:table-cell office:value-type="float" office:value="158.954299999998" calcext:value-type="float">
            <text:p>158.954299999998</text:p>
          </table:table-cell>
          <table:table-cell office:value-type="float" office:value="46.3379000000046" calcext:value-type="float">
            <text:p>46.3379000000046</text:p>
          </table:table-cell>
          <table:table-cell office:value-type="float" office:value="46.9439999999963" calcext:value-type="float">
            <text:p>46.9439999999963</text:p>
          </table:table-cell>
          <table:table-cell office:value-type="float" office:value="59.8349999999996" calcext:value-type="float">
            <text:p>59.8349999999996</text:p>
          </table:table-cell>
          <table:table-cell office:value-type="float" office:value="32.8055999999997" calcext:value-type="float">
            <text:p>32.80559999999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6.2110999999948" calcext:value-type="float">
            <text:p>76.2110999999948</text:p>
          </table:table-cell>
          <table:table-cell office:value-type="float" office:value="149.825499999999" calcext:value-type="float">
            <text:p>149.825499999999</text:p>
          </table:table-cell>
          <table:table-cell office:value-type="float" office:value="46.126699999995" calcext:value-type="float">
            <text:p>46.126699999995</text:p>
          </table:table-cell>
          <table:table-cell office:value-type="float" office:value="47.8562999999994" calcext:value-type="float">
            <text:p>47.8562999999994</text:p>
          </table:table-cell>
          <table:table-cell office:value-type="float" office:value="61.1205000000012" calcext:value-type="float">
            <text:p>61.1205000000012</text:p>
          </table:table-cell>
          <table:table-cell office:value-type="float" office:value="30.0558000000031" calcext:value-type="float">
            <text:p>30.05580000000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.1667000000018" calcext:value-type="float">
            <text:p>79.1667000000018</text:p>
          </table:table-cell>
          <table:table-cell office:value-type="float" office:value="141.2166" calcext:value-type="float">
            <text:p>141.2166</text:p>
          </table:table-cell>
          <table:table-cell office:value-type="float" office:value="44.8492000000016" calcext:value-type="float">
            <text:p>44.8492000000016</text:p>
          </table:table-cell>
          <table:table-cell office:value-type="float" office:value="62.9046000000031" calcext:value-type="float">
            <text:p>62.9046000000031</text:p>
          </table:table-cell>
          <table:table-cell office:value-type="float" office:value="62.6391999999996" calcext:value-type="float">
            <text:p>62.6391999999996</text:p>
          </table:table-cell>
          <table:table-cell office:value-type="float" office:value="31.0363999999979" calcext:value-type="float">
            <text:p>31.03639999999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.4852000000029" calcext:value-type="float">
            <text:p>78.4852000000029</text:p>
          </table:table-cell>
          <table:table-cell office:value-type="float" office:value="149.938900000002" calcext:value-type="float">
            <text:p>149.938900000002</text:p>
          </table:table-cell>
          <table:table-cell office:value-type="float" office:value="47.6022" calcext:value-type="float">
            <text:p>47.6022</text:p>
          </table:table-cell>
          <table:table-cell office:value-type="float" office:value="52.0454999999984" calcext:value-type="float">
            <text:p>52.0454999999984</text:p>
          </table:table-cell>
          <table:table-cell office:value-type="float" office:value="62.0266000000029" calcext:value-type="float">
            <text:p>62.0266000000029</text:p>
          </table:table-cell>
          <table:table-cell office:value-type="float" office:value="31.393099999999" calcext:value-type="float">
            <text:p>31.3930999999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0.8293999999989" calcext:value-type="float">
            <text:p>80.8293999999989</text:p>
          </table:table-cell>
          <table:table-cell office:value-type="float" office:value="149.611499999999" calcext:value-type="float">
            <text:p>149.611499999999</text:p>
          </table:table-cell>
          <table:table-cell office:value-type="float" office:value="49.6010999999967" calcext:value-type="float">
            <text:p>49.6010999999967</text:p>
          </table:table-cell>
          <table:table-cell office:value-type="float" office:value="59.470300000001" calcext:value-type="float">
            <text:p>59.470300000001</text:p>
          </table:table-cell>
          <table:table-cell office:value-type="float" office:value="48.6441999999983" calcext:value-type="float">
            <text:p>48.6441999999983</text:p>
          </table:table-cell>
          <table:table-cell office:value-type="float" office:value="31.5879000000017" calcext:value-type="float">
            <text:p>31.5879000000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5.1398999999964" calcext:value-type="float">
            <text:p>75.1398999999964</text:p>
          </table:table-cell>
          <table:table-cell office:value-type="float" office:value="149.770799999999" calcext:value-type="float">
            <text:p>149.770799999999</text:p>
          </table:table-cell>
          <table:table-cell office:value-type="float" office:value="44.9745000000021" calcext:value-type="float">
            <text:p>44.9745000000021</text:p>
          </table:table-cell>
          <table:table-cell office:value-type="float" office:value="61.3025000000036" calcext:value-type="float">
            <text:p>61.3025000000036</text:p>
          </table:table-cell>
          <table:table-cell office:value-type="float" office:value="59.6406999999957" calcext:value-type="float">
            <text:p>59.6406999999957</text:p>
          </table:table-cell>
          <table:table-cell office:value-type="float" office:value="31.1832999999986" calcext:value-type="float">
            <text:p>31.18329999999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9.0241999999992" calcext:value-type="float">
            <text:p>79.0241999999992</text:p>
          </table:table-cell>
          <table:table-cell office:value-type="float" office:value="152.6718" calcext:value-type="float">
            <text:p>152.6718</text:p>
          </table:table-cell>
          <table:table-cell office:value-type="float" office:value="46.3017000000008" calcext:value-type="float">
            <text:p>46.3017000000008</text:p>
          </table:table-cell>
          <table:table-cell office:value-type="float" office:value="48.5803999999988" calcext:value-type="float">
            <text:p>48.5803999999988</text:p>
          </table:table-cell>
          <table:table-cell office:value-type="float" office:value="49.7347000000019" calcext:value-type="float">
            <text:p>49.7347000000019</text:p>
          </table:table-cell>
          <table:table-cell office:value-type="float" office:value="31.4326000000023" calcext:value-type="float">
            <text:p>31.43260000000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9.9317000000031" calcext:value-type="float">
            <text:p>79.9317000000031</text:p>
          </table:table-cell>
          <table:table-cell office:value-type="float" office:value="156.966099999998" calcext:value-type="float">
            <text:p>156.966099999998</text:p>
          </table:table-cell>
          <table:table-cell office:value-type="float" office:value="46.888899999999" calcext:value-type="float">
            <text:p>46.888899999999</text:p>
          </table:table-cell>
          <table:table-cell office:value-type="float" office:value="63.1871000000004" calcext:value-type="float">
            <text:p>63.1871000000004</text:p>
          </table:table-cell>
          <table:table-cell office:value-type="float" office:value="59.7587000000033" calcext:value-type="float">
            <text:p>59.7587000000033</text:p>
          </table:table-cell>
          <table:table-cell office:value-type="float" office:value="30.2203999999975" calcext:value-type="float">
            <text:p>30.22039999999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9.2803000000006" calcext:value-type="float">
            <text:p>79.2803000000006</text:p>
          </table:table-cell>
          <table:table-cell office:value-type="float" office:value="159.957800000001" calcext:value-type="float">
            <text:p>159.957800000001</text:p>
          </table:table-cell>
          <table:table-cell office:value-type="float" office:value="48.2395000000011" calcext:value-type="float">
            <text:p>48.2395000000011</text:p>
          </table:table-cell>
          <table:table-cell office:value-type="float" office:value="103.157499999995" calcext:value-type="float">
            <text:p>103.157499999995</text:p>
          </table:table-cell>
          <table:table-cell office:value-type="float" office:value="60.882399999997" calcext:value-type="float">
            <text:p>60.882399999997</text:p>
          </table:table-cell>
          <table:table-cell office:value-type="float" office:value="29.6140999999999" calcext:value-type="float">
            <text:p>29.614099999999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1.8338999999995" calcext:value-type="float">
            <text:p>81.8338999999995</text:p>
          </table:table-cell>
          <table:table-cell office:value-type="float" office:value="147.639400000003" calcext:value-type="float">
            <text:p>147.639400000003</text:p>
          </table:table-cell>
          <table:table-cell office:value-type="float" office:value="47.5522999999996" calcext:value-type="float">
            <text:p>47.5522999999996</text:p>
          </table:table-cell>
          <table:table-cell office:value-type="float" office:value="57.7444000000043" calcext:value-type="float">
            <text:p>57.7444000000043</text:p>
          </table:table-cell>
          <table:table-cell office:value-type="float" office:value="64.1134000000037" calcext:value-type="float">
            <text:p>64.1134000000037</text:p>
          </table:table-cell>
          <table:table-cell office:value-type="float" office:value="32.5173000000021" calcext:value-type="float">
            <text:p>32.51730000000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7.0192999999964" calcext:value-type="float">
            <text:p>77.0192999999964</text:p>
          </table:table-cell>
          <table:table-cell office:value-type="float" office:value="151.832999999996" calcext:value-type="float">
            <text:p>151.832999999996</text:p>
          </table:table-cell>
          <table:table-cell office:value-type="float" office:value="46.812199999998" calcext:value-type="float">
            <text:p>46.812199999998</text:p>
          </table:table-cell>
          <table:table-cell office:value-type="float" office:value="54.3423999999959" calcext:value-type="float">
            <text:p>54.3423999999959</text:p>
          </table:table-cell>
          <table:table-cell office:value-type="float" office:value="64.6218999999988" calcext:value-type="float">
            <text:p>64.6218999999988</text:p>
          </table:table-cell>
          <table:table-cell office:value-type="float" office:value="31.9602000000003" calcext:value-type="float">
            <text:p>31.96020000000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9.0576999999999" calcext:value-type="float">
            <text:p>79.0576999999999</text:p>
          </table:table-cell>
          <table:table-cell office:value-type="float" office:value="149.835299999999" calcext:value-type="float">
            <text:p>149.835299999999</text:p>
          </table:table-cell>
          <table:table-cell office:value-type="float" office:value="46.0737000000009" calcext:value-type="float">
            <text:p>46.0737000000009</text:p>
          </table:table-cell>
          <table:table-cell office:value-type="float" office:value="60.7860000000002" calcext:value-type="float">
            <text:p>60.7860000000002</text:p>
          </table:table-cell>
          <table:table-cell office:value-type="float" office:value="60.1519999999951" calcext:value-type="float">
            <text:p>60.1519999999951</text:p>
          </table:table-cell>
          <table:table-cell office:value-type="float" office:value="29.8307999999992" calcext:value-type="float">
            <text:p>29.8307999999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7.5673000000055" calcext:value-type="float">
            <text:p>77.5673000000055</text:p>
          </table:table-cell>
          <table:table-cell office:value-type="float" office:value="141.694600000001" calcext:value-type="float">
            <text:p>141.694600000001</text:p>
          </table:table-cell>
          <table:table-cell office:value-type="float" office:value="48.0786000000037" calcext:value-type="float">
            <text:p>48.0786000000037</text:p>
          </table:table-cell>
          <table:table-cell office:value-type="float" office:value="62.340600000006" calcext:value-type="float">
            <text:p>62.340600000006</text:p>
          </table:table-cell>
          <table:table-cell office:value-type="float" office:value="62.5873000000041" calcext:value-type="float">
            <text:p>62.5873000000041</text:p>
          </table:table-cell>
          <table:table-cell office:value-type="float" office:value="31.4210999999993" calcext:value-type="float">
            <text:p>31.42109999999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.8064000000001" calcext:value-type="float">
            <text:p>77.8064000000001</text:p>
          </table:table-cell>
          <table:table-cell office:value-type="float" office:value="149.782600000002" calcext:value-type="float">
            <text:p>149.782600000002</text:p>
          </table:table-cell>
          <table:table-cell office:value-type="float" office:value="46.7474999999951" calcext:value-type="float">
            <text:p>46.7474999999951</text:p>
          </table:table-cell>
          <table:table-cell office:value-type="float" office:value="61.7468999999957" calcext:value-type="float">
            <text:p>61.7468999999957</text:p>
          </table:table-cell>
          <table:table-cell office:value-type="float" office:value="63.0325999999997" calcext:value-type="float">
            <text:p>63.0325999999997</text:p>
          </table:table-cell>
          <table:table-cell office:value-type="float" office:value="31.5168999999997" calcext:value-type="float">
            <text:p>31.51689999999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9.3029999999959" calcext:value-type="float">
            <text:p>79.3029999999959</text:p>
          </table:table-cell>
          <table:table-cell office:value-type="float" office:value="159.645599999998" calcext:value-type="float">
            <text:p>159.645599999998</text:p>
          </table:table-cell>
          <table:table-cell office:value-type="float" office:value="45.9686000000019" calcext:value-type="float">
            <text:p>45.9686000000019</text:p>
          </table:table-cell>
          <table:table-cell office:value-type="float" office:value="63.8707000000025" calcext:value-type="float">
            <text:p>63.8707000000025</text:p>
          </table:table-cell>
          <table:table-cell office:value-type="float" office:value="50.5768000000018" calcext:value-type="float">
            <text:p>50.5768000000018</text:p>
          </table:table-cell>
          <table:table-cell office:value-type="float" office:value="31.3680000000005" calcext:value-type="float">
            <text:p>31.36800000000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9.4899999999998" calcext:value-type="float">
            <text:p>79.4899999999998</text:p>
          </table:table-cell>
          <table:table-cell office:value-type="float" office:value="151.825800000005" calcext:value-type="float">
            <text:p>151.825800000005</text:p>
          </table:table-cell>
          <table:table-cell office:value-type="float" office:value="46.4391000000006" calcext:value-type="float">
            <text:p>46.4391000000006</text:p>
          </table:table-cell>
          <table:table-cell office:value-type="float" office:value="48.9986999999985" calcext:value-type="float">
            <text:p>48.9986999999985</text:p>
          </table:table-cell>
          <table:table-cell office:value-type="float" office:value="61.5923000000009" calcext:value-type="float">
            <text:p>61.5923000000009</text:p>
          </table:table-cell>
          <table:table-cell office:value-type="float" office:value="29.5240000000021" calcext:value-type="float">
            <text:p>29.52400000000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0.7123000000019" calcext:value-type="float">
            <text:p>80.7123000000019</text:p>
          </table:table-cell>
          <table:table-cell office:value-type="float" office:value="148.9707" calcext:value-type="float">
            <text:p>148.9707</text:p>
          </table:table-cell>
          <table:table-cell office:value-type="float" office:value="45.6721999999985" calcext:value-type="float">
            <text:p>45.6721999999985</text:p>
          </table:table-cell>
          <table:table-cell office:value-type="float" office:value="61.9585000000029" calcext:value-type="float">
            <text:p>61.9585000000029</text:p>
          </table:table-cell>
          <table:table-cell office:value-type="float" office:value="59.8108999999951" calcext:value-type="float">
            <text:p>59.8108999999951</text:p>
          </table:table-cell>
          <table:table-cell office:value-type="float" office:value="31.5376999999977" calcext:value-type="float">
            <text:p>31.53769999999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0.8587000000003" calcext:value-type="float">
            <text:p>80.8587000000003</text:p>
          </table:table-cell>
          <table:table-cell office:value-type="float" office:value="155.427499999995" calcext:value-type="float">
            <text:p>155.427499999995</text:p>
          </table:table-cell>
          <table:table-cell office:value-type="float" office:value="45.9604999999996" calcext:value-type="float">
            <text:p>45.9604999999996</text:p>
          </table:table-cell>
          <table:table-cell office:value-type="float" office:value="47.339799999996" calcext:value-type="float">
            <text:p>47.339799999996</text:p>
          </table:table-cell>
          <table:table-cell office:value-type="float" office:value="63.0146000000025" calcext:value-type="float">
            <text:p>63.0146000000025</text:p>
          </table:table-cell>
          <table:table-cell office:value-type="float" office:value="29.7798" calcext:value-type="float">
            <text:p>29.779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6.7364000000015" calcext:value-type="float">
            <text:p>76.7364000000015</text:p>
          </table:table-cell>
          <table:table-cell office:value-type="float" office:value="164.228700000002" calcext:value-type="float">
            <text:p>164.228700000002</text:p>
          </table:table-cell>
          <table:table-cell office:value-type="float" office:value="46.1256000000034" calcext:value-type="float">
            <text:p>46.1256000000034</text:p>
          </table:table-cell>
          <table:table-cell office:value-type="float" office:value="63.1936999999994" calcext:value-type="float">
            <text:p>63.1936999999994</text:p>
          </table:table-cell>
          <table:table-cell office:value-type="float" office:value="63.3331000000013" calcext:value-type="float">
            <text:p>63.3331000000013</text:p>
          </table:table-cell>
          <table:table-cell office:value-type="float" office:value="32.157999999999" calcext:value-type="float">
            <text:p>32.1579999999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0.7039999999972" calcext:value-type="float">
            <text:p>80.7039999999972</text:p>
          </table:table-cell>
          <table:table-cell office:value-type="float" office:value="159.566300000002" calcext:value-type="float">
            <text:p>159.566300000002</text:p>
          </table:table-cell>
          <table:table-cell office:value-type="float" office:value="47.6607999999956" calcext:value-type="float">
            <text:p>47.6607999999956</text:p>
          </table:table-cell>
          <table:table-cell office:value-type="float" office:value="62.8282999999996" calcext:value-type="float">
            <text:p>62.8282999999996</text:p>
          </table:table-cell>
          <table:table-cell office:value-type="float" office:value="63.9818000000005" calcext:value-type="float">
            <text:p>63.9818000000005</text:p>
          </table:table-cell>
          <table:table-cell office:value-type="float" office:value="32.5672000000026" calcext:value-type="float">
            <text:p>32.56720000000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9.0714999999977" calcext:value-type="float">
            <text:p>79.0714999999977</text:p>
          </table:table-cell>
          <table:table-cell office:value-type="float" office:value="151.536299999997" calcext:value-type="float">
            <text:p>151.536299999997</text:p>
          </table:table-cell>
          <table:table-cell office:value-type="float" office:value="47.7822000000003" calcext:value-type="float">
            <text:p>47.7822000000003</text:p>
          </table:table-cell>
          <table:table-cell office:value-type="float" office:value="46.8018000000043" calcext:value-type="float">
            <text:p>46.8018000000043</text:p>
          </table:table-cell>
          <table:table-cell office:value-type="float" office:value="63.1796999999992" calcext:value-type="float">
            <text:p>63.1796999999992</text:p>
          </table:table-cell>
          <table:table-cell office:value-type="float" office:value="30.4749999999991" calcext:value-type="float">
            <text:p>30.47499999999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.6530000000029" calcext:value-type="float">
            <text:p>81.6530000000029</text:p>
          </table:table-cell>
          <table:table-cell office:value-type="float" office:value="157.127700000004" calcext:value-type="float">
            <text:p>157.127700000004</text:p>
          </table:table-cell>
          <table:table-cell office:value-type="float" office:value="46.8520000000012" calcext:value-type="float">
            <text:p>46.8520000000012</text:p>
          </table:table-cell>
          <table:table-cell office:value-type="float" office:value="61.9194999999948" calcext:value-type="float">
            <text:p>61.9194999999948</text:p>
          </table:table-cell>
          <table:table-cell office:value-type="float" office:value="59.9342000000007" calcext:value-type="float">
            <text:p>59.9342000000007</text:p>
          </table:table-cell>
          <table:table-cell office:value-type="float" office:value="31.1167999999995" calcext:value-type="float">
            <text:p>31.11679999999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.7905000000013" calcext:value-type="float">
            <text:p>76.7905000000013</text:p>
          </table:table-cell>
          <table:table-cell office:value-type="float" office:value="154.107099999997" calcext:value-type="float">
            <text:p>154.107099999997</text:p>
          </table:table-cell>
          <table:table-cell office:value-type="float" office:value="45.3620000000043" calcext:value-type="float">
            <text:p>45.3620000000043</text:p>
          </table:table-cell>
          <table:table-cell office:value-type="float" office:value="48.8175000000055" calcext:value-type="float">
            <text:p>48.8175000000055</text:p>
          </table:table-cell>
          <table:table-cell office:value-type="float" office:value="61.8413999999987" calcext:value-type="float">
            <text:p>61.8413999999987</text:p>
          </table:table-cell>
          <table:table-cell office:value-type="float" office:value="30.6677999999998" calcext:value-type="float">
            <text:p>30.667799999999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8.0523999999971" calcext:value-type="float">
            <text:p>78.0523999999971</text:p>
          </table:table-cell>
          <table:table-cell office:value-type="float" office:value="140.8025" calcext:value-type="float">
            <text:p>140.8025</text:p>
          </table:table-cell>
          <table:table-cell office:value-type="float" office:value="48.0184999999977" calcext:value-type="float">
            <text:p>48.0184999999977</text:p>
          </table:table-cell>
          <table:table-cell office:value-type="float" office:value="60.2772999999957" calcext:value-type="float">
            <text:p>60.2772999999957</text:p>
          </table:table-cell>
          <table:table-cell office:value-type="float" office:value="64.1041999999956" calcext:value-type="float">
            <text:p>64.1041999999956</text:p>
          </table:table-cell>
          <table:table-cell office:value-type="float" office:value="31.0832000000012" calcext:value-type="float">
            <text:p>31.08320000000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8.7690000000012" calcext:value-type="float">
            <text:p>78.7690000000012</text:p>
          </table:table-cell>
          <table:table-cell office:value-type="float" office:value="163.890100000003" calcext:value-type="float">
            <text:p>163.890100000003</text:p>
          </table:table-cell>
          <table:table-cell office:value-type="float" office:value="45.7869000000031" calcext:value-type="float">
            <text:p>45.7869000000031</text:p>
          </table:table-cell>
          <table:table-cell office:value-type="float" office:value="51.3717999999983" calcext:value-type="float">
            <text:p>51.3717999999983</text:p>
          </table:table-cell>
          <table:table-cell office:value-type="float" office:value="61.6959000000037" calcext:value-type="float">
            <text:p>61.6959000000037</text:p>
          </table:table-cell>
          <table:table-cell office:value-type="float" office:value="31.5946999999994" calcext:value-type="float">
            <text:p>31.594699999999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.9203000000002" calcext:value-type="float">
            <text:p>81.9203000000002</text:p>
          </table:table-cell>
          <table:table-cell office:value-type="float" office:value="159.928000000001" calcext:value-type="float">
            <text:p>159.928000000001</text:p>
          </table:table-cell>
          <table:table-cell office:value-type="float" office:value="49.652199999997" calcext:value-type="float">
            <text:p>49.652199999997</text:p>
          </table:table-cell>
          <table:table-cell office:value-type="float" office:value="60.8422000000033" calcext:value-type="float">
            <text:p>60.8422000000033</text:p>
          </table:table-cell>
          <table:table-cell office:value-type="float" office:value="62.1737000000024" calcext:value-type="float">
            <text:p>62.1737000000024</text:p>
          </table:table-cell>
          <table:table-cell office:value-type="float" office:value="31.2276000000011" calcext:value-type="float">
            <text:p>31.22760000000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.561900000004" calcext:value-type="float">
            <text:p>78.561900000004</text:p>
          </table:table-cell>
          <table:table-cell office:value-type="float" office:value="149.511499999996" calcext:value-type="float">
            <text:p>149.511499999996</text:p>
          </table:table-cell>
          <table:table-cell office:value-type="float" office:value="44.9567000000002" calcext:value-type="float">
            <text:p>44.9567000000002</text:p>
          </table:table-cell>
          <table:table-cell office:value-type="float" office:value="46.9488000000027" calcext:value-type="float">
            <text:p>46.9488000000027</text:p>
          </table:table-cell>
          <table:table-cell office:value-type="float" office:value="132.537799999994" calcext:value-type="float">
            <text:p>132.537799999994</text:p>
          </table:table-cell>
          <table:table-cell office:value-type="float" office:value="32.0368999999978" calcext:value-type="float">
            <text:p>32.036899999997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4.996199999994" calcext:value-type="float">
            <text:p>74.996199999994</text:p>
          </table:table-cell>
          <table:table-cell office:value-type="float" office:value="144.365300000004" calcext:value-type="float">
            <text:p>144.365300000004</text:p>
          </table:table-cell>
          <table:table-cell office:value-type="float" office:value="46.3651000000027" calcext:value-type="float">
            <text:p>46.3651000000027</text:p>
          </table:table-cell>
          <table:table-cell office:value-type="float" office:value="60.3920999999943" calcext:value-type="float">
            <text:p>60.3920999999943</text:p>
          </table:table-cell>
          <table:table-cell office:value-type="float" office:value="140.218300000001" calcext:value-type="float">
            <text:p>140.218300000001</text:p>
          </table:table-cell>
          <table:table-cell office:value-type="float" office:value="30.3827000000005" calcext:value-type="float">
            <text:p>30.382700000000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1.5934000000027" calcext:value-type="float">
            <text:p>81.5934000000027</text:p>
          </table:table-cell>
          <table:table-cell office:value-type="float" office:value="149.589800000001" calcext:value-type="float">
            <text:p>149.589800000001</text:p>
          </table:table-cell>
          <table:table-cell office:value-type="float" office:value="44.6995999999942" calcext:value-type="float">
            <text:p>44.6995999999942</text:p>
          </table:table-cell>
          <table:table-cell office:value-type="float" office:value="48.6425000000068" calcext:value-type="float">
            <text:p>48.6425000000068</text:p>
          </table:table-cell>
          <table:table-cell office:value-type="float" office:value="57.8870000000009" calcext:value-type="float">
            <text:p>57.8870000000009</text:p>
          </table:table-cell>
          <table:table-cell office:value-type="float" office:value="32.5722000000006" calcext:value-type="float">
            <text:p>32.57220000000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7.2771000000034" calcext:value-type="float">
            <text:p>77.2771000000034</text:p>
          </table:table-cell>
          <table:table-cell office:value-type="float" office:value="150.607199999996" calcext:value-type="float">
            <text:p>150.607199999996</text:p>
          </table:table-cell>
          <table:table-cell office:value-type="float" office:value="47.2046000000006" calcext:value-type="float">
            <text:p>47.2046000000006</text:p>
          </table:table-cell>
          <table:table-cell office:value-type="float" office:value="61.9206999999946" calcext:value-type="float">
            <text:p>61.9206999999946</text:p>
          </table:table-cell>
          <table:table-cell office:value-type="float" office:value="50.6341999999975" calcext:value-type="float">
            <text:p>50.6341999999975</text:p>
          </table:table-cell>
          <table:table-cell office:value-type="float" office:value="31.5367000000002" calcext:value-type="float">
            <text:p>31.53670000000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7.4972999999974" calcext:value-type="float">
            <text:p>77.4972999999974</text:p>
          </table:table-cell>
          <table:table-cell office:value-type="float" office:value="143.833000000001" calcext:value-type="float">
            <text:p>143.833000000001</text:p>
          </table:table-cell>
          <table:table-cell office:value-type="float" office:value="47.1401" calcext:value-type="float">
            <text:p>47.1401</text:p>
          </table:table-cell>
          <table:table-cell office:value-type="float" office:value="49.2169999999987" calcext:value-type="float">
            <text:p>49.2169999999987</text:p>
          </table:table-cell>
          <table:table-cell office:value-type="float" office:value="60.9620000000035" calcext:value-type="float">
            <text:p>60.9620000000035</text:p>
          </table:table-cell>
          <table:table-cell office:value-type="float" office:value="31.1105999999981" calcext:value-type="float">
            <text:p>31.11059999999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8.7915000000012" calcext:value-type="float">
            <text:p>78.7915000000012</text:p>
          </table:table-cell>
          <table:table-cell office:value-type="float" office:value="147.093400000003" calcext:value-type="float">
            <text:p>147.093400000003</text:p>
          </table:table-cell>
          <table:table-cell office:value-type="float" office:value="48.8485999999995" calcext:value-type="float">
            <text:p>48.8485999999995</text:p>
          </table:table-cell>
          <table:table-cell office:value-type="float" office:value="61.5914000000046" calcext:value-type="float">
            <text:p>61.5914000000046</text:p>
          </table:table-cell>
          <table:table-cell office:value-type="float" office:value="49.6587000000019" calcext:value-type="float">
            <text:p>49.6587000000019</text:p>
          </table:table-cell>
          <table:table-cell office:value-type="float" office:value="29.9102000000033" calcext:value-type="float">
            <text:p>29.91020000000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0.5652999999964" calcext:value-type="float">
            <text:p>80.5652999999964</text:p>
          </table:table-cell>
          <table:table-cell office:value-type="float" office:value="162.772599999997" calcext:value-type="float">
            <text:p>162.772599999997</text:p>
          </table:table-cell>
          <table:table-cell office:value-type="float" office:value="46.7753000000002" calcext:value-type="float">
            <text:p>46.7753000000002</text:p>
          </table:table-cell>
          <table:table-cell office:value-type="float" office:value="60.6937999999957" calcext:value-type="float">
            <text:p>60.6937999999957</text:p>
          </table:table-cell>
          <table:table-cell office:value-type="float" office:value="63.7127999999976" calcext:value-type="float">
            <text:p>63.7127999999976</text:p>
          </table:table-cell>
          <table:table-cell office:value-type="float" office:value="31.7444999999985" calcext:value-type="float">
            <text:p>31.74449999999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8.0026000000049" calcext:value-type="float">
            <text:p>78.0026000000049</text:p>
          </table:table-cell>
          <table:table-cell office:value-type="float" office:value="150.9669" calcext:value-type="float">
            <text:p>150.9669</text:p>
          </table:table-cell>
          <table:table-cell office:value-type="float" office:value="48.5913999999994" calcext:value-type="float">
            <text:p>48.5913999999994</text:p>
          </table:table-cell>
          <table:table-cell office:value-type="float" office:value="50.9503000000038" calcext:value-type="float">
            <text:p>50.9503000000038</text:p>
          </table:table-cell>
          <table:table-cell office:value-type="float" office:value="59.5420000000004" calcext:value-type="float">
            <text:p>59.5420000000004</text:p>
          </table:table-cell>
          <table:table-cell office:value-type="float" office:value="30.9239999999988" calcext:value-type="float">
            <text:p>30.92399999999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9.7298999999967" calcext:value-type="float">
            <text:p>79.7298999999967</text:p>
          </table:table-cell>
          <table:table-cell office:value-type="float" office:value="160.573499999998" calcext:value-type="float">
            <text:p>160.573499999998</text:p>
          </table:table-cell>
          <table:table-cell office:value-type="float" office:value="46.0249000000061" calcext:value-type="float">
            <text:p>46.0249000000061</text:p>
          </table:table-cell>
          <table:table-cell office:value-type="float" office:value="63.1410000000017" calcext:value-type="float">
            <text:p>63.1410000000017</text:p>
          </table:table-cell>
          <table:table-cell office:value-type="float" office:value="66.568199999999" calcext:value-type="float">
            <text:p>66.568199999999</text:p>
          </table:table-cell>
          <table:table-cell office:value-type="float" office:value="30.5996000000022" calcext:value-type="float">
            <text:p>30.59960000000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7.6627999999988" calcext:value-type="float">
            <text:p>77.6627999999988</text:p>
          </table:table-cell>
          <table:table-cell office:value-type="float" office:value="166.120500000005" calcext:value-type="float">
            <text:p>166.120500000005</text:p>
          </table:table-cell>
          <table:table-cell office:value-type="float" office:value="47.0133999999973" calcext:value-type="float">
            <text:p>47.0133999999973</text:p>
          </table:table-cell>
          <table:table-cell office:value-type="float" office:value="62.0400999999973" calcext:value-type="float">
            <text:p>62.0400999999973</text:p>
          </table:table-cell>
          <table:table-cell office:value-type="float" office:value="59.9468999999999" calcext:value-type="float">
            <text:p>59.9468999999999</text:p>
          </table:table-cell>
          <table:table-cell office:value-type="float" office:value="31.4635999999986" calcext:value-type="float">
            <text:p>31.46359999999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1.3375000000036" calcext:value-type="float">
            <text:p>81.3375000000036</text:p>
          </table:table-cell>
          <table:table-cell office:value-type="float" office:value="147.126499999999" calcext:value-type="float">
            <text:p>147.126499999999</text:p>
          </table:table-cell>
          <table:table-cell office:value-type="float" office:value="45.8902999999964" calcext:value-type="float">
            <text:p>45.8902999999964</text:p>
          </table:table-cell>
          <table:table-cell office:value-type="float" office:value="47.7942999999996" calcext:value-type="float">
            <text:p>47.7942999999996</text:p>
          </table:table-cell>
          <table:table-cell office:value-type="float" office:value="62.1778000000006" calcext:value-type="float">
            <text:p>62.1778000000006</text:p>
          </table:table-cell>
          <table:table-cell office:value-type="float" office:value="31.843600000002" calcext:value-type="float">
            <text:p>31.8436000000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0.0525000000008" calcext:value-type="float">
            <text:p>80.0525000000008</text:p>
          </table:table-cell>
          <table:table-cell office:value-type="float" office:value="157.929899999999" calcext:value-type="float">
            <text:p>157.929899999999</text:p>
          </table:table-cell>
          <table:table-cell office:value-type="float" office:value="46.9634000000028" calcext:value-type="float">
            <text:p>46.9634000000028</text:p>
          </table:table-cell>
          <table:table-cell office:value-type="float" office:value="59.8474000000024" calcext:value-type="float">
            <text:p>59.8474000000024</text:p>
          </table:table-cell>
          <table:table-cell office:value-type="float" office:value="63.2619000000005" calcext:value-type="float">
            <text:p>63.2619000000005</text:p>
          </table:table-cell>
          <table:table-cell office:value-type="float" office:value="31.7282999999975" calcext:value-type="float">
            <text:p>31.72829999999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1.8643999999935" calcext:value-type="float">
            <text:p>81.8643999999935</text:p>
          </table:table-cell>
          <table:table-cell office:value-type="float" office:value="162.582899999997" calcext:value-type="float">
            <text:p>162.582899999997</text:p>
          </table:table-cell>
          <table:table-cell office:value-type="float" office:value="46.4643999999979" calcext:value-type="float">
            <text:p>46.4643999999979</text:p>
          </table:table-cell>
          <table:table-cell office:value-type="float" office:value="49.827999999998" calcext:value-type="float">
            <text:p>49.827999999998</text:p>
          </table:table-cell>
          <table:table-cell office:value-type="float" office:value="61.6391000000007" calcext:value-type="float">
            <text:p>61.6391000000007</text:p>
          </table:table-cell>
          <table:table-cell office:value-type="float" office:value="31.3690000000015" calcext:value-type="float">
            <text:p>31.36900000000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6.336100000006" calcext:value-type="float">
            <text:p>76.336100000006</text:p>
          </table:table-cell>
          <table:table-cell office:value-type="float" office:value="167.240700000001" calcext:value-type="float">
            <text:p>167.240700000001</text:p>
          </table:table-cell>
          <table:table-cell office:value-type="float" office:value="47.4394000000018" calcext:value-type="float">
            <text:p>47.4394000000018</text:p>
          </table:table-cell>
          <table:table-cell office:value-type="float" office:value="60.4697999999999" calcext:value-type="float">
            <text:p>60.4697999999999</text:p>
          </table:table-cell>
          <table:table-cell office:value-type="float" office:value="64.2427000000012" calcext:value-type="float">
            <text:p>64.2427000000012</text:p>
          </table:table-cell>
          <table:table-cell office:value-type="float" office:value="30.4660999999982" calcext:value-type="float">
            <text:p>30.46609999999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9.1302999999957" calcext:value-type="float">
            <text:p>79.1302999999957</text:p>
          </table:table-cell>
          <table:table-cell office:value-type="float" office:value="139.159500000005" calcext:value-type="float">
            <text:p>139.159500000005</text:p>
          </table:table-cell>
          <table:table-cell office:value-type="float" office:value="46.1869000000021" calcext:value-type="float">
            <text:p>46.1869000000021</text:p>
          </table:table-cell>
          <table:table-cell office:value-type="float" office:value="52.1024999999966" calcext:value-type="float">
            <text:p>52.1024999999966</text:p>
          </table:table-cell>
          <table:table-cell office:value-type="float" office:value="60.6804999999966" calcext:value-type="float">
            <text:p>60.6804999999966</text:p>
          </table:table-cell>
          <table:table-cell office:value-type="float" office:value="30.4207000000005" calcext:value-type="float">
            <text:p>30.42070000000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7.6954000000032" calcext:value-type="float">
            <text:p>77.6954000000032</text:p>
          </table:table-cell>
          <table:table-cell office:value-type="float" office:value="145.5986" calcext:value-type="float">
            <text:p>145.5986</text:p>
          </table:table-cell>
          <table:table-cell office:value-type="float" office:value="47.5410999999966" calcext:value-type="float">
            <text:p>47.5410999999966</text:p>
          </table:table-cell>
          <table:table-cell office:value-type="float" office:value="57.1077000000031" calcext:value-type="float">
            <text:p>57.1077000000031</text:p>
          </table:table-cell>
          <table:table-cell office:value-type="float" office:value="62.0562000000007" calcext:value-type="float">
            <text:p>62.0562000000007</text:p>
          </table:table-cell>
          <table:table-cell office:value-type="float" office:value="34.4586000000007" calcext:value-type="float">
            <text:p>34.45860000000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7.7390999999952" calcext:value-type="float">
            <text:p>77.7390999999952</text:p>
          </table:table-cell>
          <table:table-cell office:value-type="float" office:value="152.398399999996" calcext:value-type="float">
            <text:p>152.398399999996</text:p>
          </table:table-cell>
          <table:table-cell office:value-type="float" office:value="45.1803999999996" calcext:value-type="float">
            <text:p>45.1803999999996</text:p>
          </table:table-cell>
          <table:table-cell office:value-type="float" office:value="61.8630000000024" calcext:value-type="float">
            <text:p>61.8630000000024</text:p>
          </table:table-cell>
          <table:table-cell office:value-type="float" office:value="64.8730999999998" calcext:value-type="float">
            <text:p>64.8730999999998</text:p>
          </table:table-cell>
          <table:table-cell office:value-type="float" office:value="30.4193999999995" calcext:value-type="float">
            <text:p>30.41939999999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2.3058000000003" calcext:value-type="float">
            <text:p>82.3058000000003</text:p>
          </table:table-cell>
          <table:table-cell office:value-type="float" office:value="154.373100000001" calcext:value-type="float">
            <text:p>154.373100000001</text:p>
          </table:table-cell>
          <table:table-cell office:value-type="float" office:value="45.6284999999994" calcext:value-type="float">
            <text:p>45.6284999999994</text:p>
          </table:table-cell>
          <table:table-cell office:value-type="float" office:value="50.6083999999945" calcext:value-type="float">
            <text:p>50.6083999999945</text:p>
          </table:table-cell>
          <table:table-cell office:value-type="float" office:value="63.187499999998" calcext:value-type="float">
            <text:p>63.187499999998</text:p>
          </table:table-cell>
          <table:table-cell office:value-type="float" office:value="30.4973000000004" calcext:value-type="float">
            <text:p>30.497300000000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7.9078000000055" calcext:value-type="float">
            <text:p>77.9078000000055</text:p>
          </table:table-cell>
          <table:table-cell office:value-type="float" office:value="155.709299999998" calcext:value-type="float">
            <text:p>155.709299999998</text:p>
          </table:table-cell>
          <table:table-cell office:value-type="float" office:value="48.753700000006" calcext:value-type="float">
            <text:p>48.753700000006</text:p>
          </table:table-cell>
          <table:table-cell office:value-type="float" office:value="61.9906000000015" calcext:value-type="float">
            <text:p>61.9906000000015</text:p>
          </table:table-cell>
          <table:table-cell office:value-type="float" office:value="81.7088000000013" calcext:value-type="float">
            <text:p>81.7088000000013</text:p>
          </table:table-cell>
          <table:table-cell office:value-type="float" office:value="30.8956000000009" calcext:value-type="float">
            <text:p>30.89560000000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7.9933999999969" calcext:value-type="float">
            <text:p>77.9933999999969</text:p>
          </table:table-cell>
          <table:table-cell office:value-type="float" office:value="160.827000000005" calcext:value-type="float">
            <text:p>160.827000000005</text:p>
          </table:table-cell>
          <table:table-cell office:value-type="float" office:value="44.9881999999988" calcext:value-type="float">
            <text:p>44.9881999999988</text:p>
          </table:table-cell>
          <table:table-cell office:value-type="float" office:value="60.5057000000002" calcext:value-type="float">
            <text:p>60.5057000000002</text:p>
          </table:table-cell>
          <table:table-cell office:value-type="float" office:value="67.8577999999988" calcext:value-type="float">
            <text:p>67.8577999999988</text:p>
          </table:table-cell>
          <table:table-cell office:value-type="float" office:value="30.6564999999992" calcext:value-type="float">
            <text:p>30.656499999999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9.4506000000013" calcext:value-type="float">
            <text:p>79.4506000000013</text:p>
          </table:table-cell>
          <table:table-cell office:value-type="float" office:value="170.105499999998" calcext:value-type="float">
            <text:p>170.105499999998</text:p>
          </table:table-cell>
          <table:table-cell office:value-type="float" office:value="47.2772999999975" calcext:value-type="float">
            <text:p>47.2772999999975</text:p>
          </table:table-cell>
          <table:table-cell office:value-type="float" office:value="47.9289000000023" calcext:value-type="float">
            <text:p>47.9289000000023</text:p>
          </table:table-cell>
          <table:table-cell office:value-type="float" office:value="53.2868000000022" calcext:value-type="float">
            <text:p>53.2868000000022</text:p>
          </table:table-cell>
          <table:table-cell office:value-type="float" office:value="30.7363000000009" calcext:value-type="float">
            <text:p>30.73630000000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.6900000000018" calcext:value-type="float">
            <text:p>81.6900000000018</text:p>
          </table:table-cell>
          <table:table-cell office:value-type="float" office:value="188.337300000001" calcext:value-type="float">
            <text:p>188.337300000001</text:p>
          </table:table-cell>
          <table:table-cell office:value-type="float" office:value="47.0662000000033" calcext:value-type="float">
            <text:p>47.0662000000033</text:p>
          </table:table-cell>
          <table:table-cell office:value-type="float" office:value="61.5274000000028" calcext:value-type="float">
            <text:p>61.5274000000028</text:p>
          </table:table-cell>
          <table:table-cell office:value-type="float" office:value="62.117200000003" calcext:value-type="float">
            <text:p>62.117200000003</text:p>
          </table:table-cell>
          <table:table-cell office:value-type="float" office:value="31.8544000000003" calcext:value-type="float">
            <text:p>31.85440000000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8.1989999999979" calcext:value-type="float">
            <text:p>78.1989999999979</text:p>
          </table:table-cell>
          <table:table-cell office:value-type="float" office:value="149.523199999997" calcext:value-type="float">
            <text:p>149.523199999997</text:p>
          </table:table-cell>
          <table:table-cell office:value-type="float" office:value="48.9831000000009" calcext:value-type="float">
            <text:p>48.9831000000009</text:p>
          </table:table-cell>
          <table:table-cell office:value-type="float" office:value="49.4933999999958" calcext:value-type="float">
            <text:p>49.4933999999958</text:p>
          </table:table-cell>
          <table:table-cell office:value-type="float" office:value="61.5836999999999" calcext:value-type="float">
            <text:p>61.5836999999999</text:p>
          </table:table-cell>
          <table:table-cell office:value-type="float" office:value="35.3721" calcext:value-type="float">
            <text:p>35.37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7.8735000000026" calcext:value-type="float">
            <text:p>77.8735000000026</text:p>
          </table:table-cell>
          <table:table-cell office:value-type="float" office:value="143.853900000003" calcext:value-type="float">
            <text:p>143.853900000003</text:p>
          </table:table-cell>
          <table:table-cell office:value-type="float" office:value="44.7044999999946" calcext:value-type="float">
            <text:p>44.7044999999946</text:p>
          </table:table-cell>
          <table:table-cell office:value-type="float" office:value="58.2615000000004" calcext:value-type="float">
            <text:p>58.2615000000004</text:p>
          </table:table-cell>
          <table:table-cell office:value-type="float" office:value="60.3258000000011" calcext:value-type="float">
            <text:p>60.3258000000011</text:p>
          </table:table-cell>
          <table:table-cell office:value-type="float" office:value="27.3930999999976" calcext:value-type="float">
            <text:p>27.39309999999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0.2520999999956" calcext:value-type="float">
            <text:p>80.2520999999956</text:p>
          </table:table-cell>
          <table:table-cell office:value-type="float" office:value="153.316799999999" calcext:value-type="float">
            <text:p>153.316799999999</text:p>
          </table:table-cell>
          <table:table-cell office:value-type="float" office:value="48.6260999999999" calcext:value-type="float">
            <text:p>48.6260999999999</text:p>
          </table:table-cell>
          <table:table-cell office:value-type="float" office:value="62.4064000000004" calcext:value-type="float">
            <text:p>62.4064000000004</text:p>
          </table:table-cell>
          <table:table-cell office:value-type="float" office:value="67.1170999999973" calcext:value-type="float">
            <text:p>67.1170999999973</text:p>
          </table:table-cell>
          <table:table-cell office:value-type="float" office:value="31.5393999999998" calcext:value-type="float">
            <text:p>31.53939999999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9.3333000000018" calcext:value-type="float">
            <text:p>79.3333000000018</text:p>
          </table:table-cell>
          <table:table-cell office:value-type="float" office:value="149.812599999997" calcext:value-type="float">
            <text:p>149.812599999997</text:p>
          </table:table-cell>
          <table:table-cell office:value-type="float" office:value="45.835100000005" calcext:value-type="float">
            <text:p>45.835100000005</text:p>
          </table:table-cell>
          <table:table-cell office:value-type="float" office:value="47.910899999998" calcext:value-type="float">
            <text:p>47.910899999998</text:p>
          </table:table-cell>
          <table:table-cell office:value-type="float" office:value="61.7328000000015" calcext:value-type="float">
            <text:p>61.7328000000015</text:p>
          </table:table-cell>
          <table:table-cell office:value-type="float" office:value="31.4381000000026" calcext:value-type="float">
            <text:p>31.43810000000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2.9147999999975" calcext:value-type="float">
            <text:p>82.9147999999975</text:p>
          </table:table-cell>
          <table:table-cell office:value-type="float" office:value="161.617700000001" calcext:value-type="float">
            <text:p>161.617700000001</text:p>
          </table:table-cell>
          <table:table-cell office:value-type="float" office:value="47.2551999999951" calcext:value-type="float">
            <text:p>47.2551999999951</text:p>
          </table:table-cell>
          <table:table-cell office:value-type="float" office:value="66.7414999999991" calcext:value-type="float">
            <text:p>66.7414999999991</text:p>
          </table:table-cell>
          <table:table-cell office:value-type="float" office:value="61.4344999999972" calcext:value-type="float">
            <text:p>61.4344999999972</text:p>
          </table:table-cell>
          <table:table-cell office:value-type="float" office:value="30.5220999999989" calcext:value-type="float">
            <text:p>30.52209999999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7.9415000000014" calcext:value-type="float">
            <text:p>77.9415000000014</text:p>
          </table:table-cell>
          <table:table-cell office:value-type="float" office:value="154.590500000005" calcext:value-type="float">
            <text:p>154.590500000005</text:p>
          </table:table-cell>
          <table:table-cell office:value-type="float" office:value="45.9472000000005" calcext:value-type="float">
            <text:p>45.9472000000005</text:p>
          </table:table-cell>
          <table:table-cell office:value-type="float" office:value="58.7557000000061" calcext:value-type="float">
            <text:p>58.7557000000061</text:p>
          </table:table-cell>
          <table:table-cell office:value-type="float" office:value="63.6774000000031" calcext:value-type="float">
            <text:p>63.6774000000031</text:p>
          </table:table-cell>
          <table:table-cell office:value-type="float" office:value="30.9021999999999" calcext:value-type="float">
            <text:p>30.90219999999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9.6109999999999" calcext:value-type="float">
            <text:p>79.6109999999999</text:p>
          </table:table-cell>
          <table:table-cell office:value-type="float" office:value="166.752099999997" calcext:value-type="float">
            <text:p>166.752099999997</text:p>
          </table:table-cell>
          <table:table-cell office:value-type="float" office:value="47.2960000000029" calcext:value-type="float">
            <text:p>47.2960000000029</text:p>
          </table:table-cell>
          <table:table-cell office:value-type="float" office:value="60.2486999999954" calcext:value-type="float">
            <text:p>60.2486999999954</text:p>
          </table:table-cell>
          <table:table-cell office:value-type="float" office:value="62.5478999999984" calcext:value-type="float">
            <text:p>62.5478999999984</text:p>
          </table:table-cell>
          <table:table-cell office:value-type="float" office:value="30.1031999999992" calcext:value-type="float">
            <text:p>30.103199999999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.0495000000011" calcext:value-type="float">
            <text:p>77.0495000000011</text:p>
          </table:table-cell>
          <table:table-cell office:value-type="float" office:value="148.575000000001" calcext:value-type="float">
            <text:p>148.575000000001</text:p>
          </table:table-cell>
          <table:table-cell office:value-type="float" office:value="46.8446" calcext:value-type="float">
            <text:p>46.8446</text:p>
          </table:table-cell>
          <table:table-cell office:value-type="float" office:value="62.7616000000018" calcext:value-type="float">
            <text:p>62.7616000000018</text:p>
          </table:table-cell>
          <table:table-cell office:value-type="float" office:value="65.6686999999963" calcext:value-type="float">
            <text:p>65.6686999999963</text:p>
          </table:table-cell>
          <table:table-cell office:value-type="float" office:value="31.1205000000001" calcext:value-type="float">
            <text:p>31.12050000000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.3836999999987" calcext:value-type="float">
            <text:p>80.3836999999987</text:p>
          </table:table-cell>
          <table:table-cell office:value-type="float" office:value="147.249699999996" calcext:value-type="float">
            <text:p>147.249699999996</text:p>
          </table:table-cell>
          <table:table-cell office:value-type="float" office:value="47.820999999999" calcext:value-type="float">
            <text:p>47.820999999999</text:p>
          </table:table-cell>
          <table:table-cell office:value-type="float" office:value="49.4745000000023" calcext:value-type="float">
            <text:p>49.4745000000023</text:p>
          </table:table-cell>
          <table:table-cell office:value-type="float" office:value="60.4679000000061" calcext:value-type="float">
            <text:p>60.4679000000061</text:p>
          </table:table-cell>
          <table:table-cell office:value-type="float" office:value="31.4474000000011" calcext:value-type="float">
            <text:p>31.44740000000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.8929999999984" calcext:value-type="float">
            <text:p>79.8929999999984</text:p>
          </table:table-cell>
          <table:table-cell office:value-type="float" office:value="156.216700000002" calcext:value-type="float">
            <text:p>156.216700000002</text:p>
          </table:table-cell>
          <table:table-cell office:value-type="float" office:value="45.5035000000024" calcext:value-type="float">
            <text:p>45.5035000000024</text:p>
          </table:table-cell>
          <table:table-cell office:value-type="float" office:value="60.9650999999971" calcext:value-type="float">
            <text:p>60.9650999999971</text:p>
          </table:table-cell>
          <table:table-cell office:value-type="float" office:value="62.1670999999964" calcext:value-type="float">
            <text:p>62.1670999999964</text:p>
          </table:table-cell>
          <table:table-cell office:value-type="float" office:value="31.2923999999981" calcext:value-type="float">
            <text:p>31.292399999998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5.8113999999992" calcext:value-type="float">
            <text:p>75.8113999999992</text:p>
          </table:table-cell>
          <table:table-cell office:value-type="float" office:value="163.525200000002" calcext:value-type="float">
            <text:p>163.525200000002</text:p>
          </table:table-cell>
          <table:table-cell office:value-type="float" office:value="48.8669000000002" calcext:value-type="float">
            <text:p>48.8669000000002</text:p>
          </table:table-cell>
          <table:table-cell office:value-type="float" office:value="62.2648000000012" calcext:value-type="float">
            <text:p>62.2648000000012</text:p>
          </table:table-cell>
          <table:table-cell office:value-type="float" office:value="64.3160999999992" calcext:value-type="float">
            <text:p>64.3160999999992</text:p>
          </table:table-cell>
          <table:table-cell office:value-type="float" office:value="29.8057000000007" calcext:value-type="float">
            <text:p>29.805700000000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.2656000000043" calcext:value-type="float">
            <text:p>83.2656000000043</text:p>
          </table:table-cell>
          <table:table-cell office:value-type="float" office:value="152.002299999999" calcext:value-type="float">
            <text:p>152.002299999999</text:p>
          </table:table-cell>
          <table:table-cell office:value-type="float" office:value="44.4317999999981" calcext:value-type="float">
            <text:p>44.4317999999981</text:p>
          </table:table-cell>
          <table:table-cell office:value-type="float" office:value="62.1937999999958" calcext:value-type="float">
            <text:p>62.1937999999958</text:p>
          </table:table-cell>
          <table:table-cell office:value-type="float" office:value="63.531900000001" calcext:value-type="float">
            <text:p>63.531900000001</text:p>
          </table:table-cell>
          <table:table-cell office:value-type="float" office:value="31.3049999999997" calcext:value-type="float">
            <text:p>31.30499999999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.4487999999967" calcext:value-type="float">
            <text:p>75.4487999999967</text:p>
          </table:table-cell>
          <table:table-cell office:value-type="float" office:value="154.496999999999" calcext:value-type="float">
            <text:p>154.496999999999</text:p>
          </table:table-cell>
          <table:table-cell office:value-type="float" office:value="45.2635999999984" calcext:value-type="float">
            <text:p>45.2635999999984</text:p>
          </table:table-cell>
          <table:table-cell office:value-type="float" office:value="49.5590000000021" calcext:value-type="float">
            <text:p>49.5590000000021</text:p>
          </table:table-cell>
          <table:table-cell office:value-type="float" office:value="65.0994000000011" calcext:value-type="float">
            <text:p>65.0994000000011</text:p>
          </table:table-cell>
          <table:table-cell office:value-type="float" office:value="31.6369999999999" calcext:value-type="float">
            <text:p>31.636999999999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2.283700000005" calcext:value-type="float">
            <text:p>82.283700000005</text:p>
          </table:table-cell>
          <table:table-cell office:value-type="float" office:value="160.103499999998" calcext:value-type="float">
            <text:p>160.103499999998</text:p>
          </table:table-cell>
          <table:table-cell office:value-type="float" office:value="46.0052000000033" calcext:value-type="float">
            <text:p>46.0052000000033</text:p>
          </table:table-cell>
          <table:table-cell office:value-type="float" office:value="61.9920000000036" calcext:value-type="float">
            <text:p>61.9920000000036</text:p>
          </table:table-cell>
          <table:table-cell office:value-type="float" office:value="58.5524999999976" calcext:value-type="float">
            <text:p>58.5524999999976</text:p>
          </table:table-cell>
          <table:table-cell office:value-type="float" office:value="29.8808000000008" calcext:value-type="float">
            <text:p>29.88080000000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7.8981999999999" calcext:value-type="float">
            <text:p>77.8981999999999</text:p>
          </table:table-cell>
          <table:table-cell office:value-type="float" office:value="150.4908" calcext:value-type="float">
            <text:p>150.4908</text:p>
          </table:table-cell>
          <table:table-cell office:value-type="float" office:value="47.3523999999941" calcext:value-type="float">
            <text:p>47.3523999999941</text:p>
          </table:table-cell>
          <table:table-cell office:value-type="float" office:value="60.344299999997" calcext:value-type="float">
            <text:p>60.344299999997</text:p>
          </table:table-cell>
          <table:table-cell office:value-type="float" office:value="60.7265000000012" calcext:value-type="float">
            <text:p>60.7265000000012</text:p>
          </table:table-cell>
          <table:table-cell office:value-type="float" office:value="31.8329999999989" calcext:value-type="float">
            <text:p>31.83299999999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.3910999999974" calcext:value-type="float">
            <text:p>75.3910999999974</text:p>
          </table:table-cell>
          <table:table-cell office:value-type="float" office:value="149.179199999999" calcext:value-type="float">
            <text:p>149.179199999999</text:p>
          </table:table-cell>
          <table:table-cell office:value-type="float" office:value="47.0359000000045" calcext:value-type="float">
            <text:p>47.0359000000045</text:p>
          </table:table-cell>
          <table:table-cell office:value-type="float" office:value="52.0372000000009" calcext:value-type="float">
            <text:p>52.0372000000009</text:p>
          </table:table-cell>
          <table:table-cell office:value-type="float" office:value="63.4707999999975" calcext:value-type="float">
            <text:p>63.4707999999975</text:p>
          </table:table-cell>
          <table:table-cell office:value-type="float" office:value="32.9311000000025" calcext:value-type="float">
            <text:p>32.93110000000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9.9793999999992" calcext:value-type="float">
            <text:p>79.9793999999992</text:p>
          </table:table-cell>
          <table:table-cell office:value-type="float" office:value="159.610000000001" calcext:value-type="float">
            <text:p>159.610000000001</text:p>
          </table:table-cell>
          <table:table-cell office:value-type="float" office:value="46.3717000000017" calcext:value-type="float">
            <text:p>46.3717000000017</text:p>
          </table:table-cell>
          <table:table-cell office:value-type="float" office:value="57.5898999999964" calcext:value-type="float">
            <text:p>57.5898999999964</text:p>
          </table:table-cell>
          <table:table-cell office:value-type="float" office:value="64.6830000000023" calcext:value-type="float">
            <text:p>64.6830000000023</text:p>
          </table:table-cell>
          <table:table-cell office:value-type="float" office:value="29.7596999999996" calcext:value-type="float">
            <text:p>29.75969999999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0.7356000000041" calcext:value-type="float">
            <text:p>80.7356000000041</text:p>
          </table:table-cell>
          <table:table-cell office:value-type="float" office:value="149.8597" calcext:value-type="float">
            <text:p>149.8597</text:p>
          </table:table-cell>
          <table:table-cell office:value-type="float" office:value="46.7587999999992" calcext:value-type="float">
            <text:p>46.7587999999992</text:p>
          </table:table-cell>
          <table:table-cell office:value-type="float" office:value="63.847200000005" calcext:value-type="float">
            <text:p>63.847200000005</text:p>
          </table:table-cell>
          <table:table-cell office:value-type="float" office:value="60.8860000000036" calcext:value-type="float">
            <text:p>60.8860000000036</text:p>
          </table:table-cell>
          <table:table-cell office:value-type="float" office:value="33.1328000000006" calcext:value-type="float">
            <text:p>33.132800000000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6.4336999999955" calcext:value-type="float">
            <text:p>76.4336999999955</text:p>
          </table:table-cell>
          <table:table-cell office:value-type="float" office:value="152.565100000004" calcext:value-type="float">
            <text:p>152.565100000004</text:p>
          </table:table-cell>
          <table:table-cell office:value-type="float" office:value="46.9581999999988" calcext:value-type="float">
            <text:p>46.9581999999988</text:p>
          </table:table-cell>
          <table:table-cell office:value-type="float" office:value="60.6498000000002" calcext:value-type="float">
            <text:p>60.6498000000002</text:p>
          </table:table-cell>
          <table:table-cell office:value-type="float" office:value="60.6802999999943" calcext:value-type="float">
            <text:p>60.6802999999943</text:p>
          </table:table-cell>
          <table:table-cell office:value-type="float" office:value="29.3598999999993" calcext:value-type="float">
            <text:p>29.359899999999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.409900000004" calcext:value-type="float">
            <text:p>78.409900000004</text:p>
          </table:table-cell>
          <table:table-cell office:value-type="float" office:value="155.801799999999" calcext:value-type="float">
            <text:p>155.801799999999</text:p>
          </table:table-cell>
          <table:table-cell office:value-type="float" office:value="48.0323999999968" calcext:value-type="float">
            <text:p>48.0323999999968</text:p>
          </table:table-cell>
          <table:table-cell office:value-type="float" office:value="60.2571000000012" calcext:value-type="float">
            <text:p>60.2571000000012</text:p>
          </table:table-cell>
          <table:table-cell office:value-type="float" office:value="64.0847000000022" calcext:value-type="float">
            <text:p>64.0847000000022</text:p>
          </table:table-cell>
          <table:table-cell office:value-type="float" office:value="31.8751000000006" calcext:value-type="float">
            <text:p>31.87510000000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9.5464999999993" calcext:value-type="float">
            <text:p>79.5464999999993</text:p>
          </table:table-cell>
          <table:table-cell office:value-type="float" office:value="157.221700000001" calcext:value-type="float">
            <text:p>157.221700000001</text:p>
          </table:table-cell>
          <table:table-cell office:value-type="float" office:value="47.7875000000054" calcext:value-type="float">
            <text:p>47.7875000000054</text:p>
          </table:table-cell>
          <table:table-cell office:value-type="float" office:value="50.5856999999992" calcext:value-type="float">
            <text:p>50.5856999999992</text:p>
          </table:table-cell>
          <table:table-cell office:value-type="float" office:value="64.3231000000029" calcext:value-type="float">
            <text:p>64.3231000000029</text:p>
          </table:table-cell>
          <table:table-cell office:value-type="float" office:value="32.4235999999978" calcext:value-type="float">
            <text:p>32.42359999999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0.6600999999958" calcext:value-type="float">
            <text:p>80.6600999999958</text:p>
          </table:table-cell>
          <table:table-cell office:value-type="float" office:value="159.316599999997" calcext:value-type="float">
            <text:p>159.316599999997</text:p>
          </table:table-cell>
          <table:table-cell office:value-type="float" office:value="45.7748999999978" calcext:value-type="float">
            <text:p>45.7748999999978</text:p>
          </table:table-cell>
          <table:table-cell office:value-type="float" office:value="63.2785999999967" calcext:value-type="float">
            <text:p>63.2785999999967</text:p>
          </table:table-cell>
          <table:table-cell office:value-type="float" office:value="61.2435999999974" calcext:value-type="float">
            <text:p>61.2435999999974</text:p>
          </table:table-cell>
          <table:table-cell office:value-type="float" office:value="30.2378999999995" calcext:value-type="float">
            <text:p>30.237899999999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0.4162000000019" calcext:value-type="float">
            <text:p>80.4162000000019</text:p>
          </table:table-cell>
          <table:table-cell office:value-type="float" office:value="154.234899999999" calcext:value-type="float">
            <text:p>154.234899999999</text:p>
          </table:table-cell>
          <table:table-cell office:value-type="float" office:value="45.5056999999997" calcext:value-type="float">
            <text:p>45.5056999999997</text:p>
          </table:table-cell>
          <table:table-cell office:value-type="float" office:value="58.7452999999982" calcext:value-type="float">
            <text:p>58.7452999999982</text:p>
          </table:table-cell>
          <table:table-cell office:value-type="float" office:value="61.3518999999982" calcext:value-type="float">
            <text:p>61.3518999999982</text:p>
          </table:table-cell>
          <table:table-cell office:value-type="float" office:value="31.7626000000004" calcext:value-type="float">
            <text:p>31.762600000000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7.8636000000006" calcext:value-type="float">
            <text:p>77.8636000000006</text:p>
          </table:table-cell>
          <table:table-cell office:value-type="float" office:value="143.380700000002" calcext:value-type="float">
            <text:p>143.380700000002</text:p>
          </table:table-cell>
          <table:table-cell office:value-type="float" office:value="48.2654999999994" calcext:value-type="float">
            <text:p>48.2654999999994</text:p>
          </table:table-cell>
          <table:table-cell office:value-type="float" office:value="61.4769000000024" calcext:value-type="float">
            <text:p>61.4769000000024</text:p>
          </table:table-cell>
          <table:table-cell office:value-type="float" office:value="66.9713999999999" calcext:value-type="float">
            <text:p>66.9713999999999</text:p>
          </table:table-cell>
          <table:table-cell office:value-type="float" office:value="31.0546000000009" calcext:value-type="float">
            <text:p>31.054600000000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.6575000000009" calcext:value-type="float">
            <text:p>80.6575000000009</text:p>
          </table:table-cell>
          <table:table-cell office:value-type="float" office:value="154.5737" calcext:value-type="float">
            <text:p>154.5737</text:p>
          </table:table-cell>
          <table:table-cell office:value-type="float" office:value="44.0558000000024" calcext:value-type="float">
            <text:p>44.0558000000024</text:p>
          </table:table-cell>
          <table:table-cell office:value-type="float" office:value="50.1434000000032" calcext:value-type="float">
            <text:p>50.1434000000032</text:p>
          </table:table-cell>
          <table:table-cell office:value-type="float" office:value="60.7799" calcext:value-type="float">
            <text:p>60.7799</text:p>
          </table:table-cell>
          <table:table-cell office:value-type="float" office:value="31.5766000000011" calcext:value-type="float">
            <text:p>31.576600000001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8.7678000000014" calcext:value-type="float">
            <text:p>78.7678000000014</text:p>
          </table:table-cell>
          <table:table-cell office:value-type="float" office:value="142.643100000001" calcext:value-type="float">
            <text:p>142.643100000001</text:p>
          </table:table-cell>
          <table:table-cell office:value-type="float" office:value="46.4182999999991" calcext:value-type="float">
            <text:p>46.4182999999991</text:p>
          </table:table-cell>
          <table:table-cell office:value-type="float" office:value="61.4697999999976" calcext:value-type="float">
            <text:p>61.4697999999976</text:p>
          </table:table-cell>
          <table:table-cell office:value-type="float" office:value="62.7557000000039" calcext:value-type="float">
            <text:p>62.7557000000039</text:p>
          </table:table-cell>
          <table:table-cell office:value-type="float" office:value="32.0050999999992" calcext:value-type="float">
            <text:p>32.005099999999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9.5628999999991" calcext:value-type="float">
            <text:p>79.5628999999991</text:p>
          </table:table-cell>
          <table:table-cell office:value-type="float" office:value="160.508999999998" calcext:value-type="float">
            <text:p>160.508999999998</text:p>
          </table:table-cell>
          <table:table-cell office:value-type="float" office:value="48.3953999999969" calcext:value-type="float">
            <text:p>48.3953999999969</text:p>
          </table:table-cell>
          <table:table-cell office:value-type="float" office:value="61.1954999999966" calcext:value-type="float">
            <text:p>61.1954999999966</text:p>
          </table:table-cell>
          <table:table-cell office:value-type="float" office:value="60.1362999999964" calcext:value-type="float">
            <text:p>60.1362999999964</text:p>
          </table:table-cell>
          <table:table-cell office:value-type="float" office:value="33.0841" calcext:value-type="float">
            <text:p>33.084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6.9700999999969" calcext:value-type="float">
            <text:p>76.9700999999969</text:p>
          </table:table-cell>
          <table:table-cell office:value-type="float" office:value="146.531000000003" calcext:value-type="float">
            <text:p>146.531000000003</text:p>
          </table:table-cell>
          <table:table-cell office:value-type="float" office:value="46.5587999999997" calcext:value-type="float">
            <text:p>46.5587999999997</text:p>
          </table:table-cell>
          <table:table-cell office:value-type="float" office:value="52.2929000000048" calcext:value-type="float">
            <text:p>52.2929000000048</text:p>
          </table:table-cell>
          <table:table-cell office:value-type="float" office:value="66.2362999999999" calcext:value-type="float">
            <text:p>66.2362999999999</text:p>
          </table:table-cell>
          <table:table-cell office:value-type="float" office:value="30.5177999999984" calcext:value-type="float">
            <text:p>30.517799999998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0.4219000000046" calcext:value-type="float">
            <text:p>80.4219000000046</text:p>
          </table:table-cell>
          <table:table-cell office:value-type="float" office:value="151.806899999997" calcext:value-type="float">
            <text:p>151.806899999997</text:p>
          </table:table-cell>
          <table:table-cell office:value-type="float" office:value="46.6012000000049" calcext:value-type="float">
            <text:p>46.6012000000049</text:p>
          </table:table-cell>
          <table:table-cell office:value-type="float" office:value="58.6916999999971" calcext:value-type="float">
            <text:p>58.6916999999971</text:p>
          </table:table-cell>
          <table:table-cell office:value-type="float" office:value="61.8289000000019" calcext:value-type="float">
            <text:p>61.8289000000019</text:p>
          </table:table-cell>
          <table:table-cell office:value-type="float" office:value="30.0767999999998" calcext:value-type="float">
            <text:p>30.07679999999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6.3824" calcext:value-type="float">
            <text:p>76.3824</text:p>
          </table:table-cell>
          <table:table-cell office:value-type="float" office:value="141.416900000003" calcext:value-type="float">
            <text:p>141.416900000003</text:p>
          </table:table-cell>
          <table:table-cell office:value-type="float" office:value="47.7790999999996" calcext:value-type="float">
            <text:p>47.7790999999996</text:p>
          </table:table-cell>
          <table:table-cell office:value-type="float" office:value="60.1753000000045" calcext:value-type="float">
            <text:p>60.1753000000045</text:p>
          </table:table-cell>
          <table:table-cell office:value-type="float" office:value="64.2217999999986" calcext:value-type="float">
            <text:p>64.2217999999986</text:p>
          </table:table-cell>
          <table:table-cell office:value-type="float" office:value="30.8255000000024" calcext:value-type="float">
            <text:p>30.82550000000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8.6134999999959" calcext:value-type="float">
            <text:p>78.6134999999959</text:p>
          </table:table-cell>
          <table:table-cell office:value-type="float" office:value="146.142099999999" calcext:value-type="float">
            <text:p>146.142099999999</text:p>
          </table:table-cell>
          <table:table-cell office:value-type="float" office:value="45.7217999999955" calcext:value-type="float">
            <text:p>45.7217999999955</text:p>
          </table:table-cell>
          <table:table-cell office:value-type="float" office:value="48.9181999999957" calcext:value-type="float">
            <text:p>48.9181999999957</text:p>
          </table:table-cell>
          <table:table-cell office:value-type="float" office:value="60.7919999999993" calcext:value-type="float">
            <text:p>60.7919999999993</text:p>
          </table:table-cell>
          <table:table-cell office:value-type="float" office:value="31.3914000000004" calcext:value-type="float">
            <text:p>31.39140000000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0.7439000000016" calcext:value-type="float">
            <text:p>80.7439000000016</text:p>
          </table:table-cell>
          <table:table-cell office:value-type="float" office:value="143.342199999999" calcext:value-type="float">
            <text:p>143.342199999999</text:p>
          </table:table-cell>
          <table:table-cell office:value-type="float" office:value="45.7634999999996" calcext:value-type="float">
            <text:p>45.7634999999996</text:p>
          </table:table-cell>
          <table:table-cell office:value-type="float" office:value="58.8167000000013" calcext:value-type="float">
            <text:p>58.8167000000013</text:p>
          </table:table-cell>
          <table:table-cell office:value-type="float" office:value="64.2011000000053" calcext:value-type="float">
            <text:p>64.2011000000053</text:p>
          </table:table-cell>
          <table:table-cell office:value-type="float" office:value="30.710599999999" calcext:value-type="float">
            <text:p>30.7105999999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7.0155000000017" calcext:value-type="float">
            <text:p>77.0155000000017</text:p>
          </table:table-cell>
          <table:table-cell office:value-type="float" office:value="155.929900000004" calcext:value-type="float">
            <text:p>155.929900000004</text:p>
          </table:table-cell>
          <table:table-cell office:value-type="float" office:value="48.3756" calcext:value-type="float">
            <text:p>48.3756</text:p>
          </table:table-cell>
          <table:table-cell office:value-type="float" office:value="49.8527999999965" calcext:value-type="float">
            <text:p>49.8527999999965</text:p>
          </table:table-cell>
          <table:table-cell office:value-type="float" office:value="63.4480999999951" calcext:value-type="float">
            <text:p>63.4480999999951</text:p>
          </table:table-cell>
          <table:table-cell office:value-type="float" office:value="31.6562000000005" calcext:value-type="float">
            <text:p>31.656200000000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0.0278999999975" calcext:value-type="float">
            <text:p>80.0278999999975</text:p>
          </table:table-cell>
          <table:table-cell office:value-type="float" office:value="145.2958" calcext:value-type="float">
            <text:p>145.2958</text:p>
          </table:table-cell>
          <table:table-cell office:value-type="float" office:value="49.6109000000047" calcext:value-type="float">
            <text:p>49.6109000000047</text:p>
          </table:table-cell>
          <table:table-cell office:value-type="float" office:value="46.1620000000025" calcext:value-type="float">
            <text:p>46.1620000000025</text:p>
          </table:table-cell>
          <table:table-cell office:value-type="float" office:value="62.6797000000039" calcext:value-type="float">
            <text:p>62.6797000000039</text:p>
          </table:table-cell>
          <table:table-cell office:value-type="float" office:value="30.6539999999984" calcext:value-type="float">
            <text:p>30.65399999999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8.6950999999974" calcext:value-type="float">
            <text:p>78.6950999999974</text:p>
          </table:table-cell>
          <table:table-cell office:value-type="float" office:value="155.338299999997" calcext:value-type="float">
            <text:p>155.338299999997</text:p>
          </table:table-cell>
          <table:table-cell office:value-type="float" office:value="44.0095999999954" calcext:value-type="float">
            <text:p>44.0095999999954</text:p>
          </table:table-cell>
          <table:table-cell office:value-type="float" office:value="64.0481000000008" calcext:value-type="float">
            <text:p>64.0481000000008</text:p>
          </table:table-cell>
          <table:table-cell office:value-type="float" office:value="62.9599999999968" calcext:value-type="float">
            <text:p>62.9599999999968</text:p>
          </table:table-cell>
          <table:table-cell office:value-type="float" office:value="32.0098000000009" calcext:value-type="float">
            <text:p>32.00980000000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8.1755000000004" calcext:value-type="float">
            <text:p>78.1755000000004</text:p>
          </table:table-cell>
          <table:table-cell office:value-type="float" office:value="150.278400000005" calcext:value-type="float">
            <text:p>150.278400000005</text:p>
          </table:table-cell>
          <table:table-cell office:value-type="float" office:value="47.6734000000008" calcext:value-type="float">
            <text:p>47.6734000000008</text:p>
          </table:table-cell>
          <table:table-cell office:value-type="float" office:value="61.320000000002" calcext:value-type="float">
            <text:p>61.320000000002</text:p>
          </table:table-cell>
          <table:table-cell office:value-type="float" office:value="61.6640000000004" calcext:value-type="float">
            <text:p>61.6640000000004</text:p>
          </table:table-cell>
          <table:table-cell office:value-type="float" office:value="35.3993999999993" calcext:value-type="float">
            <text:p>35.39939999999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8.8223000000059" calcext:value-type="float">
            <text:p>78.8223000000059</text:p>
          </table:table-cell>
          <table:table-cell office:value-type="float" office:value="148.428099999997" calcext:value-type="float">
            <text:p>148.428099999997</text:p>
          </table:table-cell>
          <table:table-cell office:value-type="float" office:value="45.9271000000001" calcext:value-type="float">
            <text:p>45.9271000000001</text:p>
          </table:table-cell>
          <table:table-cell office:value-type="float" office:value="49.1874999999951" calcext:value-type="float">
            <text:p>49.1874999999951</text:p>
          </table:table-cell>
          <table:table-cell office:value-type="float" office:value="63.8653999999974" calcext:value-type="float">
            <text:p>63.8653999999974</text:p>
          </table:table-cell>
          <table:table-cell office:value-type="float" office:value="27.6081999999995" calcext:value-type="float">
            <text:p>27.608199999999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2.2523999999945" calcext:value-type="float">
            <text:p>82.2523999999945</text:p>
          </table:table-cell>
          <table:table-cell office:value-type="float" office:value="154.820100000002" calcext:value-type="float">
            <text:p>154.820100000002</text:p>
          </table:table-cell>
          <table:table-cell office:value-type="float" office:value="46.4680999999985" calcext:value-type="float">
            <text:p>46.4680999999985</text:p>
          </table:table-cell>
          <table:table-cell office:value-type="float" office:value="59.316900000006" calcext:value-type="float">
            <text:p>59.316900000006</text:p>
          </table:table-cell>
          <table:table-cell office:value-type="float" office:value="61.7632000000015" calcext:value-type="float">
            <text:p>61.7632000000015</text:p>
          </table:table-cell>
          <table:table-cell office:value-type="float" office:value="30.7794000000001" calcext:value-type="float">
            <text:p>30.779400000000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7.2538000000012" calcext:value-type="float">
            <text:p>77.2538000000012</text:p>
          </table:table-cell>
          <table:table-cell office:value-type="float" office:value="141.643299999998" calcext:value-type="float">
            <text:p>141.643299999998</text:p>
          </table:table-cell>
          <table:table-cell office:value-type="float" office:value="46.2827000000061" calcext:value-type="float">
            <text:p>46.2827000000061</text:p>
          </table:table-cell>
          <table:table-cell office:value-type="float" office:value="49.2644999999996" calcext:value-type="float">
            <text:p>49.2644999999996</text:p>
          </table:table-cell>
          <table:table-cell office:value-type="float" office:value="62.3468000000003" calcext:value-type="float">
            <text:p>62.3468000000003</text:p>
          </table:table-cell>
          <table:table-cell office:value-type="float" office:value="30.5829000000024" calcext:value-type="float">
            <text:p>30.58290000000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4.0377000000032" calcext:value-type="float">
            <text:p>84.0377000000032</text:p>
          </table:table-cell>
          <table:table-cell office:value-type="float" office:value="150.0646" calcext:value-type="float">
            <text:p>150.0646</text:p>
          </table:table-cell>
          <table:table-cell office:value-type="float" office:value="47.6957999999996" calcext:value-type="float">
            <text:p>47.6957999999996</text:p>
          </table:table-cell>
          <table:table-cell office:value-type="float" office:value="63.2352999999952" calcext:value-type="float">
            <text:p>63.2352999999952</text:p>
          </table:table-cell>
          <table:table-cell office:value-type="float" office:value="59.9001000000001" calcext:value-type="float">
            <text:p>59.9001000000001</text:p>
          </table:table-cell>
          <table:table-cell office:value-type="float" office:value="31.1843999999972" calcext:value-type="float">
            <text:p>31.18439999999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4.4731999999999" calcext:value-type="float">
            <text:p>74.4731999999999</text:p>
          </table:table-cell>
          <table:table-cell office:value-type="float" office:value="149.657499999996" calcext:value-type="float">
            <text:p>149.657499999996</text:p>
          </table:table-cell>
          <table:table-cell office:value-type="float" office:value="49.5587999999998" calcext:value-type="float">
            <text:p>49.5587999999998</text:p>
          </table:table-cell>
          <table:table-cell office:value-type="float" office:value="62.480800000003" calcext:value-type="float">
            <text:p>62.480800000003</text:p>
          </table:table-cell>
          <table:table-cell office:value-type="float" office:value="63.6064000000047" calcext:value-type="float">
            <text:p>63.6064000000047</text:p>
          </table:table-cell>
          <table:table-cell office:value-type="float" office:value="32.0324000000021" calcext:value-type="float">
            <text:p>32.032400000002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7.5453999999982" calcext:value-type="float">
            <text:p>77.5453999999982</text:p>
          </table:table-cell>
          <table:table-cell office:value-type="float" office:value="152.970400000001" calcext:value-type="float">
            <text:p>152.970400000001</text:p>
          </table:table-cell>
          <table:table-cell office:value-type="float" office:value="48.7295000000003" calcext:value-type="float">
            <text:p>48.7295000000003</text:p>
          </table:table-cell>
          <table:table-cell office:value-type="float" office:value="58.4953999999982" calcext:value-type="float">
            <text:p>58.4953999999982</text:p>
          </table:table-cell>
          <table:table-cell office:value-type="float" office:value="63.3237999999992" calcext:value-type="float">
            <text:p>63.3237999999992</text:p>
          </table:table-cell>
          <table:table-cell office:value-type="float" office:value="30.7317000000005" calcext:value-type="float">
            <text:p>30.731700000000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4.5721000000026" calcext:value-type="float">
            <text:p>84.5721000000026</text:p>
          </table:table-cell>
          <table:table-cell office:value-type="float" office:value="154.558700000003" calcext:value-type="float">
            <text:p>154.558700000003</text:p>
          </table:table-cell>
          <table:table-cell office:value-type="float" office:value="43.8317999999995" calcext:value-type="float">
            <text:p>43.8317999999995</text:p>
          </table:table-cell>
          <table:table-cell office:value-type="float" office:value="50.0030999999979" calcext:value-type="float">
            <text:p>50.0030999999979</text:p>
          </table:table-cell>
          <table:table-cell office:value-type="float" office:value="62.571399999996" calcext:value-type="float">
            <text:p>62.571399999996</text:p>
          </table:table-cell>
          <table:table-cell office:value-type="float" office:value="30.3316000000002" calcext:value-type="float">
            <text:p>30.331600000000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6.7384999999976" calcext:value-type="float">
            <text:p>76.7384999999976</text:p>
          </table:table-cell>
          <table:table-cell office:value-type="float" office:value="149.913300000001" calcext:value-type="float">
            <text:p>149.913300000001</text:p>
          </table:table-cell>
          <table:table-cell office:value-type="float" office:value="48.6086999999955" calcext:value-type="float">
            <text:p>48.6086999999955</text:p>
          </table:table-cell>
          <table:table-cell office:value-type="float" office:value="61.1207000000036" calcext:value-type="float">
            <text:p>61.1207000000036</text:p>
          </table:table-cell>
          <table:table-cell office:value-type="float" office:value="64.6704999999983" calcext:value-type="float">
            <text:p>64.6704999999983</text:p>
          </table:table-cell>
          <table:table-cell office:value-type="float" office:value="32.0565999999971" calcext:value-type="float">
            <text:p>32.05659999999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7.6271000000008" calcext:value-type="float">
            <text:p>77.6271000000008</text:p>
          </table:table-cell>
          <table:table-cell office:value-type="float" office:value="142.681899999999" calcext:value-type="float">
            <text:p>142.681899999999</text:p>
          </table:table-cell>
          <table:table-cell office:value-type="float" office:value="48.0811000000045" calcext:value-type="float">
            <text:p>48.0811000000045</text:p>
          </table:table-cell>
          <table:table-cell office:value-type="float" office:value="64.8004999999969" calcext:value-type="float">
            <text:p>64.8004999999969</text:p>
          </table:table-cell>
          <table:table-cell office:value-type="float" office:value="61.4458000000013" calcext:value-type="float">
            <text:p>61.4458000000013</text:p>
          </table:table-cell>
          <table:table-cell office:value-type="float" office:value="31.7641000000002" calcext:value-type="float">
            <text:p>31.764100000000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6.8799000000016" calcext:value-type="float">
            <text:p>76.8799000000016</text:p>
          </table:table-cell>
          <table:table-cell office:value-type="float" office:value="159.534000000001" calcext:value-type="float">
            <text:p>159.534000000001</text:p>
          </table:table-cell>
          <table:table-cell office:value-type="float" office:value="48.0955999999964" calcext:value-type="float">
            <text:p>48.0955999999964</text:p>
          </table:table-cell>
          <table:table-cell office:value-type="float" office:value="58.427800000004" calcext:value-type="float">
            <text:p>58.427800000004</text:p>
          </table:table-cell>
          <table:table-cell office:value-type="float" office:value="63.5937000000055" calcext:value-type="float">
            <text:p>63.5937000000055</text:p>
          </table:table-cell>
          <table:table-cell office:value-type="float" office:value="31.3437000000008" calcext:value-type="float">
            <text:p>31.34370000000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1.1615999999944" calcext:value-type="float">
            <text:p>81.1615999999944</text:p>
          </table:table-cell>
          <table:table-cell office:value-type="float" office:value="157.432299999996" calcext:value-type="float">
            <text:p>157.432299999996</text:p>
          </table:table-cell>
          <table:table-cell office:value-type="float" office:value="46.6324" calcext:value-type="float">
            <text:p>46.6324</text:p>
          </table:table-cell>
          <table:table-cell office:value-type="float" office:value="50.9721999999968" calcext:value-type="float">
            <text:p>50.9721999999968</text:p>
          </table:table-cell>
          <table:table-cell office:value-type="float" office:value="63.391799999998" calcext:value-type="float">
            <text:p>63.391799999998</text:p>
          </table:table-cell>
          <table:table-cell office:value-type="float" office:value="31.251300000001" calcext:value-type="float">
            <text:p>31.25130000000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0.3806999999992" calcext:value-type="float">
            <text:p>80.3806999999992</text:p>
          </table:table-cell>
          <table:table-cell office:value-type="float" office:value="162.419499999999" calcext:value-type="float">
            <text:p>162.419499999999</text:p>
          </table:table-cell>
          <table:table-cell office:value-type="float" office:value="50.5040000000037" calcext:value-type="float">
            <text:p>50.5040000000037</text:p>
          </table:table-cell>
          <table:table-cell office:value-type="float" office:value="60.8398000000037" calcext:value-type="float">
            <text:p>60.8398000000037</text:p>
          </table:table-cell>
          <table:table-cell office:value-type="float" office:value="59.9203000000017" calcext:value-type="float">
            <text:p>59.9203000000017</text:p>
          </table:table-cell>
          <table:table-cell office:value-type="float" office:value="30.8506999999985" calcext:value-type="float">
            <text:p>30.85069999999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4.9330000000015" calcext:value-type="float">
            <text:p>74.9330000000015</text:p>
          </table:table-cell>
          <table:table-cell office:value-type="float" office:value="156.440700000005" calcext:value-type="float">
            <text:p>156.440700000005</text:p>
          </table:table-cell>
          <table:table-cell office:value-type="float" office:value="46.0410999999965" calcext:value-type="float">
            <text:p>46.0410999999965</text:p>
          </table:table-cell>
          <table:table-cell office:value-type="float" office:value="58.6886999999976" calcext:value-type="float">
            <text:p>58.6886999999976</text:p>
          </table:table-cell>
          <table:table-cell office:value-type="float" office:value="62.6925999999983" calcext:value-type="float">
            <text:p>62.6925999999983</text:p>
          </table:table-cell>
          <table:table-cell office:value-type="float" office:value="32.1730000000002" calcext:value-type="float">
            <text:p>32.17300000000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0.6340000000034" calcext:value-type="float">
            <text:p>80.6340000000034</text:p>
          </table:table-cell>
          <table:table-cell office:value-type="float" office:value="155.979099999996" calcext:value-type="float">
            <text:p>155.979099999996</text:p>
          </table:table-cell>
          <table:table-cell office:value-type="float" office:value="50.6858000000037" calcext:value-type="float">
            <text:p>50.6858000000037</text:p>
          </table:table-cell>
          <table:table-cell office:value-type="float" office:value="62.7375999999984" calcext:value-type="float">
            <text:p>62.7375999999984</text:p>
          </table:table-cell>
          <table:table-cell office:value-type="float" office:value="64.2311000000007" calcext:value-type="float">
            <text:p>64.2311000000007</text:p>
          </table:table-cell>
          <table:table-cell office:value-type="float" office:value="30.6586000000024" calcext:value-type="float">
            <text:p>30.658600000002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9.0952999999988" calcext:value-type="float">
            <text:p>79.0952999999988</text:p>
          </table:table-cell>
          <table:table-cell office:value-type="float" office:value="154.823" calcext:value-type="float">
            <text:p>154.823</text:p>
          </table:table-cell>
          <table:table-cell office:value-type="float" office:value="57.9184999999995" calcext:value-type="float">
            <text:p>57.9184999999995</text:p>
          </table:table-cell>
          <table:table-cell office:value-type="float" office:value="63.0359000000027" calcext:value-type="float">
            <text:p>63.0359000000027</text:p>
          </table:table-cell>
          <table:table-cell office:value-type="float" office:value="63.4233999999978" calcext:value-type="float">
            <text:p>63.4233999999978</text:p>
          </table:table-cell>
          <table:table-cell office:value-type="float" office:value="32.5825000000002" calcext:value-type="float">
            <text:p>32.58250000000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4.1363999999985" calcext:value-type="float">
            <text:p>84.1363999999985</text:p>
          </table:table-cell>
          <table:table-cell office:value-type="float" office:value="161.625999999998" calcext:value-type="float">
            <text:p>161.625999999998</text:p>
          </table:table-cell>
          <table:table-cell office:value-type="float" office:value="43.6239000000001" calcext:value-type="float">
            <text:p>43.6239000000001</text:p>
          </table:table-cell>
          <table:table-cell office:value-type="float" office:value="64.494400000001" calcext:value-type="float">
            <text:p>64.494400000001</text:p>
          </table:table-cell>
          <table:table-cell office:value-type="float" office:value="65.9145999999993" calcext:value-type="float">
            <text:p>65.9145999999993</text:p>
          </table:table-cell>
          <table:table-cell office:value-type="float" office:value="30.0649999999969" calcext:value-type="float">
            <text:p>30.064999999996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8.272600000005" calcext:value-type="float">
            <text:p>118.272600000005</text:p>
          </table:table-cell>
          <table:table-cell office:value-type="float" office:value="154.6436" calcext:value-type="float">
            <text:p>154.6436</text:p>
          </table:table-cell>
          <table:table-cell office:value-type="float" office:value="45.269900000001" calcext:value-type="float">
            <text:p>45.269900000001</text:p>
          </table:table-cell>
          <table:table-cell office:value-type="float" office:value="59.3080999999955" calcext:value-type="float">
            <text:p>59.3080999999955</text:p>
          </table:table-cell>
          <table:table-cell office:value-type="float" office:value="58.6272000000037" calcext:value-type="float">
            <text:p>58.6272000000037</text:p>
          </table:table-cell>
          <table:table-cell office:value-type="float" office:value="31.6438000000012" calcext:value-type="float">
            <text:p>31.643800000001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4.620699999998" calcext:value-type="float">
            <text:p>104.620699999998</text:p>
          </table:table-cell>
          <table:table-cell office:value-type="float" office:value="151.715000000003" calcext:value-type="float">
            <text:p>151.715000000003</text:p>
          </table:table-cell>
          <table:table-cell office:value-type="float" office:value="47.1857" calcext:value-type="float">
            <text:p>47.1857</text:p>
          </table:table-cell>
          <table:table-cell office:value-type="float" office:value="48.9911000000021" calcext:value-type="float">
            <text:p>48.9911000000021</text:p>
          </table:table-cell>
          <table:table-cell office:value-type="float" office:value="63.9656999999971" calcext:value-type="float">
            <text:p>63.9656999999971</text:p>
          </table:table-cell>
          <table:table-cell office:value-type="float" office:value="31.3233000000004" calcext:value-type="float">
            <text:p>31.323300000000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3.041900000001" calcext:value-type="float">
            <text:p>103.041900000001</text:p>
          </table:table-cell>
          <table:table-cell office:value-type="float" office:value="149.9278" calcext:value-type="float">
            <text:p>149.9278</text:p>
          </table:table-cell>
          <table:table-cell office:value-type="float" office:value="46.6496999999961" calcext:value-type="float">
            <text:p>46.6496999999961</text:p>
          </table:table-cell>
          <table:table-cell office:value-type="float" office:value="61.4696000000023" calcext:value-type="float">
            <text:p>61.4696000000023</text:p>
          </table:table-cell>
          <table:table-cell office:value-type="float" office:value="63.4371000000016" calcext:value-type="float">
            <text:p>63.4371000000016</text:p>
          </table:table-cell>
          <table:table-cell office:value-type="float" office:value="31.0184999999983" calcext:value-type="float">
            <text:p>31.01849999999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2.353099999995" calcext:value-type="float">
            <text:p>102.353099999995</text:p>
          </table:table-cell>
          <table:table-cell office:value-type="float" office:value="160.153600000001" calcext:value-type="float">
            <text:p>160.153600000001</text:p>
          </table:table-cell>
          <table:table-cell office:value-type="float" office:value="46.6183999999998" calcext:value-type="float">
            <text:p>46.6183999999998</text:p>
          </table:table-cell>
          <table:table-cell office:value-type="float" office:value="50.2254999999963" calcext:value-type="float">
            <text:p>50.2254999999963</text:p>
          </table:table-cell>
          <table:table-cell office:value-type="float" office:value="65.5219000000002" calcext:value-type="float">
            <text:p>65.5219000000002</text:p>
          </table:table-cell>
          <table:table-cell office:value-type="float" office:value="31.6036000000004" calcext:value-type="float">
            <text:p>31.603600000000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3.7751" calcext:value-type="float">
            <text:p>103.7751</text:p>
          </table:table-cell>
          <table:table-cell office:value-type="float" office:value="151.871399999997" calcext:value-type="float">
            <text:p>151.871399999997</text:p>
          </table:table-cell>
          <table:table-cell office:value-type="float" office:value="47.6497000000009" calcext:value-type="float">
            <text:p>47.6497000000009</text:p>
          </table:table-cell>
          <table:table-cell office:value-type="float" office:value="61.4561000000009" calcext:value-type="float">
            <text:p>61.4561000000009</text:p>
          </table:table-cell>
          <table:table-cell office:value-type="float" office:value="60.8091000000002" calcext:value-type="float">
            <text:p>60.8091000000002</text:p>
          </table:table-cell>
          <table:table-cell office:value-type="float" office:value="30.3226000000016" calcext:value-type="float">
            <text:p>30.32260000000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4.489000000001" calcext:value-type="float">
            <text:p>104.489000000001</text:p>
          </table:table-cell>
          <table:table-cell office:value-type="float" office:value="156.424700000002" calcext:value-type="float">
            <text:p>156.424700000002</text:p>
          </table:table-cell>
          <table:table-cell office:value-type="float" office:value="50.6048999999962" calcext:value-type="float">
            <text:p>50.6048999999962</text:p>
          </table:table-cell>
          <table:table-cell office:value-type="float" office:value="59.7346999999999" calcext:value-type="float">
            <text:p>59.7346999999999</text:p>
          </table:table-cell>
          <table:table-cell office:value-type="float" office:value="63.0643999999947" calcext:value-type="float">
            <text:p>63.0643999999947</text:p>
          </table:table-cell>
          <table:table-cell office:value-type="float" office:value="31.8313000000003" calcext:value-type="float">
            <text:p>31.831300000000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9.9027000000012" calcext:value-type="float">
            <text:p>99.9027000000012</text:p>
          </table:table-cell>
          <table:table-cell office:value-type="float" office:value="148.997399999999" calcext:value-type="float">
            <text:p>148.997399999999</text:p>
          </table:table-cell>
          <table:table-cell office:value-type="float" office:value="55.962700000002" calcext:value-type="float">
            <text:p>55.962700000002</text:p>
          </table:table-cell>
          <table:table-cell office:value-type="float" office:value="48.8858000000008" calcext:value-type="float">
            <text:p>48.8858000000008</text:p>
          </table:table-cell>
          <table:table-cell office:value-type="float" office:value="67.7203000000048" calcext:value-type="float">
            <text:p>67.7203000000048</text:p>
          </table:table-cell>
          <table:table-cell office:value-type="float" office:value="33.1527999999999" calcext:value-type="float">
            <text:p>33.15279999999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7.5312000000008" calcext:value-type="float">
            <text:p>87.5312000000008</text:p>
          </table:table-cell>
          <table:table-cell office:value-type="float" office:value="144.268099999998" calcext:value-type="float">
            <text:p>144.268099999998</text:p>
          </table:table-cell>
          <table:table-cell office:value-type="float" office:value="53.9053999999979" calcext:value-type="float">
            <text:p>53.9053999999979</text:p>
          </table:table-cell>
          <table:table-cell office:value-type="float" office:value="63.4718000000021" calcext:value-type="float">
            <text:p>63.4718000000021</text:p>
          </table:table-cell>
          <table:table-cell office:value-type="float" office:value="58.2373000000018" calcext:value-type="float">
            <text:p>58.2373000000018</text:p>
          </table:table-cell>
          <table:table-cell office:value-type="float" office:value="30.8817999999995" calcext:value-type="float">
            <text:p>30.88179999999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6.0396999999986" calcext:value-type="float">
            <text:p>96.0396999999986</text:p>
          </table:table-cell>
          <table:table-cell office:value-type="float" office:value="145.393000000006" calcext:value-type="float">
            <text:p>145.393000000006</text:p>
          </table:table-cell>
          <table:table-cell office:value-type="float" office:value="47.7819000000039" calcext:value-type="float">
            <text:p>47.7819000000039</text:p>
          </table:table-cell>
          <table:table-cell office:value-type="float" office:value="60.4918000000012" calcext:value-type="float">
            <text:p>60.4918000000012</text:p>
          </table:table-cell>
          <table:table-cell office:value-type="float" office:value="60.7767999999993" calcext:value-type="float">
            <text:p>60.7767999999993</text:p>
          </table:table-cell>
          <table:table-cell office:value-type="float" office:value="30.9354999999982" calcext:value-type="float">
            <text:p>30.93549999999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6.7301" calcext:value-type="float">
            <text:p>106.7301</text:p>
          </table:table-cell>
          <table:table-cell office:value-type="float" office:value="150.465599999997" calcext:value-type="float">
            <text:p>150.465599999997</text:p>
          </table:table-cell>
          <table:table-cell office:value-type="float" office:value="50.6178999999989" calcext:value-type="float">
            <text:p>50.6178999999989</text:p>
          </table:table-cell>
          <table:table-cell office:value-type="float" office:value="61.136299999994" calcext:value-type="float">
            <text:p>61.136299999994</text:p>
          </table:table-cell>
          <table:table-cell office:value-type="float" office:value="60.9551999999951" calcext:value-type="float">
            <text:p>60.9551999999951</text:p>
          </table:table-cell>
          <table:table-cell office:value-type="float" office:value="30.1577000000002" calcext:value-type="float">
            <text:p>30.15770000000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6.7359000000008" calcext:value-type="float">
            <text:p>86.7359000000008</text:p>
          </table:table-cell>
          <table:table-cell office:value-type="float" office:value="152.886299999999" calcext:value-type="float">
            <text:p>152.886299999999</text:p>
          </table:table-cell>
          <table:table-cell office:value-type="float" office:value="61.2725000000012" calcext:value-type="float">
            <text:p>61.2725000000012</text:p>
          </table:table-cell>
          <table:table-cell office:value-type="float" office:value="63.0841000000046" calcext:value-type="float">
            <text:p>63.0841000000046</text:p>
          </table:table-cell>
          <table:table-cell office:value-type="float" office:value="63.9859000000058" calcext:value-type="float">
            <text:p>63.9859000000058</text:p>
          </table:table-cell>
          <table:table-cell office:value-type="float" office:value="30.8102000000012" calcext:value-type="float">
            <text:p>30.81020000000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.3560000000024" calcext:value-type="float">
            <text:p>95.3560000000024</text:p>
          </table:table-cell>
          <table:table-cell office:value-type="float" office:value="154.288900000005" calcext:value-type="float">
            <text:p>154.288900000005</text:p>
          </table:table-cell>
          <table:table-cell office:value-type="float" office:value="68.8428999999999" calcext:value-type="float">
            <text:p>68.8428999999999</text:p>
          </table:table-cell>
          <table:table-cell office:value-type="float" office:value="63.5538999999952" calcext:value-type="float">
            <text:p>63.5538999999952</text:p>
          </table:table-cell>
          <table:table-cell office:value-type="float" office:value="61.957299999996" calcext:value-type="float">
            <text:p>61.957299999996</text:p>
          </table:table-cell>
          <table:table-cell office:value-type="float" office:value="32.2354999999988" calcext:value-type="float">
            <text:p>32.235499999998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5.2375999999973" calcext:value-type="float">
            <text:p>95.2375999999973</text:p>
          </table:table-cell>
          <table:table-cell office:value-type="float" office:value="150.786099999998" calcext:value-type="float">
            <text:p>150.786099999998</text:p>
          </table:table-cell>
          <table:table-cell office:value-type="float" office:value="55.3942000000021" calcext:value-type="float">
            <text:p>55.3942000000021</text:p>
          </table:table-cell>
          <table:table-cell office:value-type="float" office:value="62.0103000000043" calcext:value-type="float">
            <text:p>62.0103000000043</text:p>
          </table:table-cell>
          <table:table-cell office:value-type="float" office:value="61.2603000000007" calcext:value-type="float">
            <text:p>61.2603000000007</text:p>
          </table:table-cell>
          <table:table-cell office:value-type="float" office:value="33.6558000000018" calcext:value-type="float">
            <text:p>33.6558000000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0.3605000000027" calcext:value-type="float">
            <text:p>90.3605000000027</text:p>
          </table:table-cell>
          <table:table-cell office:value-type="float" office:value="152.692500000001" calcext:value-type="float">
            <text:p>152.692500000001</text:p>
          </table:table-cell>
          <table:table-cell office:value-type="float" office:value="54.7167999999942" calcext:value-type="float">
            <text:p>54.7167999999942</text:p>
          </table:table-cell>
          <table:table-cell office:value-type="float" office:value="59.1690999999983" calcext:value-type="float">
            <text:p>59.1690999999983</text:p>
          </table:table-cell>
          <table:table-cell office:value-type="float" office:value="63.6816999999965" calcext:value-type="float">
            <text:p>63.6816999999965</text:p>
          </table:table-cell>
          <table:table-cell office:value-type="float" office:value="27.1924999999982" calcext:value-type="float">
            <text:p>27.192499999998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3.4839999999966" calcext:value-type="float">
            <text:p>93.4839999999966</text:p>
          </table:table-cell>
          <table:table-cell office:value-type="float" office:value="169.820699999995" calcext:value-type="float">
            <text:p>169.820699999995</text:p>
          </table:table-cell>
          <table:table-cell office:value-type="float" office:value="56.9656000000052" calcext:value-type="float">
            <text:p>56.9656000000052</text:p>
          </table:table-cell>
          <table:table-cell office:value-type="float" office:value="51.4112999999981" calcext:value-type="float">
            <text:p>51.4112999999981</text:p>
          </table:table-cell>
          <table:table-cell office:value-type="float" office:value="61.7116000000024" calcext:value-type="float">
            <text:p>61.7116000000024</text:p>
          </table:table-cell>
          <table:table-cell office:value-type="float" office:value="34.0652000000006" calcext:value-type="float">
            <text:p>34.065200000000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6.0096000000021" calcext:value-type="float">
            <text:p>96.0096000000021</text:p>
          </table:table-cell>
          <table:table-cell office:value-type="float" office:value="156.334400000006" calcext:value-type="float">
            <text:p>156.334400000006</text:p>
          </table:table-cell>
          <table:table-cell office:value-type="float" office:value="47.9036999999991" calcext:value-type="float">
            <text:p>47.9036999999991</text:p>
          </table:table-cell>
          <table:table-cell office:value-type="float" office:value="60.3972000000042" calcext:value-type="float">
            <text:p>60.3972000000042</text:p>
          </table:table-cell>
          <table:table-cell office:value-type="float" office:value="61.6917999999984" calcext:value-type="float">
            <text:p>61.6917999999984</text:p>
          </table:table-cell>
          <table:table-cell office:value-type="float" office:value="31.6685999999997" calcext:value-type="float">
            <text:p>31.66859999999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3.8146000000018" calcext:value-type="float">
            <text:p>93.8146000000018</text:p>
          </table:table-cell>
          <table:table-cell office:value-type="float" office:value="149.058999999994" calcext:value-type="float">
            <text:p>149.058999999994</text:p>
          </table:table-cell>
          <table:table-cell office:value-type="float" office:value="51.8519999999967" calcext:value-type="float">
            <text:p>51.8519999999967</text:p>
          </table:table-cell>
          <table:table-cell office:value-type="float" office:value="61.9384999999966" calcext:value-type="float">
            <text:p>61.9384999999966</text:p>
          </table:table-cell>
          <table:table-cell office:value-type="float" office:value="64.7011000000006" calcext:value-type="float">
            <text:p>64.7011000000006</text:p>
          </table:table-cell>
          <table:table-cell office:value-type="float" office:value="32.0169000000021" calcext:value-type="float">
            <text:p>32.01690000000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3.2034999999942" calcext:value-type="float">
            <text:p>93.2034999999942</text:p>
          </table:table-cell>
          <table:table-cell office:value-type="float" office:value="152.388000000002" calcext:value-type="float">
            <text:p>152.388000000002</text:p>
          </table:table-cell>
          <table:table-cell office:value-type="float" office:value="64.5966000000016" calcext:value-type="float">
            <text:p>64.5966000000016</text:p>
          </table:table-cell>
          <table:table-cell office:value-type="float" office:value="48.8586000000026" calcext:value-type="float">
            <text:p>48.8586000000026</text:p>
          </table:table-cell>
          <table:table-cell office:value-type="float" office:value="58.7118000000046" calcext:value-type="float">
            <text:p>58.7118000000046</text:p>
          </table:table-cell>
          <table:table-cell office:value-type="float" office:value="29.0236999999998" calcext:value-type="float">
            <text:p>29.023699999999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3.9135000000013" calcext:value-type="float">
            <text:p>83.9135000000013</text:p>
          </table:table-cell>
          <table:table-cell office:value-type="float" office:value="143.359500000003" calcext:value-type="float">
            <text:p>143.359500000003</text:p>
          </table:table-cell>
          <table:table-cell office:value-type="float" office:value="56.6418000000013" calcext:value-type="float">
            <text:p>56.6418000000013</text:p>
          </table:table-cell>
          <table:table-cell office:value-type="float" office:value="61.670300000003" calcext:value-type="float">
            <text:p>61.670300000003</text:p>
          </table:table-cell>
          <table:table-cell office:value-type="float" office:value="62.8023999999954" calcext:value-type="float">
            <text:p>62.8023999999954</text:p>
          </table:table-cell>
          <table:table-cell office:value-type="float" office:value="31.1594" calcext:value-type="float">
            <text:p>31.159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3.040000000002" calcext:value-type="float">
            <text:p>93.040000000002</text:p>
          </table:table-cell>
          <table:table-cell office:value-type="float" office:value="184.794699999998" calcext:value-type="float">
            <text:p>184.794699999998</text:p>
          </table:table-cell>
          <table:table-cell office:value-type="float" office:value="51.5990000000031" calcext:value-type="float">
            <text:p>51.5990000000031</text:p>
          </table:table-cell>
          <table:table-cell office:value-type="float" office:value="61.4167999999964" calcext:value-type="float">
            <text:p>61.4167999999964</text:p>
          </table:table-cell>
          <table:table-cell office:value-type="float" office:value="63.4322000000012" calcext:value-type="float">
            <text:p>63.4322000000012</text:p>
          </table:table-cell>
          <table:table-cell office:value-type="float" office:value="32.6953000000003" calcext:value-type="float">
            <text:p>32.695300000000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8.018500000002" calcext:value-type="float">
            <text:p>98.018500000002</text:p>
          </table:table-cell>
          <table:table-cell office:value-type="float" office:value="157.631899999998" calcext:value-type="float">
            <text:p>157.631899999998</text:p>
          </table:table-cell>
          <table:table-cell office:value-type="float" office:value="60.1543999999947" calcext:value-type="float">
            <text:p>60.1543999999947</text:p>
          </table:table-cell>
          <table:table-cell office:value-type="float" office:value="48.3007999999998" calcext:value-type="float">
            <text:p>48.3007999999998</text:p>
          </table:table-cell>
          <table:table-cell office:value-type="float" office:value="60.2257000000037" calcext:value-type="float">
            <text:p>60.2257000000037</text:p>
          </table:table-cell>
          <table:table-cell office:value-type="float" office:value="32.248899999999" calcext:value-type="float">
            <text:p>32.2488999999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1.7112999999949" calcext:value-type="float">
            <text:p>81.7112999999949</text:p>
          </table:table-cell>
          <table:table-cell office:value-type="float" office:value="150.490300000001" calcext:value-type="float">
            <text:p>150.490300000001</text:p>
          </table:table-cell>
          <table:table-cell office:value-type="float" office:value="40.0402" calcext:value-type="float">
            <text:p>40.0402</text:p>
          </table:table-cell>
          <table:table-cell office:value-type="float" office:value="61.0574999999969" calcext:value-type="float">
            <text:p>61.0574999999969</text:p>
          </table:table-cell>
          <table:table-cell office:value-type="float" office:value="64.2368999999974" calcext:value-type="float">
            <text:p>64.2368999999974</text:p>
          </table:table-cell>
          <table:table-cell office:value-type="float" office:value="30.2888999999986" calcext:value-type="float">
            <text:p>30.288899999998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7.6154000000062" calcext:value-type="float">
            <text:p>77.6154000000062</text:p>
          </table:table-cell>
          <table:table-cell office:value-type="float" office:value="155.370900000001" calcext:value-type="float">
            <text:p>155.370900000001</text:p>
          </table:table-cell>
          <table:table-cell office:value-type="float" office:value="47.3904000000047" calcext:value-type="float">
            <text:p>47.3904000000047</text:p>
          </table:table-cell>
          <table:table-cell office:value-type="float" office:value="62.1143000000046" calcext:value-type="float">
            <text:p>62.1143000000046</text:p>
          </table:table-cell>
          <table:table-cell office:value-type="float" office:value="66.5077999999966" calcext:value-type="float">
            <text:p>66.5077999999966</text:p>
          </table:table-cell>
          <table:table-cell office:value-type="float" office:value="31.1096000000006" calcext:value-type="float">
            <text:p>31.10960000000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0.8277000000004" calcext:value-type="float">
            <text:p>80.8277000000004</text:p>
          </table:table-cell>
          <table:table-cell office:value-type="float" office:value="158.836399999998" calcext:value-type="float">
            <text:p>158.836399999998</text:p>
          </table:table-cell>
          <table:table-cell office:value-type="float" office:value="47.7378000000002" calcext:value-type="float">
            <text:p>47.7378000000002</text:p>
          </table:table-cell>
          <table:table-cell office:value-type="float" office:value="62.5833" calcext:value-type="float">
            <text:p>62.5833</text:p>
          </table:table-cell>
          <table:table-cell office:value-type="float" office:value="59.2664000000056" calcext:value-type="float">
            <text:p>59.2664000000056</text:p>
          </table:table-cell>
          <table:table-cell office:value-type="float" office:value="32.5299000000001" calcext:value-type="float">
            <text:p>32.529900000000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8.0721" calcext:value-type="float">
            <text:p>78.0721</text:p>
          </table:table-cell>
          <table:table-cell office:value-type="float" office:value="151.5141" calcext:value-type="float">
            <text:p>151.5141</text:p>
          </table:table-cell>
          <table:table-cell office:value-type="float" office:value="47.6782" calcext:value-type="float">
            <text:p>47.6782</text:p>
          </table:table-cell>
          <table:table-cell office:value-type="float" office:value="59.3640999999963" calcext:value-type="float">
            <text:p>59.3640999999963</text:p>
          </table:table-cell>
          <table:table-cell office:value-type="float" office:value="62.0946999999958" calcext:value-type="float">
            <text:p>62.0946999999958</text:p>
          </table:table-cell>
          <table:table-cell office:value-type="float" office:value="31.3273000000009" calcext:value-type="float">
            <text:p>31.327300000000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8.7000999999989" calcext:value-type="float">
            <text:p>78.7000999999989</text:p>
          </table:table-cell>
          <table:table-cell office:value-type="float" office:value="140.325400000002" calcext:value-type="float">
            <text:p>140.325400000002</text:p>
          </table:table-cell>
          <table:table-cell office:value-type="float" office:value="45.2239999999975" calcext:value-type="float">
            <text:p>45.2239999999975</text:p>
          </table:table-cell>
          <table:table-cell office:value-type="float" office:value="66.3266000000036" calcext:value-type="float">
            <text:p>66.3266000000036</text:p>
          </table:table-cell>
          <table:table-cell office:value-type="float" office:value="65.9704999999988" calcext:value-type="float">
            <text:p>65.9704999999988</text:p>
          </table:table-cell>
          <table:table-cell office:value-type="float" office:value="34.1674999999988" calcext:value-type="float">
            <text:p>34.167499999998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.3473999999961" calcext:value-type="float">
            <text:p>79.3473999999961</text:p>
          </table:table-cell>
          <table:table-cell office:value-type="float" office:value="157.831899999998" calcext:value-type="float">
            <text:p>157.831899999998</text:p>
          </table:table-cell>
          <table:table-cell office:value-type="float" office:value="47.0690000000005" calcext:value-type="float">
            <text:p>47.0690000000005</text:p>
          </table:table-cell>
          <table:table-cell office:value-type="float" office:value="83.9239000000021" calcext:value-type="float">
            <text:p>83.9239000000021</text:p>
          </table:table-cell>
          <table:table-cell office:value-type="float" office:value="62.6957000000061" calcext:value-type="float">
            <text:p>62.6957000000061</text:p>
          </table:table-cell>
          <table:table-cell office:value-type="float" office:value="27.3347000000008" calcext:value-type="float">
            <text:p>27.33470000000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0.7099000000022" calcext:value-type="float">
            <text:p>80.7099000000022</text:p>
          </table:table-cell>
          <table:table-cell office:value-type="float" office:value="144.133799999999" calcext:value-type="float">
            <text:p>144.133799999999</text:p>
          </table:table-cell>
          <table:table-cell office:value-type="float" office:value="44.532199999999" calcext:value-type="float">
            <text:p>44.532199999999</text:p>
          </table:table-cell>
          <table:table-cell office:value-type="float" office:value="65.2508999999952" calcext:value-type="float">
            <text:p>65.2508999999952</text:p>
          </table:table-cell>
          <table:table-cell office:value-type="float" office:value="60.697999999995" calcext:value-type="float">
            <text:p>60.697999999995</text:p>
          </table:table-cell>
          <table:table-cell office:value-type="float" office:value="30.2287999999997" calcext:value-type="float">
            <text:p>30.228799999999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0.4915000000008" calcext:value-type="float">
            <text:p>80.4915000000008</text:p>
          </table:table-cell>
          <table:table-cell office:value-type="float" office:value="143.826100000005" calcext:value-type="float">
            <text:p>143.826100000005</text:p>
          </table:table-cell>
          <table:table-cell office:value-type="float" office:value="59.5294999999965" calcext:value-type="float">
            <text:p>59.5294999999965</text:p>
          </table:table-cell>
          <table:table-cell office:value-type="float" office:value="54.5049000000049" calcext:value-type="float">
            <text:p>54.5049000000049</text:p>
          </table:table-cell>
          <table:table-cell office:value-type="float" office:value="61.8428000000009" calcext:value-type="float">
            <text:p>61.8428000000009</text:p>
          </table:table-cell>
          <table:table-cell office:value-type="float" office:value="31.8107999999988" calcext:value-type="float">
            <text:p>31.81079999999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1.5075000000007" calcext:value-type="float">
            <text:p>81.5075000000007</text:p>
          </table:table-cell>
          <table:table-cell office:value-type="float" office:value="140.848699999999" calcext:value-type="float">
            <text:p>140.848699999999</text:p>
          </table:table-cell>
          <table:table-cell office:value-type="float" office:value="50.7341000000068" calcext:value-type="float">
            <text:p>50.7341000000068</text:p>
          </table:table-cell>
          <table:table-cell office:value-type="float" office:value="59.7720999999964" calcext:value-type="float">
            <text:p>59.7720999999964</text:p>
          </table:table-cell>
          <table:table-cell office:value-type="float" office:value="62.496000000003" calcext:value-type="float">
            <text:p>62.496000000003</text:p>
          </table:table-cell>
          <table:table-cell office:value-type="float" office:value="30.1107000000016" calcext:value-type="float">
            <text:p>30.11070000000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4.5396999999954" calcext:value-type="float">
            <text:p>74.5396999999954</text:p>
          </table:table-cell>
          <table:table-cell office:value-type="float" office:value="152.312099999996" calcext:value-type="float">
            <text:p>152.312099999996</text:p>
          </table:table-cell>
          <table:table-cell office:value-type="float" office:value="47.1428999999972" calcext:value-type="float">
            <text:p>47.1428999999972</text:p>
          </table:table-cell>
          <table:table-cell office:value-type="float" office:value="49.2163999999988" calcext:value-type="float">
            <text:p>49.2163999999988</text:p>
          </table:table-cell>
          <table:table-cell office:value-type="float" office:value="63.5773999999998" calcext:value-type="float">
            <text:p>63.5773999999998</text:p>
          </table:table-cell>
          <table:table-cell office:value-type="float" office:value="32.5385000000011" calcext:value-type="float">
            <text:p>32.538500000001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1.7738000000006" calcext:value-type="float">
            <text:p>81.7738000000006</text:p>
          </table:table-cell>
          <table:table-cell office:value-type="float" office:value="157.550900000004" calcext:value-type="float">
            <text:p>157.550900000004</text:p>
          </table:table-cell>
          <table:table-cell office:value-type="float" office:value="47.1319999999977" calcext:value-type="float">
            <text:p>47.1319999999977</text:p>
          </table:table-cell>
          <table:table-cell office:value-type="float" office:value="49.1997000000026" calcext:value-type="float">
            <text:p>49.1997000000026</text:p>
          </table:table-cell>
          <table:table-cell office:value-type="float" office:value="62.7786999999955" calcext:value-type="float">
            <text:p>62.7786999999955</text:p>
          </table:table-cell>
          <table:table-cell office:value-type="float" office:value="31.6215999999976" calcext:value-type="float">
            <text:p>31.621599999997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9.7493000000031" calcext:value-type="float">
            <text:p>79.7493000000031</text:p>
          </table:table-cell>
          <table:table-cell office:value-type="float" office:value="157.2155" calcext:value-type="float">
            <text:p>157.2155</text:p>
          </table:table-cell>
          <table:table-cell office:value-type="float" office:value="46.4521000000033" calcext:value-type="float">
            <text:p>46.4521000000033</text:p>
          </table:table-cell>
          <table:table-cell office:value-type="float" office:value="60.3459999999956" calcext:value-type="float">
            <text:p>60.3459999999956</text:p>
          </table:table-cell>
          <table:table-cell office:value-type="float" office:value="61.7099000000039" calcext:value-type="float">
            <text:p>61.7099000000039</text:p>
          </table:table-cell>
          <table:table-cell office:value-type="float" office:value="31.3564" calcext:value-type="float">
            <text:p>31.356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8.0159999999961" calcext:value-type="float">
            <text:p>88.0159999999961</text:p>
          </table:table-cell>
          <table:table-cell office:value-type="float" office:value="146.856999999997" calcext:value-type="float">
            <text:p>146.856999999997</text:p>
          </table:table-cell>
          <table:table-cell office:value-type="float" office:value="47.4491000000015" calcext:value-type="float">
            <text:p>47.4491000000015</text:p>
          </table:table-cell>
          <table:table-cell office:value-type="float" office:value="49.047900000005" calcext:value-type="float">
            <text:p>49.047900000005</text:p>
          </table:table-cell>
          <table:table-cell office:value-type="float" office:value="61.1634999999993" calcext:value-type="float">
            <text:p>61.1634999999993</text:p>
          </table:table-cell>
          <table:table-cell office:value-type="float" office:value="30.0064000000013" calcext:value-type="float">
            <text:p>30.00640000000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9.4545000000042" calcext:value-type="float">
            <text:p>79.4545000000042</text:p>
          </table:table-cell>
          <table:table-cell office:value-type="float" office:value="141.198899999999" calcext:value-type="float">
            <text:p>141.198899999999</text:p>
          </table:table-cell>
          <table:table-cell office:value-type="float" office:value="46.5357999999938" calcext:value-type="float">
            <text:p>46.5357999999938</text:p>
          </table:table-cell>
          <table:table-cell office:value-type="float" office:value="59.2213999999984" calcext:value-type="float">
            <text:p>59.2213999999984</text:p>
          </table:table-cell>
          <table:table-cell office:value-type="float" office:value="64.2945999999967" calcext:value-type="float">
            <text:p>64.2945999999967</text:p>
          </table:table-cell>
          <table:table-cell office:value-type="float" office:value="30.9284999999981" calcext:value-type="float">
            <text:p>30.928499999998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1.1354999999949" calcext:value-type="float">
            <text:p>81.1354999999949</text:p>
          </table:table-cell>
          <table:table-cell office:value-type="float" office:value="145.862100000002" calcext:value-type="float">
            <text:p>145.862100000002</text:p>
          </table:table-cell>
          <table:table-cell office:value-type="float" office:value="46.3544999999996" calcext:value-type="float">
            <text:p>46.3544999999996</text:p>
          </table:table-cell>
          <table:table-cell office:value-type="float" office:value="50.2563000000009" calcext:value-type="float">
            <text:p>50.2563000000009</text:p>
          </table:table-cell>
          <table:table-cell office:value-type="float" office:value="64.1932999999995" calcext:value-type="float">
            <text:p>64.1932999999995</text:p>
          </table:table-cell>
          <table:table-cell office:value-type="float" office:value="32.2679000000008" calcext:value-type="float">
            <text:p>32.26790000000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1.8526000000048" calcext:value-type="float">
            <text:p>81.8526000000048</text:p>
          </table:table-cell>
          <table:table-cell office:value-type="float" office:value="172.585400000003" calcext:value-type="float">
            <text:p>172.585400000003</text:p>
          </table:table-cell>
          <table:table-cell office:value-type="float" office:value="46.6025000000059" calcext:value-type="float">
            <text:p>46.6025000000059</text:p>
          </table:table-cell>
          <table:table-cell office:value-type="float" office:value="61.1117999999991" calcext:value-type="float">
            <text:p>61.1117999999991</text:p>
          </table:table-cell>
          <table:table-cell office:value-type="float" office:value="61.5194000000017" calcext:value-type="float">
            <text:p>61.5194000000017</text:p>
          </table:table-cell>
          <table:table-cell office:value-type="float" office:value="29.4425000000018" calcext:value-type="float">
            <text:p>29.4425000000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5.1221999999956" calcext:value-type="float">
            <text:p>75.1221999999956</text:p>
          </table:table-cell>
          <table:table-cell office:value-type="float" office:value="155.797800000002" calcext:value-type="float">
            <text:p>155.797800000002</text:p>
          </table:table-cell>
          <table:table-cell office:value-type="float" office:value="45.7788999999949" calcext:value-type="float">
            <text:p>45.7788999999949</text:p>
          </table:table-cell>
          <table:table-cell office:value-type="float" office:value="62.8178999999989" calcext:value-type="float">
            <text:p>62.8178999999989</text:p>
          </table:table-cell>
          <table:table-cell office:value-type="float" office:value="60.8772000000002" calcext:value-type="float">
            <text:p>60.8772000000002</text:p>
          </table:table-cell>
          <table:table-cell office:value-type="float" office:value="33.4113999999985" calcext:value-type="float">
            <text:p>33.411399999998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2.1074000000053" calcext:value-type="float">
            <text:p>82.1074000000053</text:p>
          </table:table-cell>
          <table:table-cell office:value-type="float" office:value="140.803399999996" calcext:value-type="float">
            <text:p>140.803399999996</text:p>
          </table:table-cell>
          <table:table-cell office:value-type="float" office:value="46.7620000000011" calcext:value-type="float">
            <text:p>46.7620000000011</text:p>
          </table:table-cell>
          <table:table-cell office:value-type="float" office:value="63.0992000000035" calcext:value-type="float">
            <text:p>63.0992000000035</text:p>
          </table:table-cell>
          <table:table-cell office:value-type="float" office:value="63.7636000000015" calcext:value-type="float">
            <text:p>63.7636000000015</text:p>
          </table:table-cell>
          <table:table-cell office:value-type="float" office:value="29.5121999999992" calcext:value-type="float">
            <text:p>29.512199999999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6.5743999999984" calcext:value-type="float">
            <text:p>76.5743999999984</text:p>
          </table:table-cell>
          <table:table-cell office:value-type="float" office:value="145.292299999994" calcext:value-type="float">
            <text:p>145.292299999994</text:p>
          </table:table-cell>
          <table:table-cell office:value-type="float" office:value="47.8731000000039" calcext:value-type="float">
            <text:p>47.8731000000039</text:p>
          </table:table-cell>
          <table:table-cell office:value-type="float" office:value="60.520799999999" calcext:value-type="float">
            <text:p>60.520799999999</text:p>
          </table:table-cell>
          <table:table-cell office:value-type="float" office:value="63.8324999999966" calcext:value-type="float">
            <text:p>63.8324999999966</text:p>
          </table:table-cell>
          <table:table-cell office:value-type="float" office:value="29.616500000003" calcext:value-type="float">
            <text:p>29.6165000000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0.5818999999985" calcext:value-type="float">
            <text:p>80.5818999999985</text:p>
          </table:table-cell>
          <table:table-cell office:value-type="float" office:value="142.140400000002" calcext:value-type="float">
            <text:p>142.140400000002</text:p>
          </table:table-cell>
          <table:table-cell office:value-type="float" office:value="48.5329999999991" calcext:value-type="float">
            <text:p>48.5329999999991</text:p>
          </table:table-cell>
          <table:table-cell office:value-type="float" office:value="48.5475999999991" calcext:value-type="float">
            <text:p>48.5475999999991</text:p>
          </table:table-cell>
          <table:table-cell office:value-type="float" office:value="62.9201000000066" calcext:value-type="float">
            <text:p>62.9201000000066</text:p>
          </table:table-cell>
          <table:table-cell office:value-type="float" office:value="35.4737999999983" calcext:value-type="float">
            <text:p>35.473799999998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7.2322999999986" calcext:value-type="float">
            <text:p>77.2322999999986</text:p>
          </table:table-cell>
          <table:table-cell office:value-type="float" office:value="141.0585" calcext:value-type="float">
            <text:p>141.0585</text:p>
          </table:table-cell>
          <table:table-cell office:value-type="float" office:value="43.8271000000015" calcext:value-type="float">
            <text:p>43.8271000000015</text:p>
          </table:table-cell>
          <table:table-cell office:value-type="float" office:value="61.6386999999961" calcext:value-type="float">
            <text:p>61.6386999999961</text:p>
          </table:table-cell>
          <table:table-cell office:value-type="float" office:value="58.7944999999976" calcext:value-type="float">
            <text:p>58.7944999999976</text:p>
          </table:table-cell>
          <table:table-cell office:value-type="float" office:value="42.0049999999996" calcext:value-type="float">
            <text:p>42.004999999999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9.7358000000017" calcext:value-type="float">
            <text:p>79.7358000000017</text:p>
          </table:table-cell>
          <table:table-cell office:value-type="float" office:value="159.062500000005" calcext:value-type="float">
            <text:p>159.062500000005</text:p>
          </table:table-cell>
          <table:table-cell office:value-type="float" office:value="46.1819999999946" calcext:value-type="float">
            <text:p>46.1819999999946</text:p>
          </table:table-cell>
          <table:table-cell office:value-type="float" office:value="51.7019000000047" calcext:value-type="float">
            <text:p>51.7019000000047</text:p>
          </table:table-cell>
          <table:table-cell office:value-type="float" office:value="65.1609000000022" calcext:value-type="float">
            <text:p>65.1609000000022</text:p>
          </table:table-cell>
          <table:table-cell office:value-type="float" office:value="32.2303999999996" calcext:value-type="float">
            <text:p>32.23039999999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2.7682999999979" calcext:value-type="float">
            <text:p>82.7682999999979</text:p>
          </table:table-cell>
          <table:table-cell office:value-type="float" office:value="142.311199999995" calcext:value-type="float">
            <text:p>142.311199999995</text:p>
          </table:table-cell>
          <table:table-cell office:value-type="float" office:value="46.4626000000052" calcext:value-type="float">
            <text:p>46.4626000000052</text:p>
          </table:table-cell>
          <table:table-cell office:value-type="float" office:value="56.9980000000001" calcext:value-type="float">
            <text:p>56.9980000000001</text:p>
          </table:table-cell>
          <table:table-cell office:value-type="float" office:value="61.7088999999993" calcext:value-type="float">
            <text:p>61.7088999999993</text:p>
          </table:table-cell>
          <table:table-cell office:value-type="float" office:value="31.2187000000002" calcext:value-type="float">
            <text:p>31.218700000000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5.2984000000012" calcext:value-type="float">
            <text:p>75.2984000000012</text:p>
          </table:table-cell>
          <table:table-cell office:value-type="float" office:value="137.86850000001" calcext:value-type="float">
            <text:p>137.86850000001</text:p>
          </table:table-cell>
          <table:table-cell office:value-type="float" office:value="47.5992999999946" calcext:value-type="float">
            <text:p>47.5992999999946</text:p>
          </table:table-cell>
          <table:table-cell office:value-type="float" office:value="48.4612999999996" calcext:value-type="float">
            <text:p>48.4612999999996</text:p>
          </table:table-cell>
          <table:table-cell office:value-type="float" office:value="59.2234999999945" calcext:value-type="float">
            <text:p>59.2234999999945</text:p>
          </table:table-cell>
          <table:table-cell office:value-type="float" office:value="31.9295000000004" calcext:value-type="float">
            <text:p>31.92950000000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0.8384999999987" calcext:value-type="float">
            <text:p>80.8384999999987</text:p>
          </table:table-cell>
          <table:table-cell office:value-type="float" office:value="139.39649999999" calcext:value-type="float">
            <text:p>139.39649999999</text:p>
          </table:table-cell>
          <table:table-cell office:value-type="float" office:value="47.2746000000015" calcext:value-type="float">
            <text:p>47.2746000000015</text:p>
          </table:table-cell>
          <table:table-cell office:value-type="float" office:value="62.8407000000024" calcext:value-type="float">
            <text:p>62.8407000000024</text:p>
          </table:table-cell>
          <table:table-cell office:value-type="float" office:value="64.3828000000042" calcext:value-type="float">
            <text:p>64.3828000000042</text:p>
          </table:table-cell>
          <table:table-cell office:value-type="float" office:value="32.0128000000004" calcext:value-type="float">
            <text:p>32.01280000000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8.3739000000026" calcext:value-type="float">
            <text:p>78.3739000000026</text:p>
          </table:table-cell>
          <table:table-cell office:value-type="float" office:value="163.821300000009" calcext:value-type="float">
            <text:p>163.821300000009</text:p>
          </table:table-cell>
          <table:table-cell office:value-type="float" office:value="45.9101000000004" calcext:value-type="float">
            <text:p>45.9101000000004</text:p>
          </table:table-cell>
          <table:table-cell office:value-type="float" office:value="50.0894999999986" calcext:value-type="float">
            <text:p>50.0894999999986</text:p>
          </table:table-cell>
          <table:table-cell office:value-type="float" office:value="63.7886000000023" calcext:value-type="float">
            <text:p>63.7886000000023</text:p>
          </table:table-cell>
          <table:table-cell office:value-type="float" office:value="29.9832000000002" calcext:value-type="float">
            <text:p>29.983200000000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6.9300999999985" calcext:value-type="float">
            <text:p>76.9300999999985</text:p>
          </table:table-cell>
          <table:table-cell office:value-type="float" office:value="161.1841" calcext:value-type="float">
            <text:p>161.1841</text:p>
          </table:table-cell>
          <table:table-cell office:value-type="float" office:value="45.9669000000034" calcext:value-type="float">
            <text:p>45.9669000000034</text:p>
          </table:table-cell>
          <table:table-cell office:value-type="float" office:value="60.5252999999948" calcext:value-type="float">
            <text:p>60.5252999999948</text:p>
          </table:table-cell>
          <table:table-cell office:value-type="float" office:value="62.9770999999977" calcext:value-type="float">
            <text:p>62.9770999999977</text:p>
          </table:table-cell>
          <table:table-cell office:value-type="float" office:value="30.9911000000014" calcext:value-type="float">
            <text:p>30.99110000000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4.7851999999989" calcext:value-type="float">
            <text:p>84.7851999999989</text:p>
          </table:table-cell>
          <table:table-cell office:value-type="float" office:value="147.848599999989" calcext:value-type="float">
            <text:p>147.848599999989</text:p>
          </table:table-cell>
          <table:table-cell office:value-type="float" office:value="45.6997000000001" calcext:value-type="float">
            <text:p>45.6997000000001</text:p>
          </table:table-cell>
          <table:table-cell office:value-type="float" office:value="61.4159000000001" calcext:value-type="float">
            <text:p>61.4159000000001</text:p>
          </table:table-cell>
          <table:table-cell office:value-type="float" office:value="62.1964999999989" calcext:value-type="float">
            <text:p>62.1964999999989</text:p>
          </table:table-cell>
          <table:table-cell office:value-type="float" office:value="30.7221999999996" calcext:value-type="float">
            <text:p>30.722199999999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6.3623000000047" calcext:value-type="float">
            <text:p>86.3623000000047</text:p>
          </table:table-cell>
          <table:table-cell office:value-type="float" office:value="161.034200000003" calcext:value-type="float">
            <text:p>161.034200000003</text:p>
          </table:table-cell>
          <table:table-cell office:value-type="float" office:value="49.5353999999963" calcext:value-type="float">
            <text:p>49.5353999999963</text:p>
          </table:table-cell>
          <table:table-cell office:value-type="float" office:value="50.2422000000067" calcext:value-type="float">
            <text:p>50.2422000000067</text:p>
          </table:table-cell>
          <table:table-cell office:value-type="float" office:value="61.3084000000015" calcext:value-type="float">
            <text:p>61.3084000000015</text:p>
          </table:table-cell>
          <table:table-cell office:value-type="float" office:value="32.0372999999989" calcext:value-type="float">
            <text:p>32.037299999998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0.4481999999993" calcext:value-type="float">
            <text:p>80.4481999999993</text:p>
          </table:table-cell>
          <table:table-cell office:value-type="float" office:value="162.840200000005" calcext:value-type="float">
            <text:p>162.840200000005</text:p>
          </table:table-cell>
          <table:table-cell office:value-type="float" office:value="47.0044999999999" calcext:value-type="float">
            <text:p>47.0044999999999</text:p>
          </table:table-cell>
          <table:table-cell office:value-type="float" office:value="61.091999999995" calcext:value-type="float">
            <text:p>61.091999999995</text:p>
          </table:table-cell>
          <table:table-cell office:value-type="float" office:value="64.161299999995" calcext:value-type="float">
            <text:p>64.161299999995</text:p>
          </table:table-cell>
          <table:table-cell office:value-type="float" office:value="29.3136999999994" calcext:value-type="float">
            <text:p>29.31369999999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9.1078999999968" calcext:value-type="float">
            <text:p>79.1078999999968</text:p>
          </table:table-cell>
          <table:table-cell office:value-type="float" office:value="151.725400000004" calcext:value-type="float">
            <text:p>151.725400000004</text:p>
          </table:table-cell>
          <table:table-cell office:value-type="float" office:value="44.7534000000047" calcext:value-type="float">
            <text:p>44.7534000000047</text:p>
          </table:table-cell>
          <table:table-cell office:value-type="float" office:value="50.6317000000038" calcext:value-type="float">
            <text:p>50.6317000000038</text:p>
          </table:table-cell>
          <table:table-cell office:value-type="float" office:value="61.9100000000046" calcext:value-type="float">
            <text:p>61.9100000000046</text:p>
          </table:table-cell>
          <table:table-cell office:value-type="float" office:value="31.1273000000014" calcext:value-type="float">
            <text:p>31.12730000000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0.6007999999991" calcext:value-type="float">
            <text:p>80.6007999999991</text:p>
          </table:table-cell>
          <table:table-cell office:value-type="float" office:value="159.525399999993" calcext:value-type="float">
            <text:p>159.525399999993</text:p>
          </table:table-cell>
          <table:table-cell office:value-type="float" office:value="47.3148999999964" calcext:value-type="float">
            <text:p>47.3148999999964</text:p>
          </table:table-cell>
          <table:table-cell office:value-type="float" office:value="58.1506999999988" calcext:value-type="float">
            <text:p>58.1506999999988</text:p>
          </table:table-cell>
          <table:table-cell office:value-type="float" office:value="61.9134000000017" calcext:value-type="float">
            <text:p>61.9134000000017</text:p>
          </table:table-cell>
          <table:table-cell office:value-type="float" office:value="32.3192999999975" calcext:value-type="float">
            <text:p>32.31929999999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7.5002000000029" calcext:value-type="float">
            <text:p>77.5002000000029</text:p>
          </table:table-cell>
          <table:table-cell office:value-type="float" office:value="162.573399999999" calcext:value-type="float">
            <text:p>162.573399999999</text:p>
          </table:table-cell>
          <table:table-cell office:value-type="float" office:value="45.497300000001" calcext:value-type="float">
            <text:p>45.497300000001</text:p>
          </table:table-cell>
          <table:table-cell office:value-type="float" office:value="48.5062999999997" calcext:value-type="float">
            <text:p>48.5062999999997</text:p>
          </table:table-cell>
          <table:table-cell office:value-type="float" office:value="60.9891999999945" calcext:value-type="float">
            <text:p>60.9891999999945</text:p>
          </table:table-cell>
          <table:table-cell office:value-type="float" office:value="32.8381000000029" calcext:value-type="float">
            <text:p>32.83810000000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9.1146999999981" calcext:value-type="float">
            <text:p>79.1146999999981</text:p>
          </table:table-cell>
          <table:table-cell office:value-type="float" office:value="155.776400000008" calcext:value-type="float">
            <text:p>155.776400000008</text:p>
          </table:table-cell>
          <table:table-cell office:value-type="float" office:value="46.8468999999985" calcext:value-type="float">
            <text:p>46.8468999999985</text:p>
          </table:table-cell>
          <table:table-cell office:value-type="float" office:value="60.2976999999996" calcext:value-type="float">
            <text:p>60.2976999999996</text:p>
          </table:table-cell>
          <table:table-cell office:value-type="float" office:value="64.1276000000062" calcext:value-type="float">
            <text:p>64.1276000000062</text:p>
          </table:table-cell>
          <table:table-cell office:value-type="float" office:value="31.6619999999972" calcext:value-type="float">
            <text:p>31.661999999997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1.533499999999" calcext:value-type="float">
            <text:p>81.533499999999</text:p>
          </table:table-cell>
          <table:table-cell office:value-type="float" office:value="144.644799999995" calcext:value-type="float">
            <text:p>144.644799999995</text:p>
          </table:table-cell>
          <table:table-cell office:value-type="float" office:value="47.469300000003" calcext:value-type="float">
            <text:p>47.469300000003</text:p>
          </table:table-cell>
          <table:table-cell office:value-type="float" office:value="49.7706000000022" calcext:value-type="float">
            <text:p>49.7706000000022</text:p>
          </table:table-cell>
          <table:table-cell office:value-type="float" office:value="64.5478999999938" calcext:value-type="float">
            <text:p>64.5478999999938</text:p>
          </table:table-cell>
          <table:table-cell office:value-type="float" office:value="29.8125999999996" calcext:value-type="float">
            <text:p>29.81259999999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6.8439000000001" calcext:value-type="float">
            <text:p>76.8439000000001</text:p>
          </table:table-cell>
          <table:table-cell office:value-type="float" office:value="160.443599999994" calcext:value-type="float">
            <text:p>160.443599999994</text:p>
          </table:table-cell>
          <table:table-cell office:value-type="float" office:value="47.3721999999981" calcext:value-type="float">
            <text:p>47.3721999999981</text:p>
          </table:table-cell>
          <table:table-cell office:value-type="float" office:value="62.3213000000007" calcext:value-type="float">
            <text:p>62.3213000000007</text:p>
          </table:table-cell>
          <table:table-cell office:value-type="float" office:value="62.1622000000031" calcext:value-type="float">
            <text:p>62.1622000000031</text:p>
          </table:table-cell>
          <table:table-cell office:value-type="float" office:value="32.3310000000028" calcext:value-type="float">
            <text:p>32.331000000002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.733699999999" calcext:value-type="float">
            <text:p>100.733699999999</text:p>
          </table:table-cell>
          <table:table-cell office:value-type="float" office:value="164.084200000005" calcext:value-type="float">
            <text:p>164.084200000005</text:p>
          </table:table-cell>
          <table:table-cell office:value-type="float" office:value="46.5597999999972" calcext:value-type="float">
            <text:p>46.5597999999972</text:p>
          </table:table-cell>
          <table:table-cell office:value-type="float" office:value="62.0905999999977" calcext:value-type="float">
            <text:p>62.0905999999977</text:p>
          </table:table-cell>
          <table:table-cell office:value-type="float" office:value="64.3912000000029" calcext:value-type="float">
            <text:p>64.3912000000029</text:p>
          </table:table-cell>
          <table:table-cell office:value-type="float" office:value="29.998299999999" calcext:value-type="float">
            <text:p>29.99829999999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2.0322000000056" calcext:value-type="float">
            <text:p>92.0322000000056</text:p>
          </table:table-cell>
          <table:table-cell office:value-type="float" office:value="146.014699999995" calcext:value-type="float">
            <text:p>146.014699999995</text:p>
          </table:table-cell>
          <table:table-cell office:value-type="float" office:value="47.0013999999992" calcext:value-type="float">
            <text:p>47.0013999999992</text:p>
          </table:table-cell>
          <table:table-cell office:value-type="float" office:value="48.2170000000011" calcext:value-type="float">
            <text:p>48.2170000000011</text:p>
          </table:table-cell>
          <table:table-cell office:value-type="float" office:value="60.7929999999968" calcext:value-type="float">
            <text:p>60.7929999999968</text:p>
          </table:table-cell>
          <table:table-cell office:value-type="float" office:value="31.9783999999999" calcext:value-type="float">
            <text:p>31.978399999999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8.7578999999974" calcext:value-type="float">
            <text:p>88.7578999999974</text:p>
          </table:table-cell>
          <table:table-cell office:value-type="float" office:value="144.730200000012" calcext:value-type="float">
            <text:p>144.730200000012</text:p>
          </table:table-cell>
          <table:table-cell office:value-type="float" office:value="47.7478000000033" calcext:value-type="float">
            <text:p>47.7478000000033</text:p>
          </table:table-cell>
          <table:table-cell office:value-type="float" office:value="63.4242" calcext:value-type="float">
            <text:p>63.4242</text:p>
          </table:table-cell>
          <table:table-cell office:value-type="float" office:value="61.2166000000016" calcext:value-type="float">
            <text:p>61.2166000000016</text:p>
          </table:table-cell>
          <table:table-cell office:value-type="float" office:value="29.5829000000012" calcext:value-type="float">
            <text:p>29.58290000000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7.9404000000028" calcext:value-type="float">
            <text:p>77.9404000000028</text:p>
          </table:table-cell>
          <table:table-cell office:value-type="float" office:value="151.667599999996" calcext:value-type="float">
            <text:p>151.667599999996</text:p>
          </table:table-cell>
          <table:table-cell office:value-type="float" office:value="46.3598999999988" calcext:value-type="float">
            <text:p>46.3598999999988</text:p>
          </table:table-cell>
          <table:table-cell office:value-type="float" office:value="62.6535999999973" calcext:value-type="float">
            <text:p>62.6535999999973</text:p>
          </table:table-cell>
          <table:table-cell office:value-type="float" office:value="64.4306000000015" calcext:value-type="float">
            <text:p>64.4306000000015</text:p>
          </table:table-cell>
          <table:table-cell office:value-type="float" office:value="31.1608999999997" calcext:value-type="float">
            <text:p>31.160899999999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4.658299999999" calcext:value-type="float">
            <text:p>94.658299999999</text:p>
          </table:table-cell>
          <table:table-cell office:value-type="float" office:value="147.765399999997" calcext:value-type="float">
            <text:p>147.765399999997</text:p>
          </table:table-cell>
          <table:table-cell office:value-type="float" office:value="46.6739000000018" calcext:value-type="float">
            <text:p>46.6739000000018</text:p>
          </table:table-cell>
          <table:table-cell office:value-type="float" office:value="62.6225999999974" calcext:value-type="float">
            <text:p>62.6225999999974</text:p>
          </table:table-cell>
          <table:table-cell office:value-type="float" office:value="59.6524999999986" calcext:value-type="float">
            <text:p>59.6524999999986</text:p>
          </table:table-cell>
          <table:table-cell office:value-type="float" office:value="31.6901999999999" calcext:value-type="float">
            <text:p>31.69019999999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1.137499999997" calcext:value-type="float">
            <text:p>81.137499999997</text:p>
          </table:table-cell>
          <table:table-cell office:value-type="float" office:value="154.700599999998" calcext:value-type="float">
            <text:p>154.700599999998</text:p>
          </table:table-cell>
          <table:table-cell office:value-type="float" office:value="48.7235000000013" calcext:value-type="float">
            <text:p>48.7235000000013</text:p>
          </table:table-cell>
          <table:table-cell office:value-type="float" office:value="59.5715000000041" calcext:value-type="float">
            <text:p>59.5715000000041</text:p>
          </table:table-cell>
          <table:table-cell office:value-type="float" office:value="67.8675999999996" calcext:value-type="float">
            <text:p>67.8675999999996</text:p>
          </table:table-cell>
          <table:table-cell office:value-type="float" office:value="29.7751999999996" calcext:value-type="float">
            <text:p>29.775199999999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4.467200000004" calcext:value-type="float">
            <text:p>94.467200000004</text:p>
          </table:table-cell>
          <table:table-cell office:value-type="float" office:value="143.629799999999" calcext:value-type="float">
            <text:p>143.629799999999</text:p>
          </table:table-cell>
          <table:table-cell office:value-type="float" office:value="45.2184999999972" calcext:value-type="float">
            <text:p>45.2184999999972</text:p>
          </table:table-cell>
          <table:table-cell office:value-type="float" office:value="50.1951999999974" calcext:value-type="float">
            <text:p>50.1951999999974</text:p>
          </table:table-cell>
          <table:table-cell office:value-type="float" office:value="62.4038999999996" calcext:value-type="float">
            <text:p>62.4038999999996</text:p>
          </table:table-cell>
          <table:table-cell office:value-type="float" office:value="30.9087999999989" calcext:value-type="float">
            <text:p>30.908799999998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5.2365999999998" calcext:value-type="float">
            <text:p>95.2365999999998</text:p>
          </table:table-cell>
          <table:table-cell office:value-type="float" office:value="140.604199999999" calcext:value-type="float">
            <text:p>140.604199999999</text:p>
          </table:table-cell>
          <table:table-cell office:value-type="float" office:value="45.710200000002" calcext:value-type="float">
            <text:p>45.710200000002</text:p>
          </table:table-cell>
          <table:table-cell office:value-type="float" office:value="61.192400000003" calcext:value-type="float">
            <text:p>61.192400000003</text:p>
          </table:table-cell>
          <table:table-cell office:value-type="float" office:value="63.1138999999976" calcext:value-type="float">
            <text:p>63.1138999999976</text:p>
          </table:table-cell>
          <table:table-cell office:value-type="float" office:value="30.4722999999996" calcext:value-type="float">
            <text:p>30.47229999999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7.1709999999979" calcext:value-type="float">
            <text:p>87.1709999999979</text:p>
          </table:table-cell>
          <table:table-cell office:value-type="float" office:value="154.0684" calcext:value-type="float">
            <text:p>154.0684</text:p>
          </table:table-cell>
          <table:table-cell office:value-type="float" office:value="47.9783999999981" calcext:value-type="float">
            <text:p>47.9783999999981</text:p>
          </table:table-cell>
          <table:table-cell office:value-type="float" office:value="60.5162000000021" calcext:value-type="float">
            <text:p>60.5162000000021</text:p>
          </table:table-cell>
          <table:table-cell office:value-type="float" office:value="58.7227999999982" calcext:value-type="float">
            <text:p>58.7227999999982</text:p>
          </table:table-cell>
          <table:table-cell office:value-type="float" office:value="31.501200000001" calcext:value-type="float">
            <text:p>31.50120000000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8.5985999999994" calcext:value-type="float">
            <text:p>78.5985999999994</text:p>
          </table:table-cell>
          <table:table-cell office:value-type="float" office:value="152.002300000007" calcext:value-type="float">
            <text:p>152.002300000007</text:p>
          </table:table-cell>
          <table:table-cell office:value-type="float" office:value="45.6574999999972" calcext:value-type="float">
            <text:p>45.6574999999972</text:p>
          </table:table-cell>
          <table:table-cell office:value-type="float" office:value="61.8941999999976" calcext:value-type="float">
            <text:p>61.8941999999976</text:p>
          </table:table-cell>
          <table:table-cell office:value-type="float" office:value="79.7771000000012" calcext:value-type="float">
            <text:p>79.7771000000012</text:p>
          </table:table-cell>
          <table:table-cell office:value-type="float" office:value="33.3562000000001" calcext:value-type="float">
            <text:p>33.35620000000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8.6081999999979" calcext:value-type="float">
            <text:p>78.6081999999979</text:p>
          </table:table-cell>
          <table:table-cell office:value-type="float" office:value="158.046499999998" calcext:value-type="float">
            <text:p>158.046499999998</text:p>
          </table:table-cell>
          <table:table-cell office:value-type="float" office:value="47.771400000002" calcext:value-type="float">
            <text:p>47.771400000002</text:p>
          </table:table-cell>
          <table:table-cell office:value-type="float" office:value="61.8167000000014" calcext:value-type="float">
            <text:p>61.8167000000014</text:p>
          </table:table-cell>
          <table:table-cell office:value-type="float" office:value="57.5325000000007" calcext:value-type="float">
            <text:p>57.5325000000007</text:p>
          </table:table-cell>
          <table:table-cell office:value-type="float" office:value="30.728400000001" calcext:value-type="float">
            <text:p>30.7284000000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6.1056999999994" calcext:value-type="float">
            <text:p>76.1056999999994</text:p>
          </table:table-cell>
          <table:table-cell office:value-type="float" office:value="158.8888" calcext:value-type="float">
            <text:p>158.8888</text:p>
          </table:table-cell>
          <table:table-cell office:value-type="float" office:value="44.4263000000049" calcext:value-type="float">
            <text:p>44.4263000000049</text:p>
          </table:table-cell>
          <table:table-cell office:value-type="float" office:value="49.3065999999942" calcext:value-type="float">
            <text:p>49.3065999999942</text:p>
          </table:table-cell>
          <table:table-cell office:value-type="float" office:value="76.8276000000014" calcext:value-type="float">
            <text:p>76.8276000000014</text:p>
          </table:table-cell>
          <table:table-cell office:value-type="float" office:value="30.5310999999975" calcext:value-type="float">
            <text:p>30.53109999999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0.1582000000067" calcext:value-type="float">
            <text:p>80.1582000000067</text:p>
          </table:table-cell>
          <table:table-cell office:value-type="float" office:value="173.252200000007" calcext:value-type="float">
            <text:p>173.252200000007</text:p>
          </table:table-cell>
          <table:table-cell office:value-type="float" office:value="49.7244999999964" calcext:value-type="float">
            <text:p>49.7244999999964</text:p>
          </table:table-cell>
          <table:table-cell office:value-type="float" office:value="59.9873000000031" calcext:value-type="float">
            <text:p>59.9873000000031</text:p>
          </table:table-cell>
          <table:table-cell office:value-type="float" office:value="70.4281000000009" calcext:value-type="float">
            <text:p>70.4281000000009</text:p>
          </table:table-cell>
          <table:table-cell office:value-type="float" office:value="32.6449000000011" calcext:value-type="float">
            <text:p>32.64490000000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1.9434000000001" calcext:value-type="float">
            <text:p>81.9434000000001</text:p>
          </table:table-cell>
          <table:table-cell office:value-type="float" office:value="144.017999999988" calcext:value-type="float">
            <text:p>144.017999999988</text:p>
          </table:table-cell>
          <table:table-cell office:value-type="float" office:value="45.4469000000017" calcext:value-type="float">
            <text:p>45.4469000000017</text:p>
          </table:table-cell>
          <table:table-cell office:value-type="float" office:value="60.866500000003" calcext:value-type="float">
            <text:p>60.866500000003</text:p>
          </table:table-cell>
          <table:table-cell office:value-type="float" office:value="103.544399999997" calcext:value-type="float">
            <text:p>103.544399999997</text:p>
          </table:table-cell>
          <table:table-cell office:value-type="float" office:value="31.8912000000005" calcext:value-type="float">
            <text:p>31.891200000000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3.5537999999951" calcext:value-type="float">
            <text:p>93.5537999999951</text:p>
          </table:table-cell>
          <table:table-cell office:value-type="float" office:value="168.021600000003" calcext:value-type="float">
            <text:p>168.021600000003</text:p>
          </table:table-cell>
          <table:table-cell office:value-type="float" office:value="48.5800999999952" calcext:value-type="float">
            <text:p>48.5800999999952</text:p>
          </table:table-cell>
          <table:table-cell office:value-type="float" office:value="49.5783999999944" calcext:value-type="float">
            <text:p>49.5783999999944</text:p>
          </table:table-cell>
          <table:table-cell office:value-type="float" office:value="86.9805000000028" calcext:value-type="float">
            <text:p>86.9805000000028</text:p>
          </table:table-cell>
          <table:table-cell office:value-type="float" office:value="30.6998000000007" calcext:value-type="float">
            <text:p>30.699800000000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7.6551000000012" calcext:value-type="float">
            <text:p>77.6551000000012</text:p>
          </table:table-cell>
          <table:table-cell office:value-type="float" office:value="149.526399999999" calcext:value-type="float">
            <text:p>149.526399999999</text:p>
          </table:table-cell>
          <table:table-cell office:value-type="float" office:value="43.2166000000009" calcext:value-type="float">
            <text:p>43.2166000000009</text:p>
          </table:table-cell>
          <table:table-cell office:value-type="float" office:value="62.0727000000016" calcext:value-type="float">
            <text:p>62.0727000000016</text:p>
          </table:table-cell>
          <table:table-cell office:value-type="float" office:value="72.5654999999961" calcext:value-type="float">
            <text:p>72.5654999999961</text:p>
          </table:table-cell>
          <table:table-cell office:value-type="float" office:value="30.7761999999983" calcext:value-type="float">
            <text:p>30.776199999998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9.8850999999985" calcext:value-type="float">
            <text:p>79.8850999999985</text:p>
          </table:table-cell>
          <table:table-cell office:value-type="float" office:value="151.390399999997" calcext:value-type="float">
            <text:p>151.390399999997</text:p>
          </table:table-cell>
          <table:table-cell office:value-type="float" office:value="46.9182000000004" calcext:value-type="float">
            <text:p>46.9182000000004</text:p>
          </table:table-cell>
          <table:table-cell office:value-type="float" office:value="49.7799000000043" calcext:value-type="float">
            <text:p>49.7799000000043</text:p>
          </table:table-cell>
          <table:table-cell office:value-type="float" office:value="67.7652000000037" calcext:value-type="float">
            <text:p>67.7652000000037</text:p>
          </table:table-cell>
          <table:table-cell office:value-type="float" office:value="30.6297000000022" calcext:value-type="float">
            <text:p>30.62970000000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1.6380999999993" calcext:value-type="float">
            <text:p>81.6380999999993</text:p>
          </table:table-cell>
          <table:table-cell office:value-type="float" office:value="146.204800000007" calcext:value-type="float">
            <text:p>146.204800000007</text:p>
          </table:table-cell>
          <table:table-cell office:value-type="float" office:value="48.1762000000003" calcext:value-type="float">
            <text:p>48.1762000000003</text:p>
          </table:table-cell>
          <table:table-cell office:value-type="float" office:value="60.1011999999983" calcext:value-type="float">
            <text:p>60.1011999999983</text:p>
          </table:table-cell>
          <table:table-cell office:value-type="float" office:value="68.7169999999995" calcext:value-type="float">
            <text:p>68.7169999999995</text:p>
          </table:table-cell>
          <table:table-cell office:value-type="float" office:value="30.2498999999976" calcext:value-type="float">
            <text:p>30.24989999999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0.4749000000038" calcext:value-type="float">
            <text:p>90.4749000000038</text:p>
          </table:table-cell>
          <table:table-cell office:value-type="float" office:value="148.160399999995" calcext:value-type="float">
            <text:p>148.160399999995</text:p>
          </table:table-cell>
          <table:table-cell office:value-type="float" office:value="47.7942999999996" calcext:value-type="float">
            <text:p>47.7942999999996</text:p>
          </table:table-cell>
          <table:table-cell office:value-type="float" office:value="61.5473000000009" calcext:value-type="float">
            <text:p>61.5473000000009</text:p>
          </table:table-cell>
          <table:table-cell office:value-type="float" office:value="71.7398000000031" calcext:value-type="float">
            <text:p>71.7398000000031</text:p>
          </table:table-cell>
          <table:table-cell office:value-type="float" office:value="31.0633000000031" calcext:value-type="float">
            <text:p>31.06330000000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9.400899999996" calcext:value-type="float">
            <text:p>79.400899999996</text:p>
          </table:table-cell>
          <table:table-cell office:value-type="float" office:value="155.773199999999" calcext:value-type="float">
            <text:p>155.773199999999</text:p>
          </table:table-cell>
          <table:table-cell office:value-type="float" office:value="44.6665999999993" calcext:value-type="float">
            <text:p>44.6665999999993</text:p>
          </table:table-cell>
          <table:table-cell office:value-type="float" office:value="49.7188999999949" calcext:value-type="float">
            <text:p>49.7188999999949</text:p>
          </table:table-cell>
          <table:table-cell office:value-type="float" office:value="91.3556" calcext:value-type="float">
            <text:p>91.3556</text:p>
          </table:table-cell>
          <table:table-cell office:value-type="float" office:value="31.8824999999983" calcext:value-type="float">
            <text:p>31.882499999998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2.735900000003" calcext:value-type="float">
            <text:p>82.735900000003</text:p>
          </table:table-cell>
          <table:table-cell office:value-type="float" office:value="157.582700000006" calcext:value-type="float">
            <text:p>157.582700000006</text:p>
          </table:table-cell>
          <table:table-cell office:value-type="float" office:value="46.4321000000041" calcext:value-type="float">
            <text:p>46.4321000000041</text:p>
          </table:table-cell>
          <table:table-cell office:value-type="float" office:value="61.4908000000014" calcext:value-type="float">
            <text:p>61.4908000000014</text:p>
          </table:table-cell>
          <table:table-cell office:value-type="float" office:value="75.5528999999982" calcext:value-type="float">
            <text:p>75.5528999999982</text:p>
          </table:table-cell>
          <table:table-cell office:value-type="float" office:value="30.9999000000012" calcext:value-type="float">
            <text:p>30.99990000000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2.9901000000015" calcext:value-type="float">
            <text:p>92.9901000000015</text:p>
          </table:table-cell>
          <table:table-cell office:value-type="float" office:value="154.530199999996" calcext:value-type="float">
            <text:p>154.530199999996</text:p>
          </table:table-cell>
          <table:table-cell office:value-type="float" office:value="46.5488999999977" calcext:value-type="float">
            <text:p>46.5488999999977</text:p>
          </table:table-cell>
          <table:table-cell office:value-type="float" office:value="62.9667999999981" calcext:value-type="float">
            <text:p>62.9667999999981</text:p>
          </table:table-cell>
          <table:table-cell office:value-type="float" office:value="62.6850000000019" calcext:value-type="float">
            <text:p>62.6850000000019</text:p>
          </table:table-cell>
          <table:table-cell office:value-type="float" office:value="31.7772999999981" calcext:value-type="float">
            <text:p>31.777299999998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8.7641999999948" calcext:value-type="float">
            <text:p>78.7641999999948</text:p>
          </table:table-cell>
          <table:table-cell office:value-type="float" office:value="142.250200000007" calcext:value-type="float">
            <text:p>142.250200000007</text:p>
          </table:table-cell>
          <table:table-cell office:value-type="float" office:value="45.951500000001" calcext:value-type="float">
            <text:p>45.951500000001</text:p>
          </table:table-cell>
          <table:table-cell office:value-type="float" office:value="48.6755000000017" calcext:value-type="float">
            <text:p>48.6755000000017</text:p>
          </table:table-cell>
          <table:table-cell office:value-type="float" office:value="60.6442999999999" calcext:value-type="float">
            <text:p>60.6442999999999</text:p>
          </table:table-cell>
          <table:table-cell office:value-type="float" office:value="31.9265000000009" calcext:value-type="float">
            <text:p>31.92650000000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4.6797000000024" calcext:value-type="float">
            <text:p>84.6797000000024</text:p>
          </table:table-cell>
          <table:table-cell office:value-type="float" office:value="144.172799999993" calcext:value-type="float">
            <text:p>144.172799999993</text:p>
          </table:table-cell>
          <table:table-cell office:value-type="float" office:value="46.5337999999989" calcext:value-type="float">
            <text:p>46.5337999999989</text:p>
          </table:table-cell>
          <table:table-cell office:value-type="float" office:value="59.9603000000002" calcext:value-type="float">
            <text:p>59.9603000000002</text:p>
          </table:table-cell>
          <table:table-cell office:value-type="float" office:value="65.6206999999967" calcext:value-type="float">
            <text:p>65.6206999999967</text:p>
          </table:table-cell>
          <table:table-cell office:value-type="float" office:value="30.137100000001" calcext:value-type="float">
            <text:p>30.13710000000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0.1828000000009" calcext:value-type="float">
            <text:p>90.1828000000009</text:p>
          </table:table-cell>
          <table:table-cell office:value-type="float" office:value="141.025900000002" calcext:value-type="float">
            <text:p>141.025900000002</text:p>
          </table:table-cell>
          <table:table-cell office:value-type="float" office:value="47.9662999999988" calcext:value-type="float">
            <text:p>47.9662999999988</text:p>
          </table:table-cell>
          <table:table-cell office:value-type="float" office:value="63.5374000000013" calcext:value-type="float">
            <text:p>63.5374000000013</text:p>
          </table:table-cell>
          <table:table-cell office:value-type="float" office:value="58.0552999999995" calcext:value-type="float">
            <text:p>58.0552999999995</text:p>
          </table:table-cell>
          <table:table-cell office:value-type="float" office:value="31.3893999999983" calcext:value-type="float">
            <text:p>31.38939999999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1.4807000000002" calcext:value-type="float">
            <text:p>81.4807000000002</text:p>
          </table:table-cell>
          <table:table-cell office:value-type="float" office:value="150.265099999999" calcext:value-type="float">
            <text:p>150.265099999999</text:p>
          </table:table-cell>
          <table:table-cell office:value-type="float" office:value="46.0352000000057" calcext:value-type="float">
            <text:p>46.0352000000057</text:p>
          </table:table-cell>
          <table:table-cell office:value-type="float" office:value="62.3067000000006" calcext:value-type="float">
            <text:p>62.3067000000006</text:p>
          </table:table-cell>
          <table:table-cell office:value-type="float" office:value="64.3962000000045" calcext:value-type="float">
            <text:p>64.3962000000045</text:p>
          </table:table-cell>
          <table:table-cell office:value-type="float" office:value="31.6960000000002" calcext:value-type="float">
            <text:p>31.696000000000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9.5346999999995" calcext:value-type="float">
            <text:p>99.5346999999995</text:p>
          </table:table-cell>
          <table:table-cell office:value-type="float" office:value="152.025500000008" calcext:value-type="float">
            <text:p>152.025500000008</text:p>
          </table:table-cell>
          <table:table-cell office:value-type="float" office:value="48.8341999999946" calcext:value-type="float">
            <text:p>48.8341999999946</text:p>
          </table:table-cell>
          <table:table-cell office:value-type="float" office:value="62.7648999999977" calcext:value-type="float">
            <text:p>62.7648999999977</text:p>
          </table:table-cell>
          <table:table-cell office:value-type="float" office:value="61.2560000000002" calcext:value-type="float">
            <text:p>61.2560000000002</text:p>
          </table:table-cell>
          <table:table-cell office:value-type="float" office:value="31.3757000000017" calcext:value-type="float">
            <text:p>31.37570000000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.7222999999984" calcext:value-type="float">
            <text:p>92.7222999999984</text:p>
          </table:table-cell>
          <table:table-cell office:value-type="float" office:value="138.4872" calcext:value-type="float">
            <text:p>138.4872</text:p>
          </table:table-cell>
          <table:table-cell office:value-type="float" office:value="47.2646999999995" calcext:value-type="float">
            <text:p>47.2646999999995</text:p>
          </table:table-cell>
          <table:table-cell office:value-type="float" office:value="61.6270000000014" calcext:value-type="float">
            <text:p>61.6270000000014</text:p>
          </table:table-cell>
          <table:table-cell office:value-type="float" office:value="63.964299999995" calcext:value-type="float">
            <text:p>63.964299999995</text:p>
          </table:table-cell>
          <table:table-cell office:value-type="float" office:value="34.5358999999981" calcext:value-type="float">
            <text:p>34.53589999999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8.8768000000013" calcext:value-type="float">
            <text:p>88.8768000000013</text:p>
          </table:table-cell>
          <table:table-cell office:value-type="float" office:value="159.049799999991" calcext:value-type="float">
            <text:p>159.049799999991</text:p>
          </table:table-cell>
          <table:table-cell office:value-type="float" office:value="46.5446000000043" calcext:value-type="float">
            <text:p>46.5446000000043</text:p>
          </table:table-cell>
          <table:table-cell office:value-type="float" office:value="63.4405999999999" calcext:value-type="float">
            <text:p>63.4405999999999</text:p>
          </table:table-cell>
          <table:table-cell office:value-type="float" office:value="62.4334000000033" calcext:value-type="float">
            <text:p>62.4334000000033</text:p>
          </table:table-cell>
          <table:table-cell office:value-type="float" office:value="29.2476999999991" calcext:value-type="float">
            <text:p>29.247699999999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9.0021000000039" calcext:value-type="float">
            <text:p>79.0021000000039</text:p>
          </table:table-cell>
          <table:table-cell office:value-type="float" office:value="150.21320000001" calcext:value-type="float">
            <text:p>150.21320000001</text:p>
          </table:table-cell>
          <table:table-cell office:value-type="float" office:value="47.0947999999964" calcext:value-type="float">
            <text:p>47.0947999999964</text:p>
          </table:table-cell>
          <table:table-cell office:value-type="float" office:value="48.5402999999991" calcext:value-type="float">
            <text:p>48.5402999999991</text:p>
          </table:table-cell>
          <table:table-cell office:value-type="float" office:value="60.0696999999997" calcext:value-type="float">
            <text:p>60.0696999999997</text:p>
          </table:table-cell>
          <table:table-cell office:value-type="float" office:value="31.3745000000019" calcext:value-type="float">
            <text:p>31.37450000000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1.8881999999945" calcext:value-type="float">
            <text:p>81.8881999999945</text:p>
          </table:table-cell>
          <table:table-cell office:value-type="float" office:value="150.730400000001" calcext:value-type="float">
            <text:p>150.730400000001</text:p>
          </table:table-cell>
          <table:table-cell office:value-type="float" office:value="46.2473999999986" calcext:value-type="float">
            <text:p>46.2473999999986</text:p>
          </table:table-cell>
          <table:table-cell office:value-type="float" office:value="62.809300000005" calcext:value-type="float">
            <text:p>62.809300000005</text:p>
          </table:table-cell>
          <table:table-cell office:value-type="float" office:value="63.8640999999964" calcext:value-type="float">
            <text:p>63.8640999999964</text:p>
          </table:table-cell>
          <table:table-cell office:value-type="float" office:value="31.8542999999991" calcext:value-type="float">
            <text:p>31.85429999999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9.6508000000031" calcext:value-type="float">
            <text:p>79.6508000000031</text:p>
          </table:table-cell>
          <table:table-cell office:value-type="float" office:value="150.493399999988" calcext:value-type="float">
            <text:p>150.493399999988</text:p>
          </table:table-cell>
          <table:table-cell office:value-type="float" office:value="47.3025000000007" calcext:value-type="float">
            <text:p>47.3025000000007</text:p>
          </table:table-cell>
          <table:table-cell office:value-type="float" office:value="48.7594999999956" calcext:value-type="float">
            <text:p>48.7594999999956</text:p>
          </table:table-cell>
          <table:table-cell office:value-type="float" office:value="60.3483000000011" calcext:value-type="float">
            <text:p>60.3483000000011</text:p>
          </table:table-cell>
          <table:table-cell office:value-type="float" office:value="30.940300000001" calcext:value-type="float">
            <text:p>30.94030000000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6.0692999999964" calcext:value-type="float">
            <text:p>96.0692999999964</text:p>
          </table:table-cell>
          <table:table-cell office:value-type="float" office:value="152.342400000009" calcext:value-type="float">
            <text:p>152.342400000009</text:p>
          </table:table-cell>
          <table:table-cell office:value-type="float" office:value="44.8282000000049" calcext:value-type="float">
            <text:p>44.8282000000049</text:p>
          </table:table-cell>
          <table:table-cell office:value-type="float" office:value="61.0794000000041" calcext:value-type="float">
            <text:p>61.0794000000041</text:p>
          </table:table-cell>
          <table:table-cell office:value-type="float" office:value="64.0238000000011" calcext:value-type="float">
            <text:p>64.0238000000011</text:p>
          </table:table-cell>
          <table:table-cell office:value-type="float" office:value="31.482699999998" calcext:value-type="float">
            <text:p>31.48269999999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3.3868000000047" calcext:value-type="float">
            <text:p>93.3868000000047</text:p>
          </table:table-cell>
          <table:table-cell office:value-type="float" office:value="150.662499999996" calcext:value-type="float">
            <text:p>150.662499999996</text:p>
          </table:table-cell>
          <table:table-cell office:value-type="float" office:value="47.8852999999972" calcext:value-type="float">
            <text:p>47.8852999999972</text:p>
          </table:table-cell>
          <table:table-cell office:value-type="float" office:value="61.9965999999934" calcext:value-type="float">
            <text:p>61.9965999999934</text:p>
          </table:table-cell>
          <table:table-cell office:value-type="float" office:value="63.5940000000019" calcext:value-type="float">
            <text:p>63.5940000000019</text:p>
          </table:table-cell>
          <table:table-cell office:value-type="float" office:value="30.450400000003" calcext:value-type="float">
            <text:p>30.45040000000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2.3080999999968" calcext:value-type="float">
            <text:p>92.3080999999968</text:p>
          </table:table-cell>
          <table:table-cell office:value-type="float" office:value="144.447900000003" calcext:value-type="float">
            <text:p>144.447900000003</text:p>
          </table:table-cell>
          <table:table-cell office:value-type="float" office:value="45.9201000000036" calcext:value-type="float">
            <text:p>45.9201000000036</text:p>
          </table:table-cell>
          <table:table-cell office:value-type="float" office:value="49.5200000000011" calcext:value-type="float">
            <text:p>49.5200000000011</text:p>
          </table:table-cell>
          <table:table-cell office:value-type="float" office:value="67.5825000000003" calcext:value-type="float">
            <text:p>67.5825000000003</text:p>
          </table:table-cell>
          <table:table-cell office:value-type="float" office:value="31.0840999999975" calcext:value-type="float">
            <text:p>31.08409999999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4.6902000000023" calcext:value-type="float">
            <text:p>94.6902000000023</text:p>
          </table:table-cell>
          <table:table-cell office:value-type="float" office:value="146.986600000005" calcext:value-type="float">
            <text:p>146.986600000005</text:p>
          </table:table-cell>
          <table:table-cell office:value-type="float" office:value="45.8359000000002" calcext:value-type="float">
            <text:p>45.8359000000002</text:p>
          </table:table-cell>
          <table:table-cell office:value-type="float" office:value="61.9273000000007" calcext:value-type="float">
            <text:p>61.9273000000007</text:p>
          </table:table-cell>
          <table:table-cell office:value-type="float" office:value="55.7656999999949" calcext:value-type="float">
            <text:p>55.7656999999949</text:p>
          </table:table-cell>
          <table:table-cell office:value-type="float" office:value="31.8912000000005" calcext:value-type="float">
            <text:p>31.891200000000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0.6546000000006" calcext:value-type="float">
            <text:p>90.6546000000006</text:p>
          </table:table-cell>
          <table:table-cell office:value-type="float" office:value="153.738899999993" calcext:value-type="float">
            <text:p>153.738899999993</text:p>
          </table:table-cell>
          <table:table-cell office:value-type="float" office:value="48.1022999999965" calcext:value-type="float">
            <text:p>48.1022999999965</text:p>
          </table:table-cell>
          <table:table-cell office:value-type="float" office:value="61.7382000000006" calcext:value-type="float">
            <text:p>61.7382000000006</text:p>
          </table:table-cell>
          <table:table-cell office:value-type="float" office:value="56.9587000000098" calcext:value-type="float">
            <text:p>56.9587000000098</text:p>
          </table:table-cell>
          <table:table-cell office:value-type="float" office:value="30.6765999999996" calcext:value-type="float">
            <text:p>30.67659999999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.2251999999967" calcext:value-type="float">
            <text:p>91.2251999999967</text:p>
          </table:table-cell>
          <table:table-cell office:value-type="float" office:value="148.028100000005" calcext:value-type="float">
            <text:p>148.028100000005</text:p>
          </table:table-cell>
          <table:table-cell office:value-type="float" office:value="47.0846999999992" calcext:value-type="float">
            <text:p>47.0846999999992</text:p>
          </table:table-cell>
          <table:table-cell office:value-type="float" office:value="48.997700000001" calcext:value-type="float">
            <text:p>48.997700000001</text:p>
          </table:table-cell>
          <table:table-cell office:value-type="float" office:value="61.6443999999916" calcext:value-type="float">
            <text:p>61.6443999999916</text:p>
          </table:table-cell>
          <table:table-cell office:value-type="float" office:value="30.9823000000016" calcext:value-type="float">
            <text:p>30.982300000001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3.253599999999" calcext:value-type="float">
            <text:p>83.253599999999</text:p>
          </table:table-cell>
          <table:table-cell office:value-type="float" office:value="146.036499999994" calcext:value-type="float">
            <text:p>146.036499999994</text:p>
          </table:table-cell>
          <table:table-cell office:value-type="float" office:value="47.5629000000026" calcext:value-type="float">
            <text:p>47.5629000000026</text:p>
          </table:table-cell>
          <table:table-cell office:value-type="float" office:value="48.212300000003" calcext:value-type="float">
            <text:p>48.212300000003</text:p>
          </table:table-cell>
          <table:table-cell office:value-type="float" office:value="61.8556999999953" calcext:value-type="float">
            <text:p>61.8556999999953</text:p>
          </table:table-cell>
          <table:table-cell office:value-type="float" office:value="31.0647999999993" calcext:value-type="float">
            <text:p>31.064799999999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9.2278999999994" calcext:value-type="float">
            <text:p>79.2278999999994</text:p>
          </table:table-cell>
          <table:table-cell office:value-type="float" office:value="157.892099999998" calcext:value-type="float">
            <text:p>157.892099999998</text:p>
          </table:table-cell>
          <table:table-cell office:value-type="float" office:value="45.9463999999983" calcext:value-type="float">
            <text:p>45.9463999999983</text:p>
          </table:table-cell>
          <table:table-cell office:value-type="float" office:value="62.8255999999965" calcext:value-type="float">
            <text:p>62.8255999999965</text:p>
          </table:table-cell>
          <table:table-cell office:value-type="float" office:value="66.9532000000004" calcext:value-type="float">
            <text:p>66.9532000000004</text:p>
          </table:table-cell>
          <table:table-cell office:value-type="float" office:value="32.1172999999995" calcext:value-type="float">
            <text:p>32.11729999999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0.307100000004" calcext:value-type="float">
            <text:p>90.307100000004</text:p>
          </table:table-cell>
          <table:table-cell office:value-type="float" office:value="150.022700000008" calcext:value-type="float">
            <text:p>150.022700000008</text:p>
          </table:table-cell>
          <table:table-cell office:value-type="float" office:value="46.5919000000028" calcext:value-type="float">
            <text:p>46.5919000000028</text:p>
          </table:table-cell>
          <table:table-cell office:value-type="float" office:value="64.9519999999981" calcext:value-type="float">
            <text:p>64.9519999999981</text:p>
          </table:table-cell>
          <table:table-cell office:value-type="float" office:value="63.2884000000047" calcext:value-type="float">
            <text:p>63.2884000000047</text:p>
          </table:table-cell>
          <table:table-cell office:value-type="float" office:value="29.7708000000014" calcext:value-type="float">
            <text:p>29.770800000001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2.5717000000026" calcext:value-type="float">
            <text:p>82.5717000000026</text:p>
          </table:table-cell>
          <table:table-cell office:value-type="float" office:value="149.403100000001" calcext:value-type="float">
            <text:p>149.403100000001</text:p>
          </table:table-cell>
          <table:table-cell office:value-type="float" office:value="46.9012000000006" calcext:value-type="float">
            <text:p>46.9012000000006</text:p>
          </table:table-cell>
          <table:table-cell office:value-type="float" office:value="61.2654000000035" calcext:value-type="float">
            <text:p>61.2654000000035</text:p>
          </table:table-cell>
          <table:table-cell office:value-type="float" office:value="62.4372999999991" calcext:value-type="float">
            <text:p>62.4372999999991</text:p>
          </table:table-cell>
          <table:table-cell office:value-type="float" office:value="31.2482999999979" calcext:value-type="float">
            <text:p>31.248299999997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9.1356999999948" calcext:value-type="float">
            <text:p>79.1356999999948</text:p>
          </table:table-cell>
          <table:table-cell office:value-type="float" office:value="165.451300000001" calcext:value-type="float">
            <text:p>165.451300000001</text:p>
          </table:table-cell>
          <table:table-cell office:value-type="float" office:value="45.9271999999942" calcext:value-type="float">
            <text:p>45.9271999999942</text:p>
          </table:table-cell>
          <table:table-cell office:value-type="float" office:value="63.9856999999964" calcext:value-type="float">
            <text:p>63.9856999999964</text:p>
          </table:table-cell>
          <table:table-cell office:value-type="float" office:value="65.0993" calcext:value-type="float">
            <text:p>65.0993</text:p>
          </table:table-cell>
          <table:table-cell office:value-type="float" office:value="31.3432999999996" calcext:value-type="float">
            <text:p>31.34329999999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5.7594000000026" calcext:value-type="float">
            <text:p>75.7594000000026</text:p>
          </table:table-cell>
          <table:table-cell office:value-type="float" office:value="160.579599999991" calcext:value-type="float">
            <text:p>160.579599999991</text:p>
          </table:table-cell>
          <table:table-cell office:value-type="float" office:value="47.8245000000044" calcext:value-type="float">
            <text:p>47.8245000000044</text:p>
          </table:table-cell>
          <table:table-cell office:value-type="float" office:value="60.8306000000027" calcext:value-type="float">
            <text:p>60.8306000000027</text:p>
          </table:table-cell>
          <table:table-cell office:value-type="float" office:value="59.2886999999962" calcext:value-type="float">
            <text:p>59.2886999999962</text:p>
          </table:table-cell>
          <table:table-cell office:value-type="float" office:value="31.4851000000012" calcext:value-type="float">
            <text:p>31.48510000000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1.5247999999968" calcext:value-type="float">
            <text:p>81.5247999999968</text:p>
          </table:table-cell>
          <table:table-cell office:value-type="float" office:value="151.121099999997" calcext:value-type="float">
            <text:p>151.121099999997</text:p>
          </table:table-cell>
          <table:table-cell office:value-type="float" office:value="46.399000000001" calcext:value-type="float">
            <text:p>46.399000000001</text:p>
          </table:table-cell>
          <table:table-cell office:value-type="float" office:value="64.3565999999964" calcext:value-type="float">
            <text:p>64.3565999999964</text:p>
          </table:table-cell>
          <table:table-cell office:value-type="float" office:value="61.4163000000048" calcext:value-type="float">
            <text:p>61.4163000000048</text:p>
          </table:table-cell>
          <table:table-cell office:value-type="float" office:value="32.1628000000018" calcext:value-type="float">
            <text:p>32.1628000000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0.2422000000007" calcext:value-type="float">
            <text:p>80.2422000000007</text:p>
          </table:table-cell>
          <table:table-cell office:value-type="float" office:value="150.281500000006" calcext:value-type="float">
            <text:p>150.281500000006</text:p>
          </table:table-cell>
          <table:table-cell office:value-type="float" office:value="49.3312999999986" calcext:value-type="float">
            <text:p>49.3312999999986</text:p>
          </table:table-cell>
          <table:table-cell office:value-type="float" office:value="60.4483000000045" calcext:value-type="float">
            <text:p>60.4483000000045</text:p>
          </table:table-cell>
          <table:table-cell office:value-type="float" office:value="64.153300000001" calcext:value-type="float">
            <text:p>64.153300000001</text:p>
          </table:table-cell>
          <table:table-cell office:value-type="float" office:value="31.5463999999999" calcext:value-type="float">
            <text:p>31.54639999999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8.1155000000027" calcext:value-type="float">
            <text:p>78.1155000000027</text:p>
          </table:table-cell>
          <table:table-cell office:value-type="float" office:value="154.440800000003" calcext:value-type="float">
            <text:p>154.440800000003</text:p>
          </table:table-cell>
          <table:table-cell office:value-type="float" office:value="43.7802000000005" calcext:value-type="float">
            <text:p>43.7802000000005</text:p>
          </table:table-cell>
          <table:table-cell office:value-type="float" office:value="60.8310000000003" calcext:value-type="float">
            <text:p>60.8310000000003</text:p>
          </table:table-cell>
          <table:table-cell office:value-type="float" office:value="63.8210999999984" calcext:value-type="float">
            <text:p>63.8210999999984</text:p>
          </table:table-cell>
          <table:table-cell office:value-type="float" office:value="31.5592000000002" calcext:value-type="float">
            <text:p>31.55920000000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0.2551000000022" calcext:value-type="float">
            <text:p>80.2551000000022</text:p>
          </table:table-cell>
          <table:table-cell office:value-type="float" office:value="154.897699999992" calcext:value-type="float">
            <text:p>154.897699999992</text:p>
          </table:table-cell>
          <table:table-cell office:value-type="float" office:value="47.605499999996" calcext:value-type="float">
            <text:p>47.605499999996</text:p>
          </table:table-cell>
          <table:table-cell office:value-type="float" office:value="63.4008999999978" calcext:value-type="float">
            <text:p>63.4008999999978</text:p>
          </table:table-cell>
          <table:table-cell office:value-type="float" office:value="62.8317000000038" calcext:value-type="float">
            <text:p>62.8317000000038</text:p>
          </table:table-cell>
          <table:table-cell office:value-type="float" office:value="31.7610999999971" calcext:value-type="float">
            <text:p>31.761099999997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2.2602999999995" calcext:value-type="float">
            <text:p>92.2602999999995</text:p>
          </table:table-cell>
          <table:table-cell office:value-type="float" office:value="151.28030000001" calcext:value-type="float">
            <text:p>151.28030000001</text:p>
          </table:table-cell>
          <table:table-cell office:value-type="float" office:value="47.7674999999991" calcext:value-type="float">
            <text:p>47.7674999999991</text:p>
          </table:table-cell>
          <table:table-cell office:value-type="float" office:value="63.9348999999996" calcext:value-type="float">
            <text:p>63.9348999999996</text:p>
          </table:table-cell>
          <table:table-cell office:value-type="float" office:value="61.5980999999977" calcext:value-type="float">
            <text:p>61.5980999999977</text:p>
          </table:table-cell>
          <table:table-cell office:value-type="float" office:value="29.698100000001" calcext:value-type="float">
            <text:p>29.69810000000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6.0615999999988" calcext:value-type="float">
            <text:p>96.0615999999988</text:p>
          </table:table-cell>
          <table:table-cell office:value-type="float" office:value="142.509799999999" calcext:value-type="float">
            <text:p>142.509799999999</text:p>
          </table:table-cell>
          <table:table-cell office:value-type="float" office:value="47.5646000000012" calcext:value-type="float">
            <text:p>47.5646000000012</text:p>
          </table:table-cell>
          <table:table-cell office:value-type="float" office:value="61.2309999999994" calcext:value-type="float">
            <text:p>61.2309999999994</text:p>
          </table:table-cell>
          <table:table-cell office:value-type="float" office:value="63.8486" calcext:value-type="float">
            <text:p>63.8486</text:p>
          </table:table-cell>
          <table:table-cell office:value-type="float" office:value="29.0195000000004" calcext:value-type="float">
            <text:p>29.019500000000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8.3022000000011" calcext:value-type="float">
            <text:p>88.3022000000011</text:p>
          </table:table-cell>
          <table:table-cell office:value-type="float" office:value="145.261199999993" calcext:value-type="float">
            <text:p>145.261199999993</text:p>
          </table:table-cell>
          <table:table-cell office:value-type="float" office:value="44.7917999999987" calcext:value-type="float">
            <text:p>44.7917999999987</text:p>
          </table:table-cell>
          <table:table-cell office:value-type="float" office:value="58.8555" calcext:value-type="float">
            <text:p>58.8555</text:p>
          </table:table-cell>
          <table:table-cell office:value-type="float" office:value="61.2500999999952" calcext:value-type="float">
            <text:p>61.2500999999952</text:p>
          </table:table-cell>
          <table:table-cell office:value-type="float" office:value="31.6422000000003" calcext:value-type="float">
            <text:p>31.642200000000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4.0779999999981" calcext:value-type="float">
            <text:p>84.0779999999981</text:p>
          </table:table-cell>
          <table:table-cell office:value-type="float" office:value="180.158399999996" calcext:value-type="float">
            <text:p>180.158399999996</text:p>
          </table:table-cell>
          <table:table-cell office:value-type="float" office:value="47.0223000000019" calcext:value-type="float">
            <text:p>47.0223000000019</text:p>
          </table:table-cell>
          <table:table-cell office:value-type="float" office:value="53.5017999999994" calcext:value-type="float">
            <text:p>53.5017999999994</text:p>
          </table:table-cell>
          <table:table-cell office:value-type="float" office:value="63.3819000000102" calcext:value-type="float">
            <text:p>63.3819000000102</text:p>
          </table:table-cell>
          <table:table-cell office:value-type="float" office:value="31.5203000000004" calcext:value-type="float">
            <text:p>31.52030000000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9.0073000000007" calcext:value-type="float">
            <text:p>79.0073000000007</text:p>
          </table:table-cell>
          <table:table-cell office:value-type="float" office:value="201.462599999999" calcext:value-type="float">
            <text:p>201.462599999999</text:p>
          </table:table-cell>
          <table:table-cell office:value-type="float" office:value="47.3111000000017" calcext:value-type="float">
            <text:p>47.3111000000017</text:p>
          </table:table-cell>
          <table:table-cell office:value-type="float" office:value="64.1225000000034" calcext:value-type="float">
            <text:p>64.1225000000034</text:p>
          </table:table-cell>
          <table:table-cell office:value-type="float" office:value="61.2720999999965" calcext:value-type="float">
            <text:p>61.2720999999965</text:p>
          </table:table-cell>
          <table:table-cell office:value-type="float" office:value="31.9108999999997" calcext:value-type="float">
            <text:p>31.91089999999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0.0134999999978" calcext:value-type="float">
            <text:p>90.0134999999978</text:p>
          </table:table-cell>
          <table:table-cell office:value-type="float" office:value="162.86980000001" calcext:value-type="float">
            <text:p>162.86980000001</text:p>
          </table:table-cell>
          <table:table-cell office:value-type="float" office:value="46.5915999999993" calcext:value-type="float">
            <text:p>46.5915999999993</text:p>
          </table:table-cell>
          <table:table-cell office:value-type="float" office:value="57.5058000000013" calcext:value-type="float">
            <text:p>57.5058000000013</text:p>
          </table:table-cell>
          <table:table-cell office:value-type="float" office:value="63.2526999999925" calcext:value-type="float">
            <text:p>63.2526999999925</text:p>
          </table:table-cell>
          <table:table-cell office:value-type="float" office:value="31.5003000000011" calcext:value-type="float">
            <text:p>31.50030000000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9.340700000003" calcext:value-type="float">
            <text:p>79.340700000003</text:p>
          </table:table-cell>
          <table:table-cell office:value-type="float" office:value="162.919299999999" calcext:value-type="float">
            <text:p>162.919299999999</text:p>
          </table:table-cell>
          <table:table-cell office:value-type="float" office:value="47.0194000000035" calcext:value-type="float">
            <text:p>47.0194000000035</text:p>
          </table:table-cell>
          <table:table-cell office:value-type="float" office:value="65.8612000000005" calcext:value-type="float">
            <text:p>65.8612000000005</text:p>
          </table:table-cell>
          <table:table-cell office:value-type="float" office:value="64.5900000000097" calcext:value-type="float">
            <text:p>64.5900000000097</text:p>
          </table:table-cell>
          <table:table-cell office:value-type="float" office:value="30.3764999999991" calcext:value-type="float">
            <text:p>30.37649999999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4.2968999999982" calcext:value-type="float">
            <text:p>84.2968999999982</text:p>
          </table:table-cell>
          <table:table-cell office:value-type="float" office:value="161.895599999994" calcext:value-type="float">
            <text:p>161.895599999994</text:p>
          </table:table-cell>
          <table:table-cell office:value-type="float" office:value="47.0200999999975" calcext:value-type="float">
            <text:p>47.0200999999975</text:p>
          </table:table-cell>
          <table:table-cell office:value-type="float" office:value="59.0067999999988" calcext:value-type="float">
            <text:p>59.0067999999988</text:p>
          </table:table-cell>
          <table:table-cell office:value-type="float" office:value="65.1387999999997" calcext:value-type="float">
            <text:p>65.1387999999997</text:p>
          </table:table-cell>
          <table:table-cell office:value-type="float" office:value="30.3828999999993" calcext:value-type="float">
            <text:p>30.38289999999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4T11:46:26.643000000</meta:creation-date>
    <dc:date>2025-05-14T11:58:29.918000000</dc:date>
    <meta:editing-duration>PT2M34S</meta:editing-duration>
    <meta:editing-cycles>1</meta:editing-cycles>
    <meta:document-statistic meta:table-count="1" meta:cell-count="2107" meta:object-count="0"/>
    <meta:generator>LibreOffice/7.6.2.1$Windows_X86_64 LibreOffice_project/56f7684011345957bbf33a7ee678afaf4d2ba333</meta:generator>
  </office:meta>
</office:document-meta>
</file>